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Contents_20_Heading">
      <style:paragraph-properties fo:text-align="center" style:justify-single-word="false"/>
      <style:text-properties style:font-name="Arial" fo:font-size="12pt" fo:language="pt" fo:country="BR" fo:font-weight="normal" officeooo:rsid="001d0934" officeooo:paragraph-rsid="004671a9" style:font-size-asian="12pt" style:font-weight-asian="normal" style:font-size-complex="12pt" style:font-weight-complex="normal"/>
    </style:style>
    <style:style style:name="P4" style:family="paragraph" style:parent-style-name="Contents_20_Heading">
      <style:text-properties officeooo:paragraph-rsid="004671a9"/>
    </style:style>
    <style:style style:name="P5" style:family="paragraph" style:parent-style-name="Text_20_body">
      <style:text-properties style:font-name="Arial2" fo:font-size="12pt" fo:font-weight="normal" officeooo:rsid="001d0934" officeooo:paragraph-rsid="004671a9" style:font-name-asian="Microsoft YaHei" style:font-size-asian="28pt" style:font-weight-asian="normal" style:font-name-complex="Arial4" style:font-size-complex="28pt" style:font-weight-complex="normal"/>
    </style:style>
    <style:style style:name="P6" style:family="paragraph" style:parent-style-name="Text_20_body">
      <style:text-properties style:font-name="Arial2" fo:font-size="12pt" fo:font-weight="bold" officeooo:rsid="0083fd29" officeooo:paragraph-rsid="0083fd29" style:font-name-asian="Microsoft YaHei" style:font-size-asian="28pt" style:font-weight-asian="bold" style:font-name-complex="Arial4" style:font-size-complex="28pt" style:font-weight-complex="bold"/>
    </style:style>
    <style:style style:name="P7" style:family="paragraph" style:parent-style-name="Text_20_body">
      <style:paragraph-properties fo:text-align="end" style:justify-single-word="false"/>
      <style:text-properties style:font-name="Arial1" fo:language="pt" fo:country="BR" fo:font-style="normal" officeooo:rsid="007c2fa2" officeooo:paragraph-rsid="007c2fa2" style:font-style-asian="normal" style:font-style-complex="normal"/>
    </style:style>
    <style:style style:name="P8" style:family="paragraph" style:parent-style-name="Text_20_body">
      <style:text-properties officeooo:paragraph-rsid="004195c8"/>
    </style:style>
    <style:style style:name="P9" style:family="paragraph" style:parent-style-name="Text_20_body">
      <style:paragraph-properties fo:text-align="center" style:justify-single-word="false"/>
      <style:text-properties officeooo:paragraph-rsid="004671a9"/>
    </style:style>
    <style:style style:name="P10" style:family="paragraph" style:parent-style-name="Text_20_body">
      <style:paragraph-properties fo:text-align="center" style:justify-single-word="false"/>
      <style:text-properties officeooo:paragraph-rsid="0060ecd1"/>
    </style:style>
    <style:style style:name="P11" style:family="paragraph" style:parent-style-name="Text_20_body">
      <style:paragraph-properties fo:text-align="center" style:justify-single-word="false"/>
      <style:text-properties officeooo:paragraph-rsid="00560dd3"/>
    </style:style>
    <style:style style:name="P12" style:family="paragraph" style:parent-style-name="Text_20_body">
      <style:paragraph-properties fo:text-align="center" style:justify-single-word="false"/>
      <style:text-properties officeooo:rsid="00547167" officeooo:paragraph-rsid="004abe8c"/>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officeooo:paragraph-rsid="0064f3d1"/>
    </style:style>
    <style:style style:name="P15" style:family="paragraph" style:parent-style-name="Text_20_body">
      <style:paragraph-properties fo:text-align="justify" style:justify-single-word="false"/>
      <style:text-properties officeooo:paragraph-rsid="009adcf7"/>
    </style:style>
    <style:style style:name="P16" style:family="paragraph" style:parent-style-name="Text_20_body">
      <style:paragraph-properties fo:text-align="justify" style:justify-single-word="false"/>
      <style:text-properties officeooo:paragraph-rsid="00cfd1b5"/>
    </style:style>
    <style:style style:name="P17" style:family="paragraph" style:parent-style-name="Text_20_body">
      <style:paragraph-properties fo:text-align="justify" style:justify-single-word="false"/>
      <style:text-properties officeooo:paragraph-rsid="00d8d87a"/>
    </style:style>
    <style:style style:name="P18" style:family="paragraph" style:parent-style-name="Text_20_body">
      <style:paragraph-properties fo:text-align="justify" style:justify-single-word="false"/>
      <style:text-properties officeooo:paragraph-rsid="00fa16ec"/>
    </style:style>
    <style:style style:name="P19" style:family="paragraph" style:parent-style-name="Text_20_body">
      <style:paragraph-properties fo:text-align="justify" style:justify-single-word="false"/>
      <style:text-properties officeooo:paragraph-rsid="0103d8fe"/>
    </style:style>
    <style:style style:name="P20" style:family="paragraph" style:parent-style-name="Text_20_body">
      <style:paragraph-properties fo:text-align="justify" style:justify-single-word="false"/>
      <style:text-properties officeooo:paragraph-rsid="01096f6a"/>
    </style:style>
    <style:style style:name="P21" style:family="paragraph" style:parent-style-name="Text_20_body">
      <style:paragraph-properties fo:text-align="center" style:justify-single-word="false"/>
      <style:text-properties fo:font-weight="bold" style:font-weight-asian="bold" style:font-weight-complex="bold"/>
    </style:style>
    <style:style style:name="P22" style:family="paragraph" style:parent-style-name="Text_20_body">
      <style:paragraph-properties fo:text-align="center" style:justify-single-word="false"/>
      <style:text-properties fo:font-weight="bold" officeooo:paragraph-rsid="0060ecd1" style:font-weight-asian="bold" style:font-weight-complex="bold"/>
    </style:style>
    <style:style style:name="P23" style:family="paragraph" style:parent-style-name="Text_20_body">
      <style:paragraph-properties fo:text-align="justify" style:justify-single-word="false"/>
      <style:text-properties officeooo:rsid="00da6c43" officeooo:paragraph-rsid="00da6c43"/>
    </style:style>
    <style:style style:name="P24" style:family="paragraph" style:parent-style-name="Text_20_body">
      <style:text-properties style:use-window-font-color="true"/>
    </style:style>
    <style:style style:name="P25" style:family="paragraph" style:parent-style-name="Text_20_body">
      <style:paragraph-properties fo:text-align="center" style:justify-single-word="false"/>
      <style:text-properties officeooo:rsid="004b2e08" officeooo:paragraph-rsid="004671a9"/>
    </style:style>
    <style:style style:name="P26" style:family="paragraph" style:parent-style-name="Text_20_body">
      <style:text-properties officeooo:paragraph-rsid="0121963f"/>
    </style:style>
    <style:style style:name="P27" style:family="paragraph" style:parent-style-name="Text_20_body">
      <style:text-properties officeooo:rsid="01232402" officeooo:paragraph-rsid="01232402"/>
    </style:style>
    <style:style style:name="P28" style:family="paragraph" style:parent-style-name="Bibliography_20_Heading">
      <style:paragraph-properties fo:break-before="page"/>
    </style:style>
    <style:style style:name="P29" style:family="paragraph" style:parent-style-name="Text_20_body">
      <style:paragraph-properties fo:text-align="center" style:justify-single-word="false" fo:break-before="page"/>
      <style:text-properties officeooo:paragraph-rsid="004671a9"/>
    </style:style>
    <style:style style:name="P30" style:family="paragraph" style:parent-style-name="Text_20_body">
      <style:paragraph-properties fo:margin-left="0cm" fo:margin-right="0cm" fo:text-align="start" style:justify-single-word="false" fo:text-indent="0cm" style:auto-text-indent="false"/>
      <style:text-properties officeooo:rsid="005aefe5" officeooo:paragraph-rsid="0052b42b"/>
    </style:style>
    <style:style style:name="P31" style:family="paragraph" style:parent-style-name="Text_20_body">
      <style:paragraph-properties fo:margin-left="0cm" fo:margin-right="0cm" fo:text-align="justify" style:justify-single-word="false" fo:text-indent="0cm" style:auto-text-indent="false"/>
      <style:text-properties officeooo:rsid="00a70d8a" officeooo:paragraph-rsid="00a70d8a"/>
    </style:style>
    <style:style style:name="P32" style:family="paragraph" style:parent-style-name="Text_20_body">
      <style:paragraph-properties fo:margin-left="0cm" fo:margin-right="0cm" fo:text-align="justify" style:justify-single-word="false" fo:text-indent="0cm" style:auto-text-indent="false"/>
      <style:text-properties officeooo:paragraph-rsid="00d6cbff"/>
    </style:style>
    <style:style style:name="P33" style:family="paragraph" style:parent-style-name="Text_20_body">
      <style:paragraph-properties fo:margin-left="5.002cm" fo:margin-right="0cm" fo:text-align="justify" style:justify-single-word="false" fo:text-indent="0cm" style:auto-text-indent="false"/>
      <style:text-properties officeooo:rsid="00561e61" officeooo:paragraph-rsid="004abe8c"/>
    </style:style>
    <style:style style:name="P34" style:family="paragraph" style:parent-style-name="Text_20_body">
      <style:paragraph-properties fo:margin-left="5.002cm" fo:margin-right="0cm" fo:text-align="end" style:justify-single-word="false" fo:text-indent="0cm" style:auto-text-indent="false"/>
      <style:text-properties officeooo:rsid="005aefe5" officeooo:paragraph-rsid="004abe8c"/>
    </style:style>
    <style:style style:name="P35" style:family="paragraph" style:parent-style-name="Text_20_body">
      <style:paragraph-properties fo:margin-left="5.002cm" fo:margin-right="0cm" fo:text-align="end" style:justify-single-word="false" fo:text-indent="0cm" style:auto-text-indent="false"/>
      <style:text-properties officeooo:rsid="00bf4c8a" officeooo:paragraph-rsid="00bf4c8a"/>
    </style:style>
    <style:style style:name="P36" style:family="paragraph" style:parent-style-name="Text_20_body">
      <style:paragraph-properties fo:margin-left="5.002cm" fo:margin-right="0cm" fo:text-align="justify" style:justify-single-word="false" fo:text-indent="0cm" style:auto-text-indent="false"/>
      <style:text-properties officeooo:paragraph-rsid="004abe8c"/>
    </style:style>
    <style:style style:name="P37" style:family="paragraph" style:parent-style-name="Abstrato" style:master-page-name="">
      <style:paragraph-properties fo:margin-left="8.999cm" fo:margin-right="0cm" fo:margin-top="0cm" fo:margin-bottom="0.247cm" loext:contextual-spacing="false" fo:text-align="justify" style:justify-single-word="false" fo:text-indent="0cm" style:auto-text-indent="false" style:page-number="auto">
        <style:tab-stops/>
      </style:paragraph-properties>
      <style:text-properties style:font-name="Arial1" fo:font-size="10pt" fo:language="pt" fo:country="BR" officeooo:paragraph-rsid="004671a9"/>
    </style:style>
    <style:style style:name="P38" style:family="paragraph" style:parent-style-name="Contents_20_1">
      <style:paragraph-properties>
        <style:tab-stops>
          <style:tab-stop style:position="16cm" style:type="right" style:leader-style="dotted" style:leader-text="."/>
        </style:tab-stops>
      </style:paragraph-properties>
    </style:style>
    <style:style style:name="P39" style:family="paragraph" style:parent-style-name="Contents_20_2">
      <style:paragraph-properties>
        <style:tab-stops>
          <style:tab-stop style:position="15.501cm" style:type="right" style:leader-style="dotted" style:leader-text="."/>
        </style:tab-stops>
      </style:paragraph-properties>
    </style:style>
    <style:style style:name="P40" style:family="paragraph" style:parent-style-name="Contents_20_3">
      <style:paragraph-properties>
        <style:tab-stops>
          <style:tab-stop style:position="15.002cm" style:type="right" style:leader-style="dotted" style:leader-text="."/>
        </style:tab-stops>
      </style:paragraph-properties>
    </style:style>
    <style:style style:name="P41" style:family="paragraph" style:parent-style-name="Contents_20_Heading">
      <style:paragraph-properties fo:break-before="page"/>
    </style:style>
    <style:style style:name="P42" style:family="paragraph" style:parent-style-name="Heading_20_1">
      <style:text-properties officeooo:paragraph-rsid="01232402"/>
    </style:style>
    <style:style style:name="P43" style:family="paragraph" style:parent-style-name="Heading_20_1">
      <style:text-properties officeooo:rsid="01100a12" officeooo:paragraph-rsid="01100a12"/>
    </style:style>
    <style:style style:name="P44" style:family="paragraph" style:parent-style-name="Heading_20_1" style:list-style-name="">
      <style:paragraph-properties>
        <style:tab-stops/>
      </style:paragraph-properties>
      <style:text-properties officeooo:paragraph-rsid="004671a9"/>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officeooo:paragraph-rsid="004671a9"/>
    </style:style>
    <style:style style:name="P47" style:family="paragraph" style:parent-style-name="Heading_20_2">
      <style:text-properties officeooo:rsid="00fa16ec" officeooo:paragraph-rsid="00fa16ec"/>
    </style:style>
    <style:style style:name="P48" style:family="paragraph" style:parent-style-name="Heading_20_2">
      <style:text-properties officeooo:rsid="00ff172f"/>
    </style:style>
    <style:style style:name="P49" style:family="paragraph" style:parent-style-name="Heading_20_2">
      <style:text-properties officeooo:paragraph-rsid="00fa16ec"/>
    </style:style>
    <style:style style:name="P50" style:family="paragraph" style:parent-style-name="Text_20_body" style:master-page-name="CTM_20__7c__20_Capa">
      <style:paragraph-properties fo:text-align="center" style:justify-single-word="false" style:page-number="auto"/>
      <style:text-properties officeooo:paragraph-rsid="004671a9"/>
    </style:style>
    <style:style style:name="P51" style:family="paragraph" style:parent-style-name="Text_20_body" style:list-style-name="">
      <style:paragraph-properties fo:text-align="end" style:justify-single-word="false">
        <style:tab-stops/>
      </style:paragraph-properties>
      <style:text-properties fo:font-weight="normal" officeooo:rsid="00547167" officeooo:paragraph-rsid="004abe8c" style:font-weight-asian="normal" style:font-weight-complex="normal"/>
    </style:style>
    <style:style style:name="P52" style:family="paragraph" style:parent-style-name="Text_20_body">
      <style:paragraph-properties fo:text-align="justify" style:justify-single-word="false"/>
      <style:text-properties officeooo:rsid="011c4ca3" officeooo:paragraph-rsid="011f36c6"/>
    </style:style>
    <style:style style:name="P53" style:family="paragraph" style:parent-style-name="Text_20_body">
      <style:paragraph-properties fo:text-align="justify" style:justify-single-word="false"/>
    </style:style>
    <style:style style:name="P54" style:family="paragraph" style:parent-style-name="Text_20_body">
      <style:paragraph-properties fo:text-align="justify" style:justify-single-word="false"/>
      <style:text-properties officeooo:paragraph-rsid="01209c05"/>
    </style:style>
    <style:style style:name="P55" style:family="paragraph" style:parent-style-name="Text_20_body">
      <style:paragraph-properties fo:text-align="justify" style:justify-single-word="false"/>
      <style:text-properties officeooo:paragraph-rsid="01284366"/>
    </style:style>
    <style:style style:name="P56" style:family="paragraph" style:parent-style-name="Text_20_body">
      <style:paragraph-properties fo:text-align="justify" style:justify-single-word="false"/>
      <style:text-properties officeooo:paragraph-rsid="012a8a54"/>
    </style:style>
    <style:style style:name="P57" style:family="paragraph" style:parent-style-name="Text_20_body">
      <style:paragraph-properties fo:text-align="justify" style:justify-single-word="false"/>
      <style:text-properties officeooo:paragraph-rsid="012f7104"/>
    </style:style>
    <style:style style:name="P58" style:family="paragraph" style:parent-style-name="Text_20_body">
      <style:paragraph-properties fo:text-align="justify" style:justify-single-word="false"/>
      <style:text-properties officeooo:paragraph-rsid="013083e5"/>
    </style:style>
    <style:style style:name="P59" style:family="paragraph" style:parent-style-name="Text_20_body">
      <style:paragraph-properties fo:text-align="justify" style:justify-single-word="false"/>
      <style:text-properties officeooo:paragraph-rsid="01325cd4"/>
    </style:style>
    <style:style style:name="P60" style:family="paragraph" style:parent-style-name="Text_20_body">
      <style:paragraph-properties fo:text-align="justify" style:justify-single-word="false"/>
      <style:text-properties officeooo:paragraph-rsid="00f9de3d"/>
    </style:style>
    <style:style style:name="P61" style:family="paragraph" style:parent-style-name="Text_20_body">
      <style:paragraph-properties fo:text-align="justify" style:justify-single-word="false"/>
      <style:text-properties officeooo:paragraph-rsid="0135dd5a"/>
    </style:style>
    <style:style style:name="P62" style:family="paragraph" style:parent-style-name="Text_20_body">
      <style:text-properties officeooo:paragraph-rsid="0121963f"/>
    </style:style>
    <style:style style:name="T1" style:family="text">
      <style:text-properties officeooo:rsid="001d0934"/>
    </style:style>
    <style:style style:name="T2" style:family="text">
      <style:text-properties style:font-name="Arial1" fo:language="pt" fo:country="BR" officeooo:rsid="0031a03f"/>
    </style:style>
    <style:style style:name="T3" style:family="text">
      <style:text-properties style:font-name="Arial1" fo:language="pt" fo:country="BR" fo:font-style="normal" officeooo:rsid="006078ea" style:font-style-asian="normal" style:font-style-complex="normal"/>
    </style:style>
    <style:style style:name="T4" style:family="text">
      <style:text-properties style:font-name="Arial1" fo:language="pt" fo:country="BR" fo:font-style="normal" officeooo:rsid="007aaa1f" style:font-style-asian="normal" style:font-style-complex="normal"/>
    </style:style>
    <style:style style:name="T5" style:family="text">
      <style:text-properties style:font-name="Arial1" fo:language="pt" fo:country="BR" fo:font-style="normal" officeooo:rsid="009adcf7" style:font-style-asian="normal" style:font-style-complex="normal"/>
    </style:style>
    <style:style style:name="T6" style:family="text">
      <style:text-properties style:font-name="Arial1" fo:language="pt" fo:country="BR" fo:font-style="normal" officeooo:rsid="009c22e5" style:font-style-asian="normal" style:font-style-complex="normal"/>
    </style:style>
    <style:style style:name="T7" style:family="text">
      <style:text-properties style:font-name="Arial1" fo:language="pt" fo:country="BR" fo:font-style="normal" officeooo:rsid="00b19334" style:font-style-asian="normal" style:font-style-complex="normal"/>
    </style:style>
    <style:style style:name="T8" style:family="text">
      <style:text-properties style:font-name="Arial1" fo:language="pt" fo:country="BR" fo:font-style="normal" officeooo:rsid="00c08115" style:font-style-asian="normal" style:font-style-complex="normal"/>
    </style:style>
    <style:style style:name="T9" style:family="text">
      <style:text-properties style:font-name="Arial1" fo:language="pt" fo:country="BR" fo:font-style="normal" officeooo:rsid="00d0f374" style:font-style-asian="normal" style:font-style-complex="normal"/>
    </style:style>
    <style:style style:name="T10" style:family="text">
      <style:text-properties style:font-name="Arial1" fo:language="pt" fo:country="BR" fo:font-style="normal" officeooo:rsid="00e0f5d6" style:font-style-asian="normal" style:font-style-complex="normal"/>
    </style:style>
    <style:style style:name="T11" style:family="text">
      <style:text-properties style:font-name="Arial1" fo:language="pt" fo:country="BR" fo:font-style="normal" officeooo:rsid="00e2fdcb" style:font-style-asian="normal" style:font-style-complex="normal"/>
    </style:style>
    <style:style style:name="T12" style:family="text">
      <style:text-properties style:font-name="Arial1" fo:language="pt" fo:country="BR" fo:font-style="normal" officeooo:rsid="012447d1" style:font-style-asian="normal" style:font-style-complex="normal"/>
    </style:style>
    <style:style style:name="T13" style:family="text">
      <style:text-properties style:font-name="Arial1" fo:language="pt" fo:country="BR" fo:font-style="normal" officeooo:rsid="01284366" style:font-style-asian="normal" style:font-style-complex="normal"/>
    </style:style>
    <style:style style:name="T14" style:family="text">
      <style:text-properties style:font-name="Arial1" fo:language="pt" fo:country="BR" fo:font-style="normal" officeooo:rsid="00f9de3d" style:font-style-asian="normal" style:font-style-complex="normal"/>
    </style:style>
    <style:style style:name="T15" style:family="text">
      <style:text-properties style:font-name="Arial1" fo:language="pt" fo:country="BR" fo:font-style="normal" officeooo:rsid="01362639" style:font-style-asian="normal" style:font-style-complex="normal"/>
    </style:style>
    <style:style style:name="T16" style:family="text">
      <style:text-properties style:font-name="Arial1" fo:language="pt" fo:country="BR" fo:font-style="normal" officeooo:rsid="00e2fdcb" fo:background-color="#ffff00" loext:char-shading-value="0" style:font-style-asian="normal" style:font-style-complex="normal"/>
    </style:style>
    <style:style style:name="T17" style:family="text">
      <style:text-properties style:font-name="Arial1" fo:language="pt" fo:country="BR" fo:font-style="normal" fo:font-weight="normal" officeooo:rsid="012db661" style:font-style-asian="normal" style:font-weight-asian="normal" style:font-style-complex="normal" style:font-weight-complex="normal"/>
    </style:style>
    <style:style style:name="T18" style:family="text">
      <style:text-properties style:font-name="Arial1" fo:language="pt" fo:country="BR" fo:font-weight="bold" officeooo:rsid="006208fe" fo:background-color="transparent" loext:char-shading-value="0" style:font-weight-asian="bold" style:font-weight-complex="bold"/>
    </style:style>
    <style:style style:name="T19" style:family="text">
      <style:text-properties style:font-name="Arial1" fo:language="pt" fo:country="BR" fo:font-weight="bold" officeooo:rsid="00560dd3" fo:background-color="transparent" loext:char-shading-value="0" style:font-weight-asian="bold" style:font-weight-complex="bold"/>
    </style:style>
    <style:style style:name="T20" style:family="text">
      <style:text-properties style:font-name="Arial1" fo:language="pt" fo:country="BR" fo:font-weight="bold" officeooo:rsid="006208fe" style:font-weight-asian="bold" style:font-weight-complex="bold"/>
    </style:style>
    <style:style style:name="T21" style:family="text">
      <style:text-properties style:font-name="Arial1" fo:language="pt" fo:country="BR" fo:font-weight="bold" officeooo:rsid="00560dd3" style:font-weight-asian="bold" style:font-weight-complex="bold"/>
    </style:style>
    <style:style style:name="T22" style:family="text">
      <style:text-properties style:font-name="Arial1" fo:language="pt" fo:country="BR" officeooo:rsid="00aa5531"/>
    </style:style>
    <style:style style:name="T23" style:family="text">
      <style:text-properties style:font-name="Arial1" fo:language="pt" fo:country="BR" fo:font-style="italic" officeooo:rsid="01284366" style:font-style-asian="italic" style:font-style-complex="italic"/>
    </style:style>
    <style:style style:name="T24" style:family="text">
      <style:text-properties style:font-name="Arial1" fo:language="pt" fo:country="BR" fo:font-style="italic" officeooo:rsid="012c7543" style:font-style-asian="italic" style:font-style-complex="italic"/>
    </style:style>
    <style:style style:name="T25" style:family="text">
      <style:text-properties style:font-name="Arial1" fo:language="pt" fo:country="BR" officeooo:rsid="00f83a30"/>
    </style:style>
    <style:style style:name="T26" style:family="text">
      <style:text-properties style:font-name="Arial1" fo:language="pt" fo:country="BR" officeooo:rsid="00fa16ec"/>
    </style:style>
    <style:style style:name="T27" style:family="text">
      <style:text-properties style:font-name="Arial1" fo:language="pt" fo:country="BR" officeooo:rsid="01201899"/>
    </style:style>
    <style:style style:name="T28" style:family="text">
      <style:text-properties style:font-name="Arial1" fo:language="pt" fo:country="BR" officeooo:rsid="01284366"/>
    </style:style>
    <style:style style:name="T29" style:family="text">
      <style:text-properties officeooo:rsid="003ef1dc" fo:background-color="transparent" loext:char-shading-value="0"/>
    </style:style>
    <style:style style:name="T30" style:family="text">
      <style:text-properties officeooo:rsid="0057bf77"/>
    </style:style>
    <style:style style:name="T31" style:family="text">
      <style:text-properties officeooo:rsid="00586bec"/>
    </style:style>
    <style:style style:name="T32" style:family="text">
      <style:text-properties officeooo:rsid="0054ef89"/>
    </style:style>
    <style:style style:name="T33" style:family="text">
      <style:text-properties officeooo:rsid="0057392e"/>
    </style:style>
    <style:style style:name="T34" style:family="text">
      <style:text-properties officeooo:rsid="00561e61"/>
    </style:style>
    <style:style style:name="T35" style:family="text">
      <style:text-properties fo:font-style="italic" style:font-style-asian="italic" style:font-style-complex="italic"/>
    </style:style>
    <style:style style:name="T36" style:family="text">
      <style:text-properties fo:font-style="italic" officeooo:rsid="005ef505" style:font-style-asian="italic" style:font-style-complex="italic"/>
    </style:style>
    <style:style style:name="T37" style:family="text">
      <style:text-properties fo:font-style="italic" officeooo:rsid="0060ecd1" style:font-style-asian="italic" style:font-style-complex="italic"/>
    </style:style>
    <style:style style:name="T38" style:family="text">
      <style:text-properties fo:font-style="italic" officeooo:rsid="006208fe" style:font-style-asian="italic" style:font-style-complex="italic"/>
    </style:style>
    <style:style style:name="T39" style:family="text">
      <style:text-properties fo:font-style="italic" officeooo:rsid="006078ea" style:font-style-asian="italic" style:font-style-complex="italic"/>
    </style:style>
    <style:style style:name="T40" style:family="text">
      <style:text-properties fo:font-style="italic" officeooo:rsid="00a0d5cf" style:font-style-asian="italic" style:font-style-complex="italic"/>
    </style:style>
    <style:style style:name="T41" style:family="text">
      <style:text-properties fo:font-style="italic" officeooo:rsid="00aa5531" style:font-style-asian="italic" style:font-style-complex="italic"/>
    </style:style>
    <style:style style:name="T42" style:family="text">
      <style:text-properties fo:font-style="italic" officeooo:rsid="0063bb66" style:font-style-asian="italic" style:font-style-complex="italic"/>
    </style:style>
    <style:style style:name="T43" style:family="text">
      <style:text-properties fo:font-style="italic" officeooo:rsid="00bc764c" style:font-style-asian="italic" style:font-style-complex="italic"/>
    </style:style>
    <style:style style:name="T44" style:family="text">
      <style:text-properties fo:font-style="italic" officeooo:rsid="00c0730d" style:font-style-asian="italic" style:font-style-complex="italic"/>
    </style:style>
    <style:style style:name="T45" style:family="text">
      <style:text-properties fo:font-style="italic" officeooo:rsid="00c9e6c9" style:font-style-asian="italic" style:font-style-complex="italic"/>
    </style:style>
    <style:style style:name="T46" style:family="text">
      <style:text-properties fo:font-style="italic" officeooo:rsid="00e2a6ff" style:font-style-asian="italic" style:font-style-complex="italic"/>
    </style:style>
    <style:style style:name="T47" style:family="text">
      <style:text-properties fo:font-style="italic" officeooo:rsid="00f83a30" style:font-style-asian="italic" style:font-style-complex="italic"/>
    </style:style>
    <style:style style:name="T48" style:family="text">
      <style:text-properties fo:font-style="italic" officeooo:rsid="00bb9f97" style:font-style-asian="italic" style:font-style-complex="italic"/>
    </style:style>
    <style:style style:name="T49" style:family="text">
      <style:text-properties fo:font-style="italic" officeooo:rsid="00ffeabb" style:font-style-asian="italic" style:font-style-complex="italic"/>
    </style:style>
    <style:style style:name="T50" style:family="text">
      <style:text-properties fo:font-style="italic" officeooo:rsid="011e8cdc" style:font-style-asian="italic" style:font-style-complex="italic"/>
    </style:style>
    <style:style style:name="T51" style:family="text">
      <style:text-properties fo:font-style="italic" officeooo:rsid="01284366" style:font-style-asian="italic" style:font-style-complex="italic"/>
    </style:style>
    <style:style style:name="T52" style:family="text">
      <style:text-properties fo:font-style="italic" officeooo:rsid="012a8a54" style:font-style-asian="italic" style:font-style-complex="italic"/>
    </style:style>
    <style:style style:name="T53" style:family="text">
      <style:text-properties fo:font-style="italic" officeooo:rsid="0132e65e" style:font-style-asian="italic" style:font-style-complex="italic"/>
    </style:style>
    <style:style style:name="T54" style:family="text">
      <style:text-properties fo:font-style="italic" officeooo:rsid="0135d253" style:font-style-asian="italic" style:font-style-complex="italic"/>
    </style:style>
    <style:style style:name="T55" style:family="text">
      <style:text-properties fo:font-style="italic" officeooo:rsid="0135dd5a" style:font-style-asian="italic" style:font-style-complex="italic"/>
    </style:style>
    <style:style style:name="T56" style:family="text">
      <style:text-properties fo:font-style="italic" officeooo:rsid="01362639" style:font-style-asian="italic" style:font-style-complex="italic"/>
    </style:style>
    <style:style style:name="T57" style:family="text">
      <style:text-properties fo:font-style="italic" fo:font-weight="normal" officeooo:rsid="00bc764c" style:font-style-asian="italic" style:font-weight-asian="normal" style:font-style-complex="italic" style:font-weight-complex="normal"/>
    </style:style>
    <style:style style:name="T58" style:family="text">
      <style:text-properties fo:font-style="italic" fo:font-weight="normal" officeooo:rsid="00bd4792" style:font-style-asian="italic" style:font-weight-asian="normal" style:font-style-complex="italic" style:font-weight-complex="normal"/>
    </style:style>
    <style:style style:name="T59" style:family="text">
      <style:text-properties fo:font-style="italic" fo:font-weight="normal" officeooo:rsid="00be20b1" style:font-style-asian="italic" style:font-weight-asian="normal" style:font-style-complex="italic" style:font-weight-complex="normal"/>
    </style:style>
    <style:style style:name="T60" style:family="text">
      <style:text-properties fo:font-style="italic" fo:font-weight="normal" officeooo:rsid="012c7543" style:font-style-asian="italic" style:font-weight-asian="normal" style:font-style-complex="italic" style:font-weight-complex="normal"/>
    </style:style>
    <style:style style:name="T61" style:family="text">
      <style:text-properties fo:font-style="italic" fo:font-weight="normal" officeooo:rsid="012d397f" style:font-style-asian="italic" style:font-weight-asian="normal" style:font-style-complex="italic" style:font-weight-complex="normal"/>
    </style:style>
    <style:style style:name="T62" style:family="text">
      <style:text-properties fo:font-style="italic" fo:font-weight="normal" officeooo:rsid="012db661" style:font-style-asian="italic" style:font-weight-asian="normal" style:font-style-complex="italic" style:font-weight-complex="normal"/>
    </style:style>
    <style:style style:name="T63" style:family="text">
      <style:text-properties fo:font-style="italic" fo:font-weight="normal" officeooo:rsid="012f7104" style:font-style-asian="italic" style:font-weight-asian="normal" style:font-style-complex="italic" style:font-weight-complex="normal"/>
    </style:style>
    <style:style style:name="T64" style:family="text">
      <style:text-properties fo:font-style="italic" style:text-underline-style="none" officeooo:rsid="00a3f716" style:font-style-asian="italic" style:font-style-complex="italic"/>
    </style:style>
    <style:style style:name="T65" style:family="text">
      <style:text-properties fo:font-style="italic" style:text-underline-style="none" fo:font-weight="normal" officeooo:rsid="012f7104" style:font-style-asian="italic" style:font-weight-asian="normal" style:font-style-complex="italic" style:font-weight-complex="normal"/>
    </style:style>
    <style:style style:name="T66" style:family="text">
      <style:text-properties fo:font-style="normal" style:font-style-asian="normal" style:font-style-complex="normal"/>
    </style:style>
    <style:style style:name="T67" style:family="text">
      <style:text-properties fo:font-style="normal" officeooo:rsid="005d4191" style:font-style-asian="normal" style:font-style-complex="normal"/>
    </style:style>
    <style:style style:name="T68" style:family="text">
      <style:text-properties fo:font-style="normal" officeooo:rsid="005ea295" style:font-style-asian="normal" style:font-style-complex="normal"/>
    </style:style>
    <style:style style:name="T69" style:family="text">
      <style:text-properties fo:font-style="normal" officeooo:rsid="005ef505" style:font-style-asian="normal" style:font-style-complex="normal"/>
    </style:style>
    <style:style style:name="T70" style:family="text">
      <style:text-properties fo:font-style="normal" officeooo:rsid="006078ea" style:font-style-asian="normal" style:font-style-complex="normal"/>
    </style:style>
    <style:style style:name="T71" style:family="text">
      <style:text-properties fo:font-style="normal" officeooo:rsid="0060ecd1" style:font-style-asian="normal" style:font-style-complex="normal"/>
    </style:style>
    <style:style style:name="T72" style:family="text">
      <style:text-properties fo:font-style="normal" officeooo:rsid="006208fe" style:font-style-asian="normal" style:font-style-complex="normal"/>
    </style:style>
    <style:style style:name="T73" style:family="text">
      <style:text-properties fo:font-style="normal" officeooo:rsid="0063bb66" style:font-style-asian="normal" style:font-style-complex="normal"/>
    </style:style>
    <style:style style:name="T74" style:family="text">
      <style:text-properties fo:font-style="normal" officeooo:rsid="0064f3d1" style:font-style-asian="normal" style:font-style-complex="normal"/>
    </style:style>
    <style:style style:name="T75" style:family="text">
      <style:text-properties fo:font-style="normal" officeooo:rsid="0072252d" style:font-style-asian="normal" style:font-style-complex="normal"/>
    </style:style>
    <style:style style:name="T76" style:family="text">
      <style:text-properties fo:font-style="normal" officeooo:rsid="007356de" style:font-style-asian="normal" style:font-style-complex="normal"/>
    </style:style>
    <style:style style:name="T77" style:family="text">
      <style:text-properties fo:font-style="normal" officeooo:rsid="0079a625" style:font-style-asian="normal" style:font-style-complex="normal"/>
    </style:style>
    <style:style style:name="T78" style:family="text">
      <style:text-properties fo:font-style="normal" officeooo:rsid="007aaa1f" style:font-style-asian="normal" style:font-style-complex="normal"/>
    </style:style>
    <style:style style:name="T79" style:family="text">
      <style:text-properties fo:font-style="normal" officeooo:rsid="009adcf7" style:font-style-asian="normal" style:font-style-complex="normal"/>
    </style:style>
    <style:style style:name="T80" style:family="text">
      <style:text-properties fo:font-style="normal" officeooo:rsid="009c22e5" style:font-style-asian="normal" style:font-style-complex="normal"/>
    </style:style>
    <style:style style:name="T81" style:family="text">
      <style:text-properties fo:font-style="normal" officeooo:rsid="009d8cb1" style:font-style-asian="normal" style:font-style-complex="normal"/>
    </style:style>
    <style:style style:name="T82" style:family="text">
      <style:text-properties fo:font-style="normal" officeooo:rsid="009ea71c" style:font-style-asian="normal" style:font-style-complex="normal"/>
    </style:style>
    <style:style style:name="T83" style:family="text">
      <style:text-properties fo:font-style="normal" officeooo:rsid="00a00f85" style:font-style-asian="normal" style:font-style-complex="normal"/>
    </style:style>
    <style:style style:name="T84" style:family="text">
      <style:text-properties fo:font-style="normal" officeooo:rsid="00a0d5cf" style:font-style-asian="normal" style:font-style-complex="normal"/>
    </style:style>
    <style:style style:name="T85" style:family="text">
      <style:text-properties fo:font-style="normal" officeooo:rsid="00a21664" style:font-style-asian="normal" style:font-style-complex="normal"/>
    </style:style>
    <style:style style:name="T86" style:family="text">
      <style:text-properties fo:font-style="normal" officeooo:rsid="00a3f716" style:font-style-asian="normal" style:font-style-complex="normal"/>
    </style:style>
    <style:style style:name="T87" style:family="text">
      <style:text-properties fo:font-style="normal" officeooo:rsid="00aa5531" style:font-style-asian="normal" style:font-style-complex="normal"/>
    </style:style>
    <style:style style:name="T88" style:family="text">
      <style:text-properties fo:font-style="normal" officeooo:rsid="00ac4c09" style:font-style-asian="normal" style:font-style-complex="normal"/>
    </style:style>
    <style:style style:name="T89" style:family="text">
      <style:text-properties fo:font-style="normal" officeooo:rsid="00acc4db" style:font-style-asian="normal" style:font-style-complex="normal"/>
    </style:style>
    <style:style style:name="T90" style:family="text">
      <style:text-properties fo:font-style="normal" officeooo:rsid="00b081c9" style:font-style-asian="normal" style:font-style-complex="normal"/>
    </style:style>
    <style:style style:name="T91" style:family="text">
      <style:text-properties fo:font-style="normal" officeooo:rsid="00b4f942" style:font-style-asian="normal" style:font-style-complex="normal"/>
    </style:style>
    <style:style style:name="T92" style:family="text">
      <style:text-properties fo:font-style="normal" officeooo:rsid="00b6e33a" style:font-style-asian="normal" style:font-style-complex="normal"/>
    </style:style>
    <style:style style:name="T93" style:family="text">
      <style:text-properties fo:font-style="normal" officeooo:rsid="00b74cc5" style:font-style-asian="normal" style:font-style-complex="normal"/>
    </style:style>
    <style:style style:name="T94" style:family="text">
      <style:text-properties fo:font-style="normal" officeooo:rsid="00b896ab" style:font-style-asian="normal" style:font-style-complex="normal"/>
    </style:style>
    <style:style style:name="T95" style:family="text">
      <style:text-properties fo:font-style="normal" officeooo:rsid="00bc764c" style:font-style-asian="normal" style:font-style-complex="normal"/>
    </style:style>
    <style:style style:name="T96" style:family="text">
      <style:text-properties fo:font-style="normal" officeooo:rsid="00bf4c8a" style:font-style-asian="normal" style:font-style-complex="normal"/>
    </style:style>
    <style:style style:name="T97" style:family="text">
      <style:text-properties fo:font-style="normal" officeooo:rsid="00c0730d" style:font-style-asian="normal" style:font-style-complex="normal"/>
    </style:style>
    <style:style style:name="T98" style:family="text">
      <style:text-properties fo:font-style="normal" officeooo:rsid="00c08115" style:font-style-asian="normal" style:font-style-complex="normal"/>
    </style:style>
    <style:style style:name="T99" style:family="text">
      <style:text-properties fo:font-style="normal" officeooo:rsid="00ca00d9" style:font-style-asian="normal" style:font-style-complex="normal"/>
    </style:style>
    <style:style style:name="T100" style:family="text">
      <style:text-properties fo:font-style="normal" officeooo:rsid="00cfd1b5" style:font-style-asian="normal" style:font-style-complex="normal"/>
    </style:style>
    <style:style style:name="T101" style:family="text">
      <style:text-properties fo:font-style="normal" officeooo:rsid="00d6cbff" style:font-style-asian="normal" style:font-style-complex="normal"/>
    </style:style>
    <style:style style:name="T102" style:family="text">
      <style:text-properties fo:font-style="normal" officeooo:rsid="00d8d87a" style:font-style-asian="normal" style:font-style-complex="normal"/>
    </style:style>
    <style:style style:name="T103" style:family="text">
      <style:text-properties fo:font-style="normal" officeooo:rsid="00e0f5d6" style:font-style-asian="normal" style:font-style-complex="normal"/>
    </style:style>
    <style:style style:name="T104" style:family="text">
      <style:text-properties fo:font-style="normal" officeooo:rsid="00e2a6ff" style:font-style-asian="normal" style:font-style-complex="normal"/>
    </style:style>
    <style:style style:name="T105" style:family="text">
      <style:text-properties fo:font-style="normal" officeooo:rsid="00e2fdcb" style:font-style-asian="normal" style:font-style-complex="normal"/>
    </style:style>
    <style:style style:name="T106" style:family="text">
      <style:text-properties fo:font-style="normal" officeooo:rsid="00ecf884" style:font-style-asian="normal" style:font-style-complex="normal"/>
    </style:style>
    <style:style style:name="T107" style:family="text">
      <style:text-properties fo:font-style="normal" officeooo:rsid="00f83a30" style:font-style-asian="normal" style:font-style-complex="normal"/>
    </style:style>
    <style:style style:name="T108" style:family="text">
      <style:text-properties fo:font-style="normal" officeooo:rsid="00f9de3d" style:font-style-asian="normal" style:font-style-complex="normal"/>
    </style:style>
    <style:style style:name="T109" style:family="text">
      <style:text-properties fo:font-style="normal" officeooo:rsid="00ff172f" style:font-style-asian="normal" style:font-style-complex="normal"/>
    </style:style>
    <style:style style:name="T110" style:family="text">
      <style:text-properties fo:font-style="normal" officeooo:rsid="00ffeabb" style:font-style-asian="normal" style:font-style-complex="normal"/>
    </style:style>
    <style:style style:name="T111" style:family="text">
      <style:text-properties fo:font-style="normal" officeooo:rsid="010657af" style:font-style-asian="normal" style:font-style-complex="normal"/>
    </style:style>
    <style:style style:name="T112" style:family="text">
      <style:text-properties fo:font-style="normal" officeooo:rsid="01146c3a" style:font-style-asian="normal" style:font-style-complex="normal"/>
    </style:style>
    <style:style style:name="T113" style:family="text">
      <style:text-properties fo:font-style="normal" officeooo:rsid="011d94f4" style:font-style-asian="normal" style:font-style-complex="normal"/>
    </style:style>
    <style:style style:name="T114" style:family="text">
      <style:text-properties fo:font-style="normal" officeooo:rsid="011e8cdc" style:font-style-asian="normal" style:font-style-complex="normal"/>
    </style:style>
    <style:style style:name="T115" style:family="text">
      <style:text-properties fo:font-style="normal" officeooo:rsid="011f36c6" style:font-style-asian="normal" style:font-style-complex="normal"/>
    </style:style>
    <style:style style:name="T116" style:family="text">
      <style:text-properties fo:font-style="normal" officeooo:rsid="012447d1" style:font-style-asian="normal" style:font-style-complex="normal"/>
    </style:style>
    <style:style style:name="T117" style:family="text">
      <style:text-properties fo:font-style="normal" officeooo:rsid="01284366" style:font-style-asian="normal" style:font-style-complex="normal"/>
    </style:style>
    <style:style style:name="T118" style:family="text">
      <style:text-properties fo:font-style="normal" officeooo:rsid="012a8a54" style:font-style-asian="normal" style:font-style-complex="normal"/>
    </style:style>
    <style:style style:name="T119" style:family="text">
      <style:text-properties fo:font-style="normal" officeooo:rsid="012c7543" style:font-style-asian="normal" style:font-style-complex="normal"/>
    </style:style>
    <style:style style:name="T120" style:family="text">
      <style:text-properties fo:font-style="normal" officeooo:rsid="012f24ec" style:font-style-asian="normal" style:font-style-complex="normal"/>
    </style:style>
    <style:style style:name="T121" style:family="text">
      <style:text-properties fo:font-style="normal" officeooo:rsid="0135d253" style:font-style-asian="normal" style:font-style-complex="normal"/>
    </style:style>
    <style:style style:name="T122" style:family="text">
      <style:text-properties fo:font-style="normal" officeooo:rsid="0135dd5a" style:font-style-asian="normal" style:font-style-complex="normal"/>
    </style:style>
    <style:style style:name="T123" style:family="text">
      <style:text-properties fo:font-style="normal" officeooo:rsid="01362639" style:font-style-asian="normal" style:font-style-complex="normal"/>
    </style:style>
    <style:style style:name="T124" style:family="text">
      <style:text-properties fo:font-style="normal" officeooo:rsid="01378553" style:font-style-asian="normal" style:font-style-complex="normal"/>
    </style:style>
    <style:style style:name="T125" style:family="text">
      <style:text-properties fo:font-style="normal" fo:font-weight="normal" officeooo:rsid="00bc764c" style:font-style-asian="normal" style:font-weight-asian="normal" style:font-style-complex="normal" style:font-weight-complex="normal"/>
    </style:style>
    <style:style style:name="T126" style:family="text">
      <style:text-properties fo:font-style="normal" fo:font-weight="normal" officeooo:rsid="00bd4792" style:font-style-asian="normal" style:font-weight-asian="normal" style:font-style-complex="normal" style:font-weight-complex="normal"/>
    </style:style>
    <style:style style:name="T127" style:family="text">
      <style:text-properties fo:font-style="normal" fo:font-weight="normal" officeooo:rsid="00be20b1" style:font-style-asian="normal" style:font-weight-asian="normal" style:font-style-complex="normal" style:font-weight-complex="normal"/>
    </style:style>
    <style:style style:name="T128" style:family="text">
      <style:text-properties fo:font-style="normal" fo:font-weight="normal" officeooo:rsid="00eea6a3" style:font-style-asian="normal" style:font-weight-asian="normal" style:font-style-complex="normal" style:font-weight-complex="normal"/>
    </style:style>
    <style:style style:name="T129" style:family="text">
      <style:text-properties fo:font-style="normal" fo:font-weight="normal" officeooo:rsid="012c7543" style:font-style-asian="normal" style:font-weight-asian="normal" style:font-style-complex="normal" style:font-weight-complex="normal"/>
    </style:style>
    <style:style style:name="T130" style:family="text">
      <style:text-properties fo:font-style="normal" fo:font-weight="normal" officeooo:rsid="012d397f" style:font-style-asian="normal" style:font-weight-asian="normal" style:font-style-complex="normal" style:font-weight-complex="normal"/>
    </style:style>
    <style:style style:name="T131" style:family="text">
      <style:text-properties fo:font-style="normal" fo:font-weight="normal" officeooo:rsid="012db661" style:font-style-asian="normal" style:font-weight-asian="normal" style:font-style-complex="normal" style:font-weight-complex="normal"/>
    </style:style>
    <style:style style:name="T132" style:family="text">
      <style:text-properties fo:font-style="normal" fo:font-weight="normal" officeooo:rsid="012e39da" style:font-style-asian="normal" style:font-weight-asian="normal" style:font-style-complex="normal" style:font-weight-complex="normal"/>
    </style:style>
    <style:style style:name="T133" style:family="text">
      <style:text-properties fo:font-style="normal" fo:font-weight="normal" officeooo:rsid="012f7104" style:font-style-asian="normal" style:font-weight-asian="normal" style:font-style-complex="normal" style:font-weight-complex="normal"/>
    </style:style>
    <style:style style:name="T134" style:family="text">
      <style:text-properties fo:font-style="normal" officeooo:rsid="00a21664" fo:background-color="#ffff00" loext:char-shading-value="0" style:font-style-asian="normal" style:font-style-complex="normal"/>
    </style:style>
    <style:style style:name="T135" style:family="text">
      <style:text-properties fo:font-style="normal" officeooo:rsid="00b6e33a" fo:background-color="#ffff00" loext:char-shading-value="0" style:font-style-asian="normal" style:font-style-complex="normal"/>
    </style:style>
    <style:style style:name="T136" style:family="text">
      <style:text-properties fo:font-style="normal" officeooo:rsid="00aa5531" fo:background-color="#ffff00" loext:char-shading-value="0" style:font-style-asian="normal" style:font-style-complex="normal"/>
    </style:style>
    <style:style style:name="T137" style:family="text">
      <style:text-properties fo:font-style="normal" officeooo:rsid="00e2fdcb" fo:background-color="#ffff00" loext:char-shading-value="0" style:font-style-asian="normal" style:font-style-complex="normal"/>
    </style:style>
    <style:style style:name="T138" style:family="text">
      <style:text-properties fo:font-style="normal" style:text-underline-style="none" officeooo:rsid="00a3f716" style:font-style-asian="normal" style:font-style-complex="normal"/>
    </style:style>
    <style:style style:name="T139" style:family="text">
      <style:text-properties fo:font-style="normal" style:text-underline-style="none" officeooo:rsid="00e2fdcb" style:font-style-asian="normal" style:font-style-complex="normal"/>
    </style:style>
    <style:style style:name="T140" style:family="text">
      <style:text-properties fo:font-style="normal" style:text-underline-style="none" fo:font-weight="normal" officeooo:rsid="012f7104" style:font-style-asian="normal" style:font-weight-asian="normal" style:font-style-complex="normal" style:font-weight-complex="normal"/>
    </style:style>
    <style:style style:name="T141" style:family="text">
      <style:text-properties officeooo:rsid="005d4191"/>
    </style:style>
    <style:style style:name="T142" style:family="text">
      <style:text-properties officeooo:rsid="0060ecd1"/>
    </style:style>
    <style:style style:name="T143" style:family="text">
      <style:text-properties style:use-window-font-color="true" style:font-name="Arial1" fo:font-size="12pt" fo:language="pt" fo:country="BR" fo:font-style="normal" fo:font-weight="normal" officeooo:rsid="007356de" style:font-size-asian="12pt" style:font-style-asian="normal" style:font-weight-asian="normal" style:font-size-complex="12pt" style:font-style-complex="normal" style:font-weight-complex="normal"/>
    </style:style>
    <style:style style:name="T144" style:family="text">
      <style:text-properties style:use-window-font-color="true" style:font-name="Arial1" fo:font-size="12pt" fo:language="pt" fo:country="BR" fo:font-style="normal" fo:font-weight="normal" officeooo:rsid="00d0f374" style:font-size-asian="12pt" style:font-style-asian="normal" style:font-weight-asian="normal" style:font-size-complex="12pt" style:font-style-complex="normal" style:font-weight-complex="normal"/>
    </style:style>
    <style:style style:name="T145" style:family="text">
      <style:text-properties style:use-window-font-color="true" style:font-name="Arial1" fo:font-size="12pt" fo:language="pt" fo:country="BR" fo:font-style="normal" fo:font-weight="normal" officeooo:rsid="00d13344" style:font-size-asian="12pt" style:font-style-asian="normal" style:font-weight-asian="normal" style:font-size-complex="12pt" style:font-style-complex="normal" style:font-weight-complex="normal"/>
    </style:style>
    <style:style style:name="T146" style:family="text">
      <style:text-properties style:use-window-font-color="true" style:font-name="Arial1" fo:font-size="12pt" fo:language="pt" fo:country="BR" fo:font-style="normal" fo:font-weight="normal" officeooo:rsid="00d2b772" style:font-size-asian="12pt" style:font-style-asian="normal" style:font-weight-asian="normal" style:font-size-complex="12pt" style:font-style-complex="normal" style:font-weight-complex="normal"/>
    </style:style>
    <style:style style:name="T147" style:family="text">
      <style:text-properties style:use-window-font-color="true" style:font-name="Arial1" fo:language="pt" fo:country="BR" fo:font-style="normal" officeooo:rsid="01161157" style:font-style-asian="normal" style:font-style-complex="normal"/>
    </style:style>
    <style:style style:name="T148" style:family="text">
      <style:text-properties style:use-window-font-color="true" style:font-name="Arial1" fo:language="pt" fo:country="BR" fo:font-style="normal" officeooo:rsid="012447d1" style:font-style-asian="normal" style:font-style-complex="normal"/>
    </style:style>
    <style:style style:name="T149" style:family="text">
      <style:text-properties style:use-window-font-color="true" style:font-name="Arial1" fo:language="pt" fo:country="BR" fo:font-style="normal" officeooo:rsid="005ef505" style:font-style-asian="normal" style:font-style-complex="normal"/>
    </style:style>
    <style:style style:name="T150" style:family="text">
      <style:text-properties style:use-window-font-color="true" style:font-name="Arial1" fo:language="pt" fo:country="BR" fo:font-style="normal" officeooo:rsid="0072252d" style:font-style-asian="normal" style:font-style-complex="normal"/>
    </style:style>
    <style:style style:name="T151" style:family="text">
      <style:text-properties style:use-window-font-color="true" style:font-name="Arial1" fo:language="pt" fo:country="BR" fo:font-style="normal" officeooo:rsid="009d8cb1" style:font-style-asian="normal" style:font-style-complex="normal"/>
    </style:style>
    <style:style style:name="T152" style:family="text">
      <style:text-properties style:use-window-font-color="true" style:font-name="Arial1" fo:language="pt" fo:country="BR" fo:font-style="normal" officeooo:rsid="00e4814d" style:font-style-asian="normal" style:font-style-complex="normal"/>
    </style:style>
    <style:style style:name="T153" style:family="text">
      <style:text-properties style:use-window-font-color="true" style:font-name="Arial1" fo:language="pt" fo:country="BR" fo:font-style="normal" officeooo:rsid="00a3f716" style:font-style-asian="normal" style:font-style-complex="normal"/>
    </style:style>
    <style:style style:name="T154" style:family="text">
      <style:text-properties style:use-window-font-color="true" style:font-name="Arial1" fo:language="pt" fo:country="BR" fo:font-style="normal" officeooo:rsid="01021f01" style:font-style-asian="normal" style:font-style-complex="normal"/>
    </style:style>
    <style:style style:name="T155" style:family="text">
      <style:text-properties style:use-window-font-color="true" style:font-name="Arial1" fo:language="pt" fo:country="BR" fo:font-style="italic" officeooo:rsid="005ef505" style:font-style-asian="italic" style:font-style-complex="italic"/>
    </style:style>
    <style:style style:name="T156" style:family="text">
      <style:text-properties style:use-window-font-color="true" fo:font-size="12pt" fo:font-style="normal" fo:font-weight="normal" officeooo:rsid="0064f3d1" style:font-size-asian="12pt" style:font-style-asian="normal" style:font-weight-asian="normal" style:font-size-complex="12pt" style:font-style-complex="normal" style:font-weight-complex="normal"/>
    </style:style>
    <style:style style:name="T157" style:family="text">
      <style:text-properties style:use-window-font-color="true" fo:font-size="12pt" fo:font-style="normal" fo:font-weight="normal" officeooo:rsid="006566e7" style:font-size-asian="12pt" style:font-style-asian="normal" style:font-weight-asian="normal" style:font-size-complex="12pt" style:font-style-complex="normal" style:font-weight-complex="normal"/>
    </style:style>
    <style:style style:name="T158" style:family="text">
      <style:text-properties style:use-window-font-color="true" fo:font-size="12pt" fo:font-style="normal" fo:font-weight="normal" officeooo:rsid="007356de" style:font-size-asian="12pt" style:font-style-asian="normal" style:font-weight-asian="normal" style:font-size-complex="12pt" style:font-style-complex="normal" style:font-weight-complex="normal"/>
    </style:style>
    <style:style style:name="T159" style:family="text">
      <style:text-properties style:use-window-font-color="true" fo:font-size="12pt" fo:font-style="normal" fo:font-weight="normal" officeooo:rsid="00767b30" style:font-size-asian="12pt" style:font-style-asian="normal" style:font-weight-asian="normal" style:font-size-complex="12pt" style:font-style-complex="normal" style:font-weight-complex="normal"/>
    </style:style>
    <style:style style:name="T160" style:family="text">
      <style:text-properties style:use-window-font-color="true" fo:font-size="12pt" fo:font-style="normal" fo:font-weight="normal" officeooo:rsid="0088edc8" style:font-size-asian="12pt" style:font-style-asian="normal" style:font-weight-asian="normal" style:font-size-complex="12pt" style:font-style-complex="normal" style:font-weight-complex="normal"/>
    </style:style>
    <style:style style:name="T161" style:family="text">
      <style:text-properties style:use-window-font-color="true" fo:font-size="12pt" fo:font-style="normal" fo:font-weight="normal" officeooo:rsid="008d2df5" style:font-size-asian="12pt" style:font-style-asian="normal" style:font-weight-asian="normal" style:font-size-complex="12pt" style:font-style-complex="normal" style:font-weight-complex="normal"/>
    </style:style>
    <style:style style:name="T162" style:family="text">
      <style:text-properties style:use-window-font-color="true" fo:font-size="12pt" fo:font-style="normal" fo:font-weight="normal" officeooo:rsid="00870e25" style:font-size-asian="12pt" style:font-style-asian="normal" style:font-weight-asian="normal" style:font-size-complex="12pt" style:font-style-complex="normal" style:font-weight-complex="normal"/>
    </style:style>
    <style:style style:name="T163" style:family="text">
      <style:text-properties style:use-window-font-color="true" fo:font-size="12pt" fo:font-style="normal" fo:font-weight="normal" officeooo:rsid="0096eede" style:font-size-asian="12pt" style:font-style-asian="normal" style:font-weight-asian="normal" style:font-size-complex="12pt" style:font-style-complex="normal" style:font-weight-complex="normal"/>
    </style:style>
    <style:style style:name="T164" style:family="text">
      <style:text-properties style:use-window-font-color="true" fo:font-size="12pt" fo:font-style="normal" fo:font-weight="normal" officeooo:rsid="00971c31" style:font-size-asian="12pt" style:font-style-asian="normal" style:font-weight-asian="normal" style:font-size-complex="12pt" style:font-style-complex="normal" style:font-weight-complex="normal"/>
    </style:style>
    <style:style style:name="T165" style:family="text">
      <style:text-properties style:use-window-font-color="true" fo:font-size="12pt" fo:font-style="normal" fo:font-weight="normal" officeooo:rsid="0097ea99" style:font-size-asian="12pt" style:font-style-asian="normal" style:font-weight-asian="normal" style:font-size-complex="12pt" style:font-style-complex="normal" style:font-weight-complex="normal"/>
    </style:style>
    <style:style style:name="T166" style:family="text">
      <style:text-properties style:use-window-font-color="true" fo:font-size="12pt" fo:font-style="normal" fo:font-weight="normal" officeooo:rsid="00c560b7" style:font-size-asian="12pt" style:font-style-asian="normal" style:font-weight-asian="normal" style:font-size-complex="12pt" style:font-style-complex="normal" style:font-weight-complex="normal"/>
    </style:style>
    <style:style style:name="T167" style:family="text">
      <style:text-properties style:use-window-font-color="true" fo:font-size="12pt" fo:font-style="normal" fo:font-weight="normal" officeooo:rsid="00c7476c" style:font-size-asian="12pt" style:font-style-asian="normal" style:font-weight-asian="normal" style:font-size-complex="12pt" style:font-style-complex="normal" style:font-weight-complex="normal"/>
    </style:style>
    <style:style style:name="T168" style:family="text">
      <style:text-properties style:use-window-font-color="true" fo:font-size="12pt" fo:font-style="normal" fo:font-weight="normal" officeooo:rsid="00c90be1" style:font-size-asian="12pt" style:font-style-asian="normal" style:font-weight-asian="normal" style:font-size-complex="12pt" style:font-style-complex="normal" style:font-weight-complex="normal"/>
    </style:style>
    <style:style style:name="T169" style:family="text">
      <style:text-properties style:use-window-font-color="true" fo:font-size="12pt" fo:font-style="normal" fo:font-weight="normal" officeooo:rsid="00d0f374" style:font-size-asian="12pt" style:font-style-asian="normal" style:font-weight-asian="normal" style:font-size-complex="12pt" style:font-style-complex="normal" style:font-weight-complex="normal"/>
    </style:style>
    <style:style style:name="T170" style:family="text">
      <style:text-properties style:use-window-font-color="true" fo:font-size="12pt" fo:font-style="normal" fo:font-weight="normal" officeooo:rsid="00d13344" style:font-size-asian="12pt" style:font-style-asian="normal" style:font-weight-asian="normal" style:font-size-complex="12pt" style:font-style-complex="normal" style:font-weight-complex="normal"/>
    </style:style>
    <style:style style:name="T171" style:family="text">
      <style:text-properties style:use-window-font-color="true" fo:font-size="12pt" fo:font-style="normal" fo:font-weight="normal" officeooo:rsid="00d66a78" style:font-size-asian="12pt" style:font-style-asian="normal" style:font-weight-asian="normal" style:font-size-complex="12pt" style:font-style-complex="normal" style:font-weight-complex="normal"/>
    </style:style>
    <style:style style:name="T172" style:family="text">
      <style:text-properties style:use-window-font-color="true" fo:font-size="12pt" fo:font-style="normal" fo:font-weight="normal" officeooo:rsid="00ee3c64" style:font-size-asian="12pt" style:font-style-asian="normal" style:font-weight-asian="normal" style:font-size-complex="12pt" style:font-style-complex="normal" style:font-weight-complex="normal"/>
    </style:style>
    <style:style style:name="T173" style:family="text">
      <style:text-properties style:use-window-font-color="true" fo:font-size="12pt" fo:font-style="italic" fo:font-weight="normal" officeooo:rsid="0064f3d1" style:font-size-asian="12pt" style:font-style-asian="italic" style:font-weight-asian="normal" style:font-size-complex="12pt" style:font-style-complex="italic" style:font-weight-complex="normal"/>
    </style:style>
    <style:style style:name="T174" style:family="text">
      <style:text-properties style:use-window-font-color="true" fo:font-size="12pt" fo:font-style="italic" fo:font-weight="normal" officeooo:rsid="006566e7" style:font-size-asian="12pt" style:font-style-asian="italic" style:font-weight-asian="normal" style:font-size-complex="12pt" style:font-style-complex="italic" style:font-weight-complex="normal"/>
    </style:style>
    <style:style style:name="T175" style:family="text">
      <style:text-properties style:use-window-font-color="true" fo:font-size="12pt" fo:font-style="italic" fo:font-weight="normal" officeooo:rsid="0088edc8" style:font-size-asian="12pt" style:font-style-asian="italic" style:font-weight-asian="normal" style:font-size-complex="12pt" style:font-style-complex="italic" style:font-weight-complex="normal"/>
    </style:style>
    <style:style style:name="T176" style:family="text">
      <style:text-properties style:use-window-font-color="true" fo:font-size="12pt" fo:font-style="italic" fo:font-weight="normal" officeooo:rsid="0097ea99" style:font-size-asian="12pt" style:font-style-asian="italic" style:font-weight-asian="normal" style:font-size-complex="12pt" style:font-style-complex="italic" style:font-weight-complex="normal"/>
    </style:style>
    <style:style style:name="T177" style:family="text">
      <style:text-properties style:use-window-font-color="true" fo:font-size="12pt" fo:font-style="italic" fo:font-weight="normal" officeooo:rsid="00c560b7" style:font-size-asian="12pt" style:font-style-asian="italic" style:font-weight-asian="normal" style:font-size-complex="12pt" style:font-style-complex="italic" style:font-weight-complex="normal"/>
    </style:style>
    <style:style style:name="T178" style:family="text">
      <style:text-properties style:use-window-font-color="true" fo:font-size="12pt" fo:font-style="italic" fo:font-weight="normal" officeooo:rsid="008d2df5" style:font-size-asian="12pt" style:font-style-asian="italic" style:font-weight-asian="normal" style:font-size-complex="12pt" style:font-style-complex="italic" style:font-weight-complex="normal"/>
    </style:style>
    <style:style style:name="T179" style:family="text">
      <style:text-properties style:use-window-font-color="true" fo:font-style="normal" style:font-style-asian="normal" style:font-style-complex="normal"/>
    </style:style>
    <style:style style:name="T180" style:family="text">
      <style:text-properties style:use-window-font-color="true" fo:font-style="normal" officeooo:rsid="00a3f716" style:font-style-asian="normal" style:font-style-complex="normal"/>
    </style:style>
    <style:style style:name="T181" style:family="text">
      <style:text-properties style:use-window-font-color="true" fo:font-style="normal" officeooo:rsid="00e2fdcb" style:font-style-asian="normal" style:font-style-complex="normal"/>
    </style:style>
    <style:style style:name="T182" style:family="text">
      <style:text-properties style:use-window-font-color="true" fo:font-style="normal" officeooo:rsid="00b74cc5" style:font-style-asian="normal" style:font-style-complex="normal"/>
    </style:style>
    <style:style style:name="T183" style:family="text">
      <style:text-properties style:use-window-font-color="true" fo:font-style="normal" officeooo:rsid="0063bb66" style:font-style-asian="normal" style:font-style-complex="normal"/>
    </style:style>
    <style:style style:name="T184" style:family="text">
      <style:text-properties style:use-window-font-color="true" fo:font-style="normal" officeooo:rsid="00e9b19d" style:font-style-asian="normal" style:font-style-complex="normal"/>
    </style:style>
    <style:style style:name="T185" style:family="text">
      <style:text-properties style:use-window-font-color="true" fo:font-style="normal" officeooo:rsid="00e60e09" style:font-style-asian="normal" style:font-style-complex="normal"/>
    </style:style>
    <style:style style:name="T186" style:family="text">
      <style:text-properties style:use-window-font-color="true" fo:font-style="normal" officeooo:rsid="00f8440d" style:font-style-asian="normal" style:font-style-complex="normal"/>
    </style:style>
    <style:style style:name="T187" style:family="text">
      <style:text-properties style:use-window-font-color="true" fo:font-style="normal" officeooo:rsid="00f9de3d" style:font-style-asian="normal" style:font-style-complex="normal"/>
    </style:style>
    <style:style style:name="T188" style:family="text">
      <style:text-properties style:use-window-font-color="true" fo:font-style="normal" officeooo:rsid="00fa16ec" style:font-style-asian="normal" style:font-style-complex="normal"/>
    </style:style>
    <style:style style:name="T189" style:family="text">
      <style:text-properties style:use-window-font-color="true" fo:font-style="normal" officeooo:rsid="005ef505" style:font-style-asian="normal" style:font-style-complex="normal"/>
    </style:style>
    <style:style style:name="T190" style:family="text">
      <style:text-properties style:use-window-font-color="true" fo:font-style="normal" officeooo:rsid="00ff172f" style:font-style-asian="normal" style:font-style-complex="normal"/>
    </style:style>
    <style:style style:name="T191" style:family="text">
      <style:text-properties style:use-window-font-color="true" fo:font-style="normal" officeooo:rsid="00ffeabb" style:font-style-asian="normal" style:font-style-complex="normal"/>
    </style:style>
    <style:style style:name="T192" style:family="text">
      <style:text-properties style:use-window-font-color="true" fo:font-style="normal" officeooo:rsid="0100570a" style:font-style-asian="normal" style:font-style-complex="normal"/>
    </style:style>
    <style:style style:name="T193" style:family="text">
      <style:text-properties style:use-window-font-color="true" fo:font-style="normal" officeooo:rsid="010657af" style:font-style-asian="normal" style:font-style-complex="normal"/>
    </style:style>
    <style:style style:name="T194" style:family="text">
      <style:text-properties style:use-window-font-color="true" fo:font-style="normal" officeooo:rsid="01096f6a" style:font-style-asian="normal" style:font-style-complex="normal"/>
    </style:style>
    <style:style style:name="T195" style:family="text">
      <style:text-properties style:use-window-font-color="true" fo:font-style="normal" officeooo:rsid="010a2b69" style:font-style-asian="normal" style:font-style-complex="normal"/>
    </style:style>
    <style:style style:name="T196" style:family="text">
      <style:text-properties style:use-window-font-color="true" fo:font-style="normal" officeooo:rsid="010bf8e7" style:font-style-asian="normal" style:font-style-complex="normal"/>
    </style:style>
    <style:style style:name="T197" style:family="text">
      <style:text-properties style:use-window-font-color="true" fo:font-style="normal" officeooo:rsid="01146c3a" style:font-style-asian="normal" style:font-style-complex="normal"/>
    </style:style>
    <style:style style:name="T198" style:family="text">
      <style:text-properties style:use-window-font-color="true" fo:font-style="normal" officeooo:rsid="01161157" style:font-style-asian="normal" style:font-style-complex="normal"/>
    </style:style>
    <style:style style:name="T199" style:family="text">
      <style:text-properties style:use-window-font-color="true" fo:font-style="normal" officeooo:rsid="011732c9" style:font-style-asian="normal" style:font-style-complex="normal"/>
    </style:style>
    <style:style style:name="T200" style:family="text">
      <style:text-properties style:use-window-font-color="true" fo:font-style="normal" officeooo:rsid="01175384" style:font-style-asian="normal" style:font-style-complex="normal"/>
    </style:style>
    <style:style style:name="T201" style:family="text">
      <style:text-properties style:use-window-font-color="true" fo:font-style="normal" officeooo:rsid="012447d1" style:font-style-asian="normal" style:font-style-complex="normal"/>
    </style:style>
    <style:style style:name="T202" style:family="text">
      <style:text-properties style:use-window-font-color="true" fo:font-style="normal" officeooo:rsid="012a893d" style:font-style-asian="normal" style:font-style-complex="normal"/>
    </style:style>
    <style:style style:name="T203" style:family="text">
      <style:text-properties style:use-window-font-color="true" fo:font-style="normal" officeooo:rsid="012f24ec" style:font-style-asian="normal" style:font-style-complex="normal"/>
    </style:style>
    <style:style style:name="T204" style:family="text">
      <style:text-properties style:use-window-font-color="true" fo:font-style="normal" officeooo:rsid="012f7104" style:font-style-asian="normal" style:font-style-complex="normal"/>
    </style:style>
    <style:style style:name="T205" style:family="text">
      <style:text-properties style:use-window-font-color="true" fo:font-style="normal" officeooo:rsid="009d8cb1" style:font-style-asian="normal" style:font-style-complex="normal"/>
    </style:style>
    <style:style style:name="T206" style:family="text">
      <style:text-properties style:use-window-font-color="true" fo:font-style="normal" officeooo:rsid="00e71d21" style:font-style-asian="normal" style:font-style-complex="normal"/>
    </style:style>
    <style:style style:name="T207" style:family="text">
      <style:text-properties style:use-window-font-color="true" fo:font-style="normal" officeooo:rsid="00e0f5d6" style:font-style-asian="normal" style:font-style-complex="normal"/>
    </style:style>
    <style:style style:name="T208" style:family="text">
      <style:text-properties style:use-window-font-color="true" fo:font-style="normal" officeooo:rsid="01021f01" style:font-style-asian="normal" style:font-style-complex="normal"/>
    </style:style>
    <style:style style:name="T209" style:family="text">
      <style:text-properties style:use-window-font-color="true" fo:font-style="normal" officeooo:rsid="00e4814d" style:font-style-asian="normal" style:font-style-complex="normal"/>
    </style:style>
    <style:style style:name="T210" style:family="text">
      <style:text-properties style:use-window-font-color="true" fo:font-style="normal" officeooo:rsid="00e2a6ff" style:font-style-asian="normal" style:font-style-complex="normal"/>
    </style:style>
    <style:style style:name="T211" style:family="text">
      <style:text-properties style:use-window-font-color="true" fo:font-style="normal" officeooo:rsid="00e90bf6" style:font-style-asian="normal" style:font-style-complex="normal"/>
    </style:style>
    <style:style style:name="T212" style:family="text">
      <style:text-properties style:use-window-font-color="true" fo:font-style="normal" officeooo:rsid="013083e5" style:font-style-asian="normal" style:font-style-complex="normal"/>
    </style:style>
    <style:style style:name="T213" style:family="text">
      <style:text-properties style:use-window-font-color="true" fo:font-style="normal" officeooo:rsid="01325cd4" style:font-style-asian="normal" style:font-style-complex="normal"/>
    </style:style>
    <style:style style:name="T214" style:family="text">
      <style:text-properties style:use-window-font-color="true" fo:font-style="normal" officeooo:rsid="010db2d3" style:font-style-asian="normal" style:font-style-complex="normal"/>
    </style:style>
    <style:style style:name="T215" style:family="text">
      <style:text-properties style:use-window-font-color="true" fo:font-style="normal" officeooo:rsid="0132e65e" style:font-style-asian="normal" style:font-style-complex="normal"/>
    </style:style>
    <style:style style:name="T216" style:family="text">
      <style:text-properties style:use-window-font-color="true" fo:font-style="normal" officeooo:rsid="0132febd" style:font-style-asian="normal" style:font-style-complex="normal"/>
    </style:style>
    <style:style style:name="T217" style:family="text">
      <style:text-properties style:use-window-font-color="true" fo:font-style="normal" officeooo:rsid="013439de" style:font-style-asian="normal" style:font-style-complex="normal"/>
    </style:style>
    <style:style style:name="T218" style:family="text">
      <style:text-properties style:use-window-font-color="true" fo:font-style="normal" officeooo:rsid="01209c05" style:font-style-asian="normal" style:font-style-complex="normal"/>
    </style:style>
    <style:style style:name="T219" style:family="text">
      <style:text-properties style:use-window-font-color="true" fo:font-style="normal" officeooo:rsid="013083e5" fo:background-color="#ffff00" loext:char-shading-value="0" style:font-style-asian="normal" style:font-style-complex="normal"/>
    </style:style>
    <style:style style:name="T220" style:family="text">
      <style:text-properties style:use-window-font-color="true" fo:font-style="normal" officeooo:rsid="013083e5" fo:background-color="transparent" loext:char-shading-value="0" style:font-style-asian="normal" style:font-style-complex="normal"/>
    </style:style>
    <style:style style:name="T221" style:family="text">
      <style:text-properties style:use-window-font-color="true" fo:font-style="normal" officeooo:rsid="01021f01" fo:background-color="transparent" loext:char-shading-value="0" style:font-style-asian="normal" style:font-style-complex="normal"/>
    </style:style>
    <style:style style:name="T222" style:family="text">
      <style:text-properties style:use-window-font-color="true" fo:font-style="normal" officeooo:rsid="00e9b19d" fo:background-color="transparent" loext:char-shading-value="0" style:font-style-asian="normal" style:font-style-complex="normal"/>
    </style:style>
    <style:style style:name="T223" style:family="text">
      <style:text-properties style:use-window-font-color="true" fo:font-style="italic" officeooo:rsid="00f8440d" style:font-style-asian="italic" style:font-style-complex="italic"/>
    </style:style>
    <style:style style:name="T224" style:family="text">
      <style:text-properties style:use-window-font-color="true" fo:font-style="italic" officeooo:rsid="005ef505" style:font-style-asian="italic" style:font-style-complex="italic"/>
    </style:style>
    <style:style style:name="T225" style:family="text">
      <style:text-properties style:use-window-font-color="true" fo:font-style="italic" officeooo:rsid="00ffeabb" style:font-style-asian="italic" style:font-style-complex="italic"/>
    </style:style>
    <style:style style:name="T226" style:family="text">
      <style:text-properties style:use-window-font-color="true" fo:font-style="italic" officeooo:rsid="01096f6a" style:font-style-asian="italic" style:font-style-complex="italic"/>
    </style:style>
    <style:style style:name="T227" style:family="text">
      <style:text-properties style:use-window-font-color="true" fo:font-style="italic" officeooo:rsid="01146c3a" style:font-style-asian="italic" style:font-style-complex="italic"/>
    </style:style>
    <style:style style:name="T228" style:family="text">
      <style:text-properties style:use-window-font-color="true" fo:font-style="italic" officeooo:rsid="012f24ec" style:font-style-asian="italic" style:font-style-complex="italic"/>
    </style:style>
    <style:style style:name="T229" style:family="text">
      <style:text-properties style:use-window-font-color="true" fo:font-style="italic" officeooo:rsid="00e60e09" style:font-style-asian="italic" style:font-style-complex="italic"/>
    </style:style>
    <style:style style:name="T230" style:family="text">
      <style:text-properties style:use-window-font-color="true" fo:font-style="italic" officeooo:rsid="00e9b19d" style:font-style-asian="italic" style:font-style-complex="italic"/>
    </style:style>
    <style:style style:name="T231" style:family="text">
      <style:text-properties style:use-window-font-color="true" fo:font-style="italic" officeooo:rsid="010bf8e7" style:font-style-asian="italic" style:font-style-complex="italic"/>
    </style:style>
    <style:style style:name="T232" style:family="text">
      <style:text-properties style:use-window-font-color="true" fo:font-style="italic" officeooo:rsid="010db2d3" style:font-style-asian="italic" style:font-style-complex="italic"/>
    </style:style>
    <style:style style:name="T233" style:family="text">
      <style:text-properties style:use-window-font-color="true" fo:font-style="italic" officeooo:rsid="00cdfa3f" style:font-style-asian="italic" style:font-style-complex="italic"/>
    </style:style>
    <style:style style:name="T234" style:family="text">
      <style:text-properties style:use-window-font-color="true" fo:font-style="italic" officeooo:rsid="0132e65e" style:font-style-asian="italic" style:font-style-complex="italic"/>
    </style:style>
    <style:style style:name="T235" style:family="text">
      <style:text-properties style:use-window-font-color="true" fo:font-style="italic" officeooo:rsid="0132febd" style:font-style-asian="italic" style:font-style-complex="italic"/>
    </style:style>
    <style:style style:name="T236" style:family="text">
      <style:text-properties style:use-window-font-color="true" fo:font-style="italic" officeooo:rsid="013439de" style:font-style-asian="italic" style:font-style-complex="italic"/>
    </style:style>
    <style:style style:name="T237" style:family="text">
      <style:text-properties style:use-window-font-color="true" officeooo:rsid="00cdfa3f"/>
    </style:style>
    <style:style style:name="T238" style:family="text">
      <style:text-properties officeooo:rsid="0072252d"/>
    </style:style>
    <style:style style:name="T239" style:family="text">
      <style:text-properties officeooo:rsid="00a00f85"/>
    </style:style>
    <style:style style:name="T240" style:family="text">
      <style:text-properties officeooo:rsid="00a0d5cf"/>
    </style:style>
    <style:style style:name="T241" style:family="text">
      <style:text-properties officeooo:rsid="00a882aa"/>
    </style:style>
    <style:style style:name="T242" style:family="text">
      <style:text-properties officeooo:rsid="00ba237f"/>
    </style:style>
    <style:style style:name="T243" style:family="text">
      <style:text-properties officeooo:rsid="00bb9f97"/>
    </style:style>
    <style:style style:name="T244" style:family="text">
      <style:text-properties officeooo:rsid="00547167"/>
    </style:style>
    <style:style style:name="T245" style:family="text">
      <style:text-properties fo:color="#c9211e" fo:font-size="12pt" fo:font-style="normal" fo:font-weight="normal" officeooo:rsid="00d13344" style:font-size-asian="12pt" style:font-style-asian="normal" style:font-weight-asian="normal" style:font-size-complex="12pt" style:font-style-complex="normal" style:font-weight-complex="normal"/>
    </style:style>
    <style:style style:name="T246" style:family="text">
      <style:text-properties fo:color="#c9211e" fo:font-size="12pt" fo:font-style="italic" fo:font-weight="normal" officeooo:rsid="00d13344" style:font-size-asian="12pt" style:font-style-asian="italic" style:font-weight-asian="normal" style:font-size-complex="12pt" style:font-style-complex="italic" style:font-weight-complex="normal"/>
    </style:style>
    <style:style style:name="T247" style:family="text">
      <style:text-properties fo:color="#c9211e" fo:font-style="italic" officeooo:rsid="005ef505" style:font-style-asian="italic" style:font-style-complex="italic"/>
    </style:style>
    <style:style style:name="T248" style:family="text">
      <style:text-properties fo:color="#c9211e" fo:font-style="normal" officeooo:rsid="005ef505" style:font-style-asian="normal" style:font-style-complex="normal"/>
    </style:style>
    <style:style style:name="T249" style:family="text">
      <style:text-properties fo:color="#c9211e" fo:font-style="normal" officeooo:rsid="00e2a6ff" style:font-style-asian="normal" style:font-style-complex="normal"/>
    </style:style>
    <style:style style:name="T250" style:family="text">
      <style:text-properties fo:color="#c9211e" fo:font-style="normal" officeooo:rsid="010a2b69" style:font-style-asian="normal" style:font-style-complex="normal"/>
    </style:style>
    <style:style style:name="T251" style:family="text">
      <style:text-properties fo:color="#ff0000" fo:font-size="12pt" fo:font-style="normal" fo:font-weight="normal" officeooo:rsid="00d2b772" style:font-size-asian="12pt" style:font-style-asian="normal" style:font-weight-asian="normal" style:font-size-complex="12pt" style:font-style-complex="normal" style:font-weight-complex="normal"/>
    </style:style>
    <style:style style:name="T252" style:family="text">
      <style:text-properties fo:color="#ff0000" fo:font-size="12pt" fo:font-style="normal" fo:font-weight="normal" officeooo:rsid="00971c31" style:font-size-asian="12pt" style:font-style-asian="normal" style:font-weight-asian="normal" style:font-size-complex="12pt" style:font-style-complex="normal" style:font-weight-complex="normal"/>
    </style:style>
    <style:style style:name="T253" style:family="text">
      <style:text-properties fo:color="#ff0000" fo:font-size="12pt" fo:font-style="normal" fo:font-weight="normal" officeooo:rsid="0097ea99" style:font-size-asian="12pt" style:font-style-asian="normal" style:font-weight-asian="normal" style:font-size-complex="12pt" style:font-style-complex="normal" style:font-weight-complex="normal"/>
    </style:style>
    <style:style style:name="T254" style:family="text">
      <style:text-properties fo:color="#ff0000" fo:font-size="12pt" fo:font-style="normal" fo:font-weight="normal" officeooo:rsid="00c7476c" style:font-size-asian="12pt" style:font-style-asian="normal" style:font-weight-asian="normal" style:font-size-complex="12pt" style:font-style-complex="normal" style:font-weight-complex="normal"/>
    </style:style>
    <style:style style:name="T255" style:family="text">
      <style:text-properties fo:color="#ff0000" fo:font-size="12pt" fo:font-style="normal" fo:font-weight="normal" officeooo:rsid="00d13344" style:font-size-asian="12pt" style:font-style-asian="normal" style:font-weight-asian="normal" style:font-size-complex="12pt" style:font-style-complex="normal" style:font-weight-complex="normal"/>
    </style:style>
    <style:style style:name="T256" style:family="text">
      <style:text-properties fo:color="#ff0000" fo:font-size="12pt" fo:font-style="italic" fo:font-weight="normal" officeooo:rsid="00971c31" style:font-size-asian="12pt" style:font-style-asian="italic" style:font-weight-asian="normal" style:font-size-complex="12pt" style:font-style-complex="italic" style:font-weight-complex="normal"/>
    </style:style>
    <style:style style:name="T257" style:family="text">
      <style:text-properties fo:color="#ff0000" fo:font-size="12pt" fo:font-style="italic" fo:font-weight="normal" officeooo:rsid="0097ea99" style:font-size-asian="12pt" style:font-style-asian="italic" style:font-weight-asian="normal" style:font-size-complex="12pt" style:font-style-complex="italic" style:font-weight-complex="normal"/>
    </style:style>
    <style:style style:name="T258" style:family="text">
      <style:text-properties fo:color="#ff0000" fo:font-size="12pt" fo:font-style="italic" fo:font-weight="normal" officeooo:rsid="00c7476c" style:font-size-asian="12pt" style:font-style-asian="italic" style:font-weight-asian="normal" style:font-size-complex="12pt" style:font-style-complex="italic" style:font-weight-complex="normal"/>
    </style:style>
    <style:style style:name="T259" style:family="text">
      <style:text-properties fo:color="#ff0000" fo:font-size="12pt" fo:font-style="italic" fo:font-weight="normal" officeooo:rsid="00d2b772" style:font-size-asian="12pt" style:font-style-asian="italic" style:font-weight-asian="normal" style:font-size-complex="12pt" style:font-style-complex="italic" style:font-weight-complex="normal"/>
    </style:style>
    <style:style style:name="T260" style:family="text">
      <style:text-properties fo:color="#ff0000" fo:font-size="12pt" fo:font-style="italic" fo:font-weight="normal" officeooo:rsid="006566e7" style:font-size-asian="12pt" style:font-style-asian="italic" style:font-weight-asian="normal" style:font-size-complex="12pt" style:font-style-complex="italic" style:font-weight-complex="normal"/>
    </style:style>
    <style:style style:name="T261" style:family="text">
      <style:text-properties fo:color="#ff0000" officeooo:rsid="005d4191"/>
    </style:style>
    <style:style style:name="T262" style:family="text">
      <style:text-properties fo:color="#ff0000" fo:font-style="italic" officeooo:rsid="00a0d5cf" style:font-style-asian="italic" style:font-style-complex="italic"/>
    </style:style>
    <style:style style:name="T263" style:family="text">
      <style:text-properties fo:color="#ff0000" fo:font-style="italic" officeooo:rsid="00e60e09" style:font-style-asian="italic" style:font-style-complex="italic"/>
    </style:style>
    <style:style style:name="T264" style:family="text">
      <style:text-properties fo:color="#ff0000" fo:font-style="italic" officeooo:rsid="0135dd5a" style:font-style-asian="italic" style:font-style-complex="italic"/>
    </style:style>
    <style:style style:name="T265" style:family="text">
      <style:text-properties fo:color="#ff0000" fo:font-style="normal" officeooo:rsid="00bf4c8a" style:font-style-asian="normal" style:font-style-complex="normal"/>
    </style:style>
    <style:style style:name="T266" style:family="text">
      <style:text-properties fo:color="#ff0000" fo:font-style="normal" officeooo:rsid="00d2beb7" style:font-style-asian="normal" style:font-style-complex="normal"/>
    </style:style>
    <style:style style:name="T267" style:family="text">
      <style:text-properties fo:color="#ff0000" fo:font-style="normal" officeooo:rsid="009ea71c" style:font-style-asian="normal" style:font-style-complex="normal"/>
    </style:style>
    <style:style style:name="T268" style:family="text">
      <style:text-properties fo:color="#ff0000" fo:font-style="normal" officeooo:rsid="00a21664" style:font-style-asian="normal" style:font-style-complex="normal"/>
    </style:style>
    <style:style style:name="T269" style:family="text">
      <style:text-properties fo:color="#ff0000" fo:font-style="normal" officeooo:rsid="00a0d5cf" style:font-style-asian="normal" style:font-style-complex="normal"/>
    </style:style>
    <style:style style:name="T270" style:family="text">
      <style:text-properties fo:color="#ff0000" fo:font-style="normal" officeooo:rsid="00cfd1b5" style:font-style-asian="normal" style:font-style-complex="normal"/>
    </style:style>
    <style:style style:name="T271" style:family="text">
      <style:text-properties fo:color="#ff0000" fo:font-style="normal" officeooo:rsid="00aa5531" style:font-style-asian="normal" style:font-style-complex="normal"/>
    </style:style>
    <style:style style:name="T272" style:family="text">
      <style:text-properties fo:color="#ff0000" fo:font-style="normal" officeooo:rsid="0072252d" style:font-style-asian="normal" style:font-style-complex="normal"/>
    </style:style>
    <style:style style:name="T273" style:family="text">
      <style:text-properties fo:color="#ff0000" fo:font-style="normal" officeooo:rsid="00ac4c09" style:font-style-asian="normal" style:font-style-complex="normal"/>
    </style:style>
    <style:style style:name="T274" style:family="text">
      <style:text-properties fo:color="#ff0000" fo:font-style="normal" officeooo:rsid="00c0730d" style:font-style-asian="normal" style:font-style-complex="normal"/>
    </style:style>
    <style:style style:name="T275" style:family="text">
      <style:text-properties fo:color="#ff0000" fo:font-style="normal" officeooo:rsid="00c08115" style:font-style-asian="normal" style:font-style-complex="normal"/>
    </style:style>
    <style:style style:name="T276" style:family="text">
      <style:text-properties fo:color="#ff0000" fo:font-style="normal" officeooo:rsid="00d6cbff" style:font-style-asian="normal" style:font-style-complex="normal"/>
    </style:style>
    <style:style style:name="T277" style:family="text">
      <style:text-properties fo:color="#ff0000" fo:font-style="normal" officeooo:rsid="0063bb66" style:font-style-asian="normal" style:font-style-complex="normal"/>
    </style:style>
    <style:style style:name="T278" style:family="text">
      <style:text-properties fo:color="#ff0000" fo:font-style="normal" officeooo:rsid="0060ecd1" style:font-style-asian="normal" style:font-style-complex="normal"/>
    </style:style>
    <style:style style:name="T279" style:family="text">
      <style:text-properties fo:color="#ff0000" fo:font-style="normal" officeooo:rsid="007aaa1f" style:font-style-asian="normal" style:font-style-complex="normal"/>
    </style:style>
    <style:style style:name="T280" style:family="text">
      <style:text-properties fo:color="#ff0000" fo:font-style="normal" officeooo:rsid="00fa16ec" style:font-style-asian="normal" style:font-style-complex="normal"/>
    </style:style>
    <style:style style:name="T281" style:family="text">
      <style:text-properties fo:color="#ff0000" fo:font-style="normal" officeooo:rsid="00ff172f" style:font-style-asian="normal" style:font-style-complex="normal"/>
    </style:style>
    <style:style style:name="T282" style:family="text">
      <style:text-properties fo:color="#ff0000" fo:font-style="normal" officeooo:rsid="0132e65e" style:font-style-asian="normal" style:font-style-complex="normal"/>
    </style:style>
    <style:style style:name="T283" style:family="text">
      <style:text-properties fo:color="#ff0000" fo:font-style="normal" officeooo:rsid="0135d253" style:font-style-asian="normal" style:font-style-complex="normal"/>
    </style:style>
    <style:style style:name="T284" style:family="text">
      <style:text-properties fo:color="#ff0000" style:font-name="Arial1" fo:language="pt" fo:country="BR" fo:font-style="normal" officeooo:rsid="00d0f374" style:font-style-asian="normal" style:font-style-complex="normal"/>
    </style:style>
    <style:style style:name="T285" style:family="text">
      <style:text-properties fo:color="#ff0000" style:font-name="Arial1" fo:language="pt" fo:country="BR" fo:font-style="normal" officeooo:rsid="00fa16ec" style:font-style-asian="normal" style:font-style-complex="normal"/>
    </style:style>
    <style:style style:name="T286" style:family="text">
      <style:text-properties fo:color="#ff0000" style:font-name="Arial1" fo:language="pt" fo:country="BR" fo:font-style="italic" officeooo:rsid="012c7543" style:font-style-asian="italic" style:font-style-complex="italic"/>
    </style:style>
    <style:style style:name="T287" style:family="text">
      <style:text-properties fo:color="#ff0000" officeooo:rsid="00fa16ec"/>
    </style:style>
    <style:style style:name="T288" style:family="text">
      <style:text-properties fo:color="#ff0000" officeooo:rsid="01325cd4"/>
    </style:style>
    <style:style style:name="T289" style:family="text">
      <style:text-properties officeooo:rsid="00dd12ba"/>
    </style:style>
    <style:style style:name="T290" style:family="text">
      <style:text-properties officeooo:rsid="00e0f5d6"/>
    </style:style>
    <style:style style:name="T291" style:family="text">
      <style:text-properties fo:color="#00a933" fo:font-style="normal" officeooo:rsid="00bf4c8a" style:font-style-asian="normal" style:font-style-complex="normal"/>
    </style:style>
    <style:style style:name="T292" style:family="text">
      <style:text-properties fo:color="#00a933" fo:font-style="normal" officeooo:rsid="00b19334" style:font-style-asian="normal" style:font-style-complex="normal"/>
    </style:style>
    <style:style style:name="T293" style:family="text">
      <style:text-properties fo:color="#00a933" fo:font-style="normal" officeooo:rsid="00d2beb7" style:font-style-asian="normal" style:font-style-complex="normal"/>
    </style:style>
    <style:style style:name="T294" style:family="text">
      <style:text-properties fo:color="#00a933" fo:font-style="normal" officeooo:rsid="00acc4db" style:font-style-asian="normal" style:font-style-complex="normal"/>
    </style:style>
    <style:style style:name="T295" style:family="text">
      <style:text-properties fo:color="#00a933" fo:font-style="normal" officeooo:rsid="00c0730d" style:font-style-asian="normal" style:font-style-complex="normal"/>
    </style:style>
    <style:style style:name="T296" style:family="text">
      <style:text-properties fo:color="#00a933" fo:font-style="normal" officeooo:rsid="00d0f374" style:font-style-asian="normal" style:font-style-complex="normal"/>
    </style:style>
    <style:style style:name="T297" style:family="text">
      <style:text-properties fo:color="#00a933" fo:font-style="normal" officeooo:rsid="0063bb66" style:font-style-asian="normal" style:font-style-complex="normal"/>
    </style:style>
    <style:style style:name="T298" style:family="text">
      <style:text-properties fo:color="#00a933" fo:font-style="normal" officeooo:rsid="00c9e6c9" style:font-style-asian="normal" style:font-style-complex="normal"/>
    </style:style>
    <style:style style:name="T299" style:family="text">
      <style:text-properties fo:color="#00a933" fo:font-style="normal" officeooo:rsid="00ecf884" style:font-style-asian="normal" style:font-style-complex="normal"/>
    </style:style>
    <style:style style:name="T300" style:family="text">
      <style:text-properties fo:color="#00a933" fo:font-style="normal" officeooo:rsid="00ee3c64" style:font-style-asian="normal" style:font-style-complex="normal"/>
    </style:style>
    <style:style style:name="T301" style:family="text">
      <style:text-properties fo:color="#00a933" style:font-name="Arial1" fo:language="pt" fo:country="BR" fo:font-style="normal" officeooo:rsid="00bf4c8a" style:font-style-asian="normal" style:font-style-complex="normal"/>
    </style:style>
    <style:style style:name="T302" style:family="text">
      <style:text-properties fo:color="#00a933" style:font-name="Arial1" fo:language="pt" fo:country="BR" fo:font-style="normal" officeooo:rsid="00d2beb7" style:font-style-asian="normal" style:font-style-complex="normal"/>
    </style:style>
    <style:style style:name="T303" style:family="text">
      <style:text-properties fo:color="#00a933" style:font-name="Arial1" fo:language="pt" fo:country="BR" fo:font-style="normal" officeooo:rsid="00ecf884" style:font-style-asian="normal" style:font-style-complex="normal"/>
    </style:style>
    <style:style style:name="T304" style:family="text">
      <style:text-properties fo:color="#00a933" style:font-name="Arial1" fo:language="pt" fo:country="BR" fo:font-style="normal" officeooo:rsid="00ee3c64" style:font-style-asian="normal" style:font-style-complex="normal"/>
    </style:style>
    <style:style style:name="T305" style:family="text">
      <style:text-properties fo:color="#00a933" style:font-name="Arial1" fo:font-size="12pt" fo:language="pt" fo:country="BR" fo:font-style="normal" fo:font-weight="normal" officeooo:rsid="00d13344" style:font-size-asian="12pt" style:font-style-asian="normal" style:font-weight-asian="normal" style:font-size-complex="12pt" style:font-style-complex="normal" style:font-weight-complex="normal"/>
    </style:style>
    <style:style style:name="T306" style:family="text">
      <style:text-properties fo:color="#00a933" style:font-name="Arial1" fo:font-size="12pt" fo:language="pt" fo:country="BR" fo:font-style="normal" fo:font-weight="normal" officeooo:rsid="007356de" style:font-size-asian="12pt" style:font-style-asian="normal" style:font-weight-asian="normal" style:font-size-complex="12pt" style:font-style-complex="normal" style:font-weight-complex="normal"/>
    </style:style>
    <style:style style:name="T307" style:family="text">
      <style:text-properties fo:color="#00a933" style:font-name="Arial1" fo:font-size="12pt" fo:language="pt" fo:country="BR" fo:font-style="normal" fo:font-weight="normal" officeooo:rsid="00d66a78" style:font-size-asian="12pt" style:font-style-asian="normal" style:font-weight-asian="normal" style:font-size-complex="12pt" style:font-style-complex="normal" style:font-weight-complex="normal"/>
    </style:style>
    <style:style style:name="T308" style:family="text">
      <style:text-properties fo:color="#00a933" style:font-name="Arial1" fo:font-size="12pt" fo:language="pt" fo:country="BR" fo:font-style="normal" fo:font-weight="normal" officeooo:rsid="00d6cbff" style:font-size-asian="12pt" style:font-style-asian="normal" style:font-weight-asian="normal" style:font-size-complex="12pt" style:font-style-complex="normal" style:font-weight-complex="normal"/>
    </style:style>
    <style:style style:name="T309" style:family="text">
      <style:text-properties fo:color="#00a933" fo:font-size="12pt" fo:font-style="normal" fo:font-weight="normal" officeooo:rsid="00d0f374" style:font-size-asian="12pt" style:font-style-asian="normal" style:font-weight-asian="normal" style:font-size-complex="12pt" style:font-style-complex="normal" style:font-weight-complex="normal"/>
    </style:style>
    <style:style style:name="T310" style:family="text">
      <style:text-properties fo:color="#00a933" fo:font-size="12pt" fo:font-style="normal" fo:font-weight="normal" officeooo:rsid="007356de" style:font-size-asian="12pt" style:font-style-asian="normal" style:font-weight-asian="normal" style:font-size-complex="12pt" style:font-style-complex="normal" style:font-weight-complex="normal"/>
    </style:style>
    <style:style style:name="T311" style:family="text">
      <style:text-properties fo:color="#00a933" fo:font-size="12pt" fo:font-style="normal" fo:font-weight="normal" officeooo:rsid="00c9e6c9" style:font-size-asian="12pt" style:font-style-asian="normal" style:font-weight-asian="normal" style:font-size-complex="12pt" style:font-style-complex="normal" style:font-weight-complex="normal"/>
    </style:style>
    <style:style style:name="T312" style:family="text">
      <style:text-properties fo:color="#00a933" fo:font-size="12pt" fo:font-style="normal" fo:font-weight="normal" officeooo:rsid="00767b30" style:font-size-asian="12pt" style:font-style-asian="normal" style:font-weight-asian="normal" style:font-size-complex="12pt" style:font-style-complex="normal" style:font-weight-complex="normal"/>
    </style:style>
    <style:style style:name="T313" style:family="text">
      <style:text-properties fo:color="#00a933" fo:font-size="12pt" fo:font-style="normal" fo:font-weight="normal" officeooo:rsid="00d13344" style:font-size-asian="12pt" style:font-style-asian="normal" style:font-weight-asian="normal" style:font-size-complex="12pt" style:font-style-complex="normal" style:font-weight-complex="normal"/>
    </style:style>
    <style:style style:name="T314" style:family="text">
      <style:text-properties fo:color="#00a933" fo:font-style="italic" officeooo:rsid="00ee3c64" style:font-style-asian="italic" style:font-style-complex="italic"/>
    </style:style>
    <style:style style:name="T315" style:family="text">
      <style:text-properties officeooo:rsid="00e90bf6"/>
    </style:style>
    <style:style style:name="T316" style:family="text">
      <style:text-properties officeooo:rsid="00eea6a3"/>
    </style:style>
    <style:style style:name="T317" style:family="text">
      <style:text-properties officeooo:rsid="00f28cd6"/>
    </style:style>
    <style:style style:name="T318" style:family="text">
      <style:text-properties officeooo:rsid="00f4c6de"/>
    </style:style>
    <style:style style:name="T319" style:family="text">
      <style:text-properties officeooo:rsid="00f7da5c"/>
    </style:style>
    <style:style style:name="T320" style:family="text">
      <style:text-properties officeooo:rsid="00f83a30"/>
    </style:style>
    <style:style style:name="T321" style:family="text">
      <style:text-properties officeooo:rsid="00f8440d"/>
    </style:style>
    <style:style style:name="T322" style:family="text">
      <style:text-properties officeooo:rsid="00fa16ec"/>
    </style:style>
    <style:style style:name="T323" style:family="text">
      <style:text-properties officeooo:rsid="00ff172f"/>
    </style:style>
    <style:style style:name="T324" style:family="text">
      <style:text-properties fo:text-transform="uppercase" style:font-name="Arial1" fo:font-size="12pt" fo:language="pt" fo:country="BR" fo:font-weight="bold" officeooo:rsid="0121963f" style:font-name-asian="Microsoft YaHei" style:font-size-asian="18.2000007629395pt" style:font-weight-asian="bold" style:font-name-complex="Lucida Sans" style:font-size-complex="18.2000007629395pt" style:font-weight-complex="bold"/>
    </style:style>
    <style:style style:name="T325" style:family="text">
      <style:text-properties fo:text-transform="uppercase" style:font-name="Arial1" fo:font-size="12pt" fo:language="pt" fo:country="BR" fo:font-weight="bold" officeooo:rsid="0135d253" style:font-name-asian="Microsoft YaHei" style:font-size-asian="18.2000007629395pt" style:font-weight-asian="bold" style:font-name-complex="Lucida Sans" style:font-size-complex="18.2000007629395pt" style:font-weight-complex="bold"/>
    </style:style>
    <style:style style:name="T326" style:family="text">
      <style:text-properties officeooo:rsid="0103d8fe"/>
    </style:style>
    <style:style style:name="T327" style:family="text">
      <style:text-properties officeooo:rsid="01100a12"/>
    </style:style>
    <style:style style:name="T328" style:family="text">
      <style:text-properties officeooo:rsid="011c4ca3"/>
    </style:style>
    <style:style style:name="T329" style:family="text">
      <style:text-properties officeooo:rsid="011ca0f8"/>
    </style:style>
    <style:style style:name="T330" style:family="text">
      <style:text-properties officeooo:rsid="011e8cdc"/>
    </style:style>
    <style:style style:name="T331" style:family="text">
      <style:text-properties officeooo:rsid="01201899"/>
    </style:style>
    <style:style style:name="T332" style:family="text">
      <style:text-properties officeooo:rsid="01209c05"/>
    </style:style>
    <style:style style:name="T333" style:family="text">
      <style:text-properties officeooo:rsid="0121963f"/>
    </style:style>
    <style:style style:name="T334" style:family="text">
      <style:text-properties officeooo:rsid="01232402"/>
    </style:style>
    <style:style style:name="T335" style:family="text">
      <style:text-properties officeooo:rsid="01284366"/>
    </style:style>
    <style:style style:name="T336" style:family="text">
      <style:text-properties officeooo:rsid="012a893d"/>
    </style:style>
    <style:style style:name="T337" style:family="text">
      <style:text-properties officeooo:rsid="00cdfa3f"/>
    </style:style>
    <style:style style:name="T338" style:family="text">
      <style:text-properties officeooo:rsid="012a8a54"/>
    </style:style>
    <style:style style:name="T339" style:family="text">
      <style:text-properties officeooo:rsid="012c6f0a"/>
    </style:style>
    <style:style style:name="T340" style:family="text">
      <style:text-properties fo:text-transform="capitalize" style:font-name="Arial1" fo:font-size="12pt" fo:language="pt" fo:country="BR" fo:font-weight="bold" officeooo:rsid="013083e5" style:font-name-asian="Microsoft YaHei" style:font-size-asian="16.1000003814697pt" style:font-weight-asian="bold" style:font-name-complex="Lucida Sans" style:font-size-complex="16.1000003814697pt" style:font-weight-complex="bold"/>
    </style:style>
    <style:style style:name="T341" style:family="text">
      <style:text-properties officeooo:rsid="012e39da"/>
    </style:style>
    <style:style style:name="T342" style:family="text">
      <style:text-properties fo:language="pt" fo:country="BR"/>
    </style:style>
    <style:style style:name="T343" style:family="text">
      <style:text-properties officeooo:rsid="013083e5"/>
    </style:style>
    <style:style style:name="T344" style:family="text">
      <style:text-properties officeooo:rsid="01325cd4"/>
    </style:style>
    <style:style style:name="T345" style:family="text">
      <style:text-properties officeooo:rsid="0132e65e"/>
    </style:style>
    <style:style style:name="T346" style:family="text">
      <style:text-properties officeooo:rsid="0132febd"/>
    </style:style>
    <style:style style:name="T347" style:family="text">
      <style:text-properties officeooo:rsid="0135d253"/>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JEDIEL DA ROSA RIBEIRO</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2">JOGOS <text:span text:style-name="T142">ELETRÔNICOS</text:span> E RELIGIÃO</text:p>
      <text:p text:style-name="P11"><text:span text:style-name="T20">GAMERS</text:span><text:span text:style-name="T21">: UM POVO NÃO ALCANÇADO</text:span></text:p>
      <text:p text:style-name="P9"/>
      <text:p text:style-name="P9"/>
      <text:p text:style-name="P9"/>
      <text:p text:style-name="P25"/>
      <text:p text:style-name="P25"/>
      <text:p text:style-name="P25"/>
      <text:p text:style-name="P25"/>
      <text:p text:style-name="P25"/>
      <text:p text:style-name="P25"/>
      <text:p text:style-name="P25"/>
      <text:p text:style-name="P25"/>
      <text:p text:style-name="P25"/>
      <text:p text:style-name="P25"/>
      <text:p text:style-name="P9"/>
      <text:p text:style-name="P9"><text:span text:style-name="T2">GASPAR</text:span>/SC<text:line-break/><text:span text:style-name="T29">OUTUBRO </text:span><text:span text:style-name="T1">DE 2021</text:span></text:p>
      <text:p text:style-name="P29">JEDIEL DA ROSA RIBEIRO</text:p>
      <text:p text:style-name="P9"/>
      <text:p text:style-name="P9"/>
      <text:p text:style-name="P3"/>
      <text:p text:style-name="P4"/>
      <text:p text:style-name="P3"/>
      <text:p text:style-name="P3"/>
      <text:p text:style-name="P3"/>
      <text:p text:style-name="P3"/>
      <text:p text:style-name="P21">JOGOS <text:span text:style-name="T142">ELETRÔNICOS</text:span> E RELIGIÃO</text:p>
      <text:p text:style-name="P10"><text:span text:style-name="T18">GAMERS:</text:span><text:span text:style-name="T19"> UM POVO NÃO ALCANÇADO</text:span></text:p>
      <text:p text:style-name="P37">Trabalho apresentado à professora Damares da Silva por exigência da disciplina Metodologia da Pesquisa do curso de Teologia e Missão do Centro de Treinamento Missionário Vida – CTMVida.</text:p>
      <text:p text:style-name="P6"/>
      <text:p text:style-name="P6"/>
      <text:p text:style-name="P6"/>
      <text:p text:style-name="P5"/>
      <text:p text:style-name="P5"/>
      <text:p text:style-name="P5"/>
      <text:p text:style-name="P5"/>
      <text:p text:style-name="P5"/>
      <text:p text:style-name="P5"/>
      <text:p text:style-name="P5"/>
      <text:p text:style-name="P9"><text:bookmark-start text:name="__RefHeading___Toc76_29617380991"/><text:span text:style-name="T2">GASPAR</text:span>/SC<text:line-break/><text:span text:style-name="T29">OUTUBRO </text:span><text:span text:style-name="T1">DE 2021</text:span><text:bookmark-end text:name="__RefHeading___Toc76_29617380991"/></text:p>
      <text:list xml:id="list3924038410" text:style-name="Outline">
        <text:list-item>
          <text:h text:style-name="P45" text:outline-level="1"><text:bookmark-start text:name="__RefHeading___Toc1199_850610512"/>Dedicatória<text:bookmark-end text:name="__RefHeading___Toc1199_850610512"/></text:h>
        </text:list-item>
      </text:list>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p text:style-name="P36"/>
      <text:p text:style-name="P36"><text:bookmark-start text:name="__RefHeading___Toc385_3124115424"/>Dedico esse trabalho à minha família que <text:span text:style-name="T30">cuidou </text:span><text:span text:style-name="T31">de mim com muito amor, me incentivaram a viver essa nova experiência com Deus </text:span><text:span text:style-name="T141">no seminário</text:span><text:span text:style-name="T31">, e também, me apoiaram em cada passo desse processo. Agradeço a Deus pela minha família </text:span><text:span text:style-name="T315">e pelo</text:span><text:span text:style-name="T31"> suporte </text:span><text:span text:style-name="T315">que me deram </text:span><text:span text:style-name="T31">do início ao fim, além de sempre estarem do meu lado.</text:span><text:bookmark-end text:name="__RefHeading___Toc385_3124115424"/></text:p>
      <text:list xml:id="list162615039396930" text:continue-numbering="true" text:style-name="Outline">
        <text:list-item>
          <text:h text:style-name="P45" text:outline-level="1"><text:bookmark-start text:name="__RefHeading___Toc742_3095095786"/>Agradecimentos<text:bookmark-end text:name="__RefHeading___Toc742_3095095786"/></text:h>
        </text:list-item>
      </text:list>
      <text:p text:style-name="P12"/>
      <text:p text:style-name="P31"><text:tab/>Ao meu vô e pastor João Ribeiro que me apoiou e tornou possível para que eu pudesse viver essa experiência incrível no seminário, obrigado, vô! <text:span text:style-name="T335">A</text:span><text:span text:style-name="T244">os pastores </text:span><text:span text:style-name="T32">Rholyston da Rosa, Luiz Domingues,</text:span><text:span text:style-name="T244"> que </text:span><text:span text:style-name="T33">c</text:span><text:span text:style-name="T34">om muita paciência acreditaram em mim </text:span><text:span text:style-name="T33">e no chamado de Deus para a minha vida</text:span><text:span text:style-name="T34">. Muito obrigado! </text:span><text:span text:style-name="T335">À</text:span><text:span text:style-name="T34"> minha família que me apoiou em todo o processo </text:span><text:span text:style-name="T30">que passei</text:span><text:span text:style-name="T34"> no seminário. Me amaram e trataram com todo amor e carinho </text:span><text:span text:style-name="T30">do mundo mesmo estando longe</text:span><text:span text:style-name="T34">. </text:span><text:span text:style-name="T33">Muito obrigado </text:span><text:span text:style-name="T30">por me incentivarem a fazer parte dessa história</text:span><text:span text:style-name="T33">! </text:span><text:span text:style-name="T335">À</text:span><text:span text:style-name="T33"> liderança e coordenação do CTMVida,</text:span><text:span text:style-name="T34"> Pastor </text:span><text:span text:style-name="T33">Eliabe Camargo, Pastora Ana Camargo, Robson, Paola, Jucian</text:span><text:span text:style-name="T318">e</text:span><text:span text:style-name="T33">, Damares, Vonei. </text:span><text:span text:style-name="T335">A</text:span><text:span text:style-name="T30">os professores que ministraram aulas com tanto amor e dedicação, impulsionando e incentivando na nossa caminhada como alunos. Muito obrigado, de verdade!</text:span></text:p>
      <text:p text:style-name="P33"/>
      <text:p text:style-name="P34">Os meus <text:span text:style-name="T241">sinceros </text:span>agradecimentos de coração.</text:p>
      <text:p text:style-name="P35">Jediel Da Rosa Ribeiro</text:p>
      <text:list xml:id="list162614211837994" text:continue-numbering="true" text:style-name="Outline">
        <text:list-item>
          <text:h text:style-name="P45" text:outline-level="1"><text:bookmark-start text:name="__RefHeading___Toc1201_850610512"/>Prefácio<text:bookmark-end text:name="__RefHeading___Toc1201_850610512"/></text:h>
        </text:list-item>
      </text:list>
      <text:p text:style-name="P15"><text:tab/><text:span text:style-name="T141">Ouvi dizer que </text:span><text:span text:style-name="T238">talvez</text:span><text:span text:style-name="T141">, um aluno de um seminário</text:span><text:span text:style-name="T261">*</text:span><text:span text:style-name="T141"> cristão </text:span><text:span text:style-name="T239">não devesse dedicar </text:span><text:span text:style-name="T22">seu</text:span><text:span text:style-name="T240"> </text:span><text:span text:style-name="T84">TCC</text:span><text:span text:style-name="T240"> para falar sobre jogos eletrônicos, um tema tão banal e irrelevante para a igreja</text:span><text:span text:style-name="T83">. </text:span><text:span text:style-name="T84">Isso, b</text:span><text:span text:style-name="T67">aseado na ideia de </text:span><text:span text:style-name="T68">que </text:span><text:span text:style-name="T79">os</text:span><text:span text:style-name="T68"> jogos </text:span><text:span text:style-name="T79">eletrônicos </text:span><text:span text:style-name="T68">não </text:span><text:span text:style-name="T79">t</text:span><text:span text:style-name="T96">ê</text:span><text:span text:style-name="T79">m espaço </text:span><text:span text:style-name="T82">nem relevância</text:span><text:span text:style-name="T79"> no meio religioso </text:span><text:span text:style-name="T5">e no</text:span><text:span text:style-name="T68"> </text:span><text:span text:style-name="T5">mundo </text:span><text:span text:style-name="T68">cristão. </text:span><text:span text:style-name="T94">N</text:span><text:span text:style-name="T68">ão pretendo criticar aqueles que pensam que o estudo d</text:span><text:span text:style-name="T75">os</text:span><text:span text:style-name="T68"> </text:span><text:span text:style-name="T41">jogos eletrônicos</text:span><text:span text:style-name="T68"> e </text:span><text:span text:style-name="T80">da</text:span><text:span text:style-name="T68"> religião </text:span><text:span text:style-name="T75">seja perda de tempo</text:span><text:span text:style-name="T68">. Eu entendo o ceticismo</text:span><text:span text:style-name="T6"> dessas pessoas, a</text:span><text:span text:style-name="T68">final, é </text:span><text:span text:style-name="T6">uma ideia</text:span><text:span text:style-name="T68"> que não tem sido </text:span><text:span text:style-name="T91">tão </text:span><text:span text:style-name="T68"><text:s/>explorad</text:span><text:span text:style-name="T80">a</text:span><text:span text:style-name="T68"> quanto poderia, </text:span><text:span text:style-name="T80">tanto no meio acadêmico quanto </text:span><text:span text:style-name="T75">no meio cristão</text:span><text:span text:style-name="T272">*</text:span><text:span text:style-name="T75">. </text:span><text:span text:style-name="T84">Assim, ainda há muito </text:span><text:span text:style-name="T40">tabu</text:span><text:span text:style-name="T262">*</text:span><text:span text:style-name="T84"> </text:span><text:span text:style-name="T87">envolvendo </text:span><text:span text:style-name="T84">esse tópico, </text:span><text:span text:style-name="T91">com</text:span><text:span text:style-name="T84"> pensamentos </text:span><text:span text:style-name="T91">de que </text:span><text:span text:style-name="T84">jogos são </text:span><text:span text:style-name="T40">apenas um passatempo</text:span><text:span text:style-name="T84">, uma </text:span><text:span text:style-name="T40">distração</text:span><text:span text:style-name="T84"> </text:span><text:span text:style-name="T85">para crianças e adolescentes</text:span><text:span text:style-name="T268">*</text:span><text:span text:style-name="T85">, </text:span><text:span text:style-name="T87">ou </text:span><text:span text:style-name="T41">lazer </text:span><text:span text:style-name="T87">para jovens e adultos</text:span><text:span text:style-name="T271">*</text:span><text:span text:style-name="T75">. </text:span><text:span text:style-name="T82">Contudo</text:span><text:span text:style-name="T80">, </text:span><text:span text:style-name="T87">é </text:span><text:span text:style-name="T84">fato </text:span><text:span text:style-name="T96">que religiões, ideologias e culturas</text:span><text:span text:style-name="T80"> </text:span><text:span text:style-name="T87">est</text:span><text:span text:style-name="T96">ão </text:span><text:span text:style-name="T87">presente</text:span><text:span text:style-name="T96">s</text:span><text:span text:style-name="T265">*</text:span><text:span text:style-name="T84">, </text:span><text:span text:style-name="T85">tanto explicitamente quanto implicitamente </text:span><text:span text:style-name="T80">em inúmeros títulos de grande sucesso.</text:span><text:span text:style-name="T82"> </text:span><text:span text:style-name="T266">(</text:span><text:span text:style-name="T267">como em Shadow of the </text:span><text:span text:style-name="T268">C</text:span><text:span text:style-name="T267">ollosus,</text:span><text:span text:style-name="T269"> God of War,</text:span><text:span text:style-name="T268"> The Last Guardian, </text:span><text:span text:style-name="T265">The Last of Us, Uncharted, Life is Strange e muitos outros</text:span><text:span text:style-name="T266">)</text:span><text:span text:style-name="T84"> </text:span><text:span text:style-name="T96">Essas ideias </text:span><text:span text:style-name="T85">são passadas pelos desenvolvedores e criadores dos jogos</text:span><text:span text:style-name="T268">*</text:span><text:span text:style-name="T85">, mesmo que as vezes isso possa, </text:span><text:span text:style-name="T91">ou não ser intencional</text:span><text:span text:style-name="T85">. </text:span><text:span text:style-name="T96">Na maioria das vezes, essa inclusão de ideologias, cultura e religião são </text:span><text:span text:style-name="T99">planejadas </text:span><text:span text:style-name="T96">e desempenham um papel fundamental no enredo dos jogos. Mas, até mesmo se os criadores não quisessem introduzir em seus jogos, ideias, parte de sua cultura e religião, eles falhariam. Não existem criadores neutros</text:span><text:span text:style-name="T265">*</text:span><text:span text:style-name="T96">, todos temos uma cosmovisão pela qual enxergamos o mundo ao nosso redor </text:span><text:span text:style-name="T100">e pela qual tomamos decisões</text:span><text:span text:style-name="T270">*</text:span><text:span text:style-name="T96">. </text:span><text:span text:style-name="T291">Todos temos uma cultura da qual fazêmos parte. Todos nós, querendo ou não, acreditamos em algo. Seja na existência ou inexistência de Deus ou de deuses. Não há como fugir do impacto que </text:span><text:span text:style-name="T301">a religião, a cultura e as ideologias</text:span><text:span text:style-name="T291"> têm sobre nós</text:span><text:span text:style-name="T96">.</text:span></text:p>
      <text:p text:style-name="P16"><text:span text:style-name="T68"><text:tab/></text:span><text:span text:style-name="T96">O</text:span><text:span text:style-name="T81"> que me fez querer escrever sobre jogos eletrônicos </text:span><text:span text:style-name="T69">foi </text:span><text:span text:style-name="T96">primeiramente </text:span><text:span text:style-name="T69">a </text:span><text:span text:style-name="T36">aparente negligência da igreja em relação ao mundo dos </text:span><text:span text:style-name="T41">gamers</text:span><text:span text:style-name="T69">. </text:span><text:span text:style-name="T87">A igreja tem se movido para alcançar realidades que antes haviam sido negligenciadas</text:span><text:span text:style-name="T271">*</text:span><text:span text:style-name="T87">. Principalmente, no ambiente artístico. Vemos a igreja se posicionando de maneira relevante, trazendo consigo verdades da bíblia para o público que, </text:span><text:span text:style-name="T90">de outra forma</text:span><text:span text:style-name="T87"> </text:span><text:span text:style-name="T88">não teria uma oportunidade digna de conhecer o evangelho</text:span><text:span text:style-name="T273">*</text:span><text:span text:style-name="T88">, </text:span><text:span text:style-name="T90">como por exemplo</text:span><text:span text:style-name="T88"> <text:s/></text:span><text:soft-page-break/><text:span text:style-name="T90">apenas</text:span><text:span text:style-name="T88"> através d</text:span><text:span text:style-name="T90">e</text:span><text:span text:style-name="T88"> mensagens que são pregadas no púlpito </text:span><text:span text:style-name="T90">ou</text:span><text:span text:style-name="T88"> de movimentos evangelísticos. </text:span><text:span text:style-name="T97">No livro </text:span><text:span text:style-name="T44">A família na era </text:span><text:span text:style-name="T97">digital, de Lediel Santos, o autor apresenta inúmeros dados, mostrando a influência dos jogos nas famílias e no mundo de hoje</text:span><text:span text:style-name="T274">*</text:span><text:span text:style-name="T97">. Esses dados nos revelam como os adolescentes em sua maioria possuem acesso à internet e consequentemente aos jogos eletrônicos. É fato que a maioria das crianças fazem parte </text:span><text:span text:style-name="T7">do </text:span><text:span text:style-name="T89">mundo dos jogos</text:span><text:span text:style-name="T90"> hoje, </text:span><text:span text:style-name="T97">sejam elas espectadoras através do youtube</text:span><text:span text:style-name="T274">*</text:span><text:span text:style-name="T97">, ou jogadores ativos</text:span><text:span text:style-name="T274">*</text:span><text:span text:style-name="T97">.</text:span><text:span text:style-name="T90"> </text:span><text:span text:style-name="T100">P</text:span><text:span text:style-name="T97">ais procurando aconselhamento com pastores para controlar seus filhos que estão viciados em redes sociais e jogos eletrônicos, são </text:span><text:span text:style-name="T100">realidades </text:span><text:span text:style-name="T97">cada vez mais comuns </text:span><text:span text:style-name="T100">enfrentadas</text:span><text:span text:style-name="T97"> na igreja</text:span><text:span text:style-name="T274">*</text:span><text:span text:style-name="T97">. </text:span><text:span text:style-name="T106">O mundo dos jogos está longe de estar distante da realidade dos cristãos.</text:span><text:span text:style-name="T97"> </text:span><text:span text:style-name="T292">Cada vez mais </text:span><text:span text:style-name="T302">assistimos</text:span><text:span text:style-name="T292"> a depravação da humanidade sendo expressa através dos jogos de várias maneiras </text:span><text:span text:style-name="T293">e nos afastamos como igreja.</text:span><text:span text:style-name="T294"> </text:span><text:span text:style-name="T299">Contudo</text:span><text:span text:style-name="T295">, </text:span><text:span text:style-name="T303">algo mais alarmant</text:span><text:span text:style-name="T304">e</text:span><text:span text:style-name="T295"> é que </text:span><text:span text:style-name="T300">acabamos afastando a salvação para longe dos </text:span><text:span text:style-name="T314">gamers</text:span><text:span text:style-name="T300">, pois n</text:span><text:span text:style-name="T295">ão vemos a salvação da humanidade através de Cristo sendo expressa </text:span><text:span text:style-name="T293">de várias maneiras</text:span><text:span text:style-name="T296"> </text:span><text:span text:style-name="T295">através dos jogos também.</text:span></text:p>
      <text:p text:style-name="P14"><text:span text:style-name="T69"><text:tab/></text:span><text:span text:style-name="T70">Em segundo lugar, fui incentivado pois, minha infância foi, em grande parte, vivenciada no </text:span><text:span text:style-name="T39">mundo dos jogos</text:span><text:span text:style-name="T70">. Mesmo nascendo num lar cristão, participando de todos os cultos, estando envolvido na igreja </text:span><text:span text:style-name="T76">constantemente</text:span><text:span text:style-name="T70">, vivi grande parte da minha vida </text:span><text:span text:style-name="T76">dentro da igreja, mas </text:span><text:span text:style-name="T98">totalmente distante da mensagem pregada no púlpito</text:span><text:span text:style-name="T275">*</text:span><text:span text:style-name="T70">. Em outras palavras, a pregação do púlpito não foi suficiente</text:span><text:span text:style-name="T8"> para alcançar a mim</text:span><text:span text:style-name="T3">. </text:span><text:span text:style-name="T9">A pregação parecia estar anos-luz da minha realidade</text:span><text:span text:style-name="T284">*</text:span><text:span text:style-name="T156">. </text:span><text:span text:style-name="T169">O pregador na igreja e eu no mundo dos jogos</text:span><text:span text:style-name="T156">. A mensagem de Deus fica</text:span><text:span text:style-name="T169">va</text:span><text:span text:style-name="T156"> na igreja </text:span><text:span text:style-name="T173">apenas</text:span><text:span text:style-name="T156"> enquanto </text:span><text:span text:style-name="T169">se espera que </text:span><text:span text:style-name="T156">o mundo ve</text:span><text:span text:style-name="T169">nha</text:span><text:span text:style-name="T156"> até nós e ou</text:span><text:span text:style-name="T169">ça</text:span><text:span text:style-name="T156"> passivamente </text:span><text:span text:style-name="T169">sobre coisas que talvez não façam parte de sua realidade</text:span><text:span text:style-name="T156">. Deus nos deu um modelo a seguir em seu filho, Jesus Cristo. </text:span><text:span text:style-name="T157">Ele deixou sua glória, se humilhou e se esvaziou de si mesmo para vir à nos em carne viver </text:span><text:span text:style-name="T166">conosco</text:span><text:span text:style-name="T157"> </text:span><text:span text:style-name="T177">em</text:span><text:span text:style-name="T174"> nosso mundo</text:span><text:span text:style-name="T260">*</text:span><text:span text:style-name="T157">. </text:span><text:span text:style-name="T169">Não podemos resumir a</text:span><text:span text:style-name="T157"> missão nas mensagens pregadas no púlpito da igreja, mas </text:span><text:span text:style-name="T143">em</text:span><text:span text:style-name="T157"> abrir mão e</text:span><text:span text:style-name="T158">m favor de </text:span><text:span text:style-name="T143">muitos</text:span><text:span text:style-name="T158">, para</text:span><text:span text:style-name="T157"> alcançar mundos e realidades que ainda estão sob o domínio das trevas. </text:span><text:span text:style-name="T144">A luz veio e brilhou entre nós</text:span><text:span text:style-name="T157">. </text:span><text:span text:style-name="T309">Isso tem acontecido e a igreja tem se movido <text:s/>para alcançar realidades</text:span><text:span text:style-name="T310"> com</text:span><text:span text:style-name="T309">o</text:span><text:span text:style-name="T310"> </text:span><text:span text:style-name="T305">o universo da música</text:span><text:span text:style-name="T310">, alcançando os </text:span><text:span text:style-name="T311">diversos </text:span><text:span text:style-name="T310">grupos que se formaram em torno </text:span><text:span text:style-name="T306">dos</text:span><text:span text:style-name="T310"> diferentes estilos musicais, com os filmes </text:span><text:span text:style-name="T312">e até </text:span><text:soft-page-break/><text:span text:style-name="T312">mesmo com o teatro </text:span><text:span text:style-name="T313">que sempre foi colocado de lado pela igreja, e considerado uma “ferramenta depravada” (talvez, por conta de sua origem).</text:span><text:span text:style-name="T312"> </text:span><text:span text:style-name="T313">M</text:span><text:span text:style-name="T312">as, </text:span><text:span text:style-name="T313">quando olhamos para </text:span><text:span text:style-name="T312">os jogos? </text:span><text:span text:style-name="T313">Não há presença relevante da igreja.</text:span><text:span text:style-name="T245">*</text:span></text:p>
      <text:p text:style-name="P32"><text:span text:style-name="T159"><text:tab/></text:span><text:span text:style-name="T162">Em terceiro lugar, </text:span><text:span text:style-name="T160">acredito que </text:span><text:span text:style-name="T175">a arte não deve ser vista e definida </text:span><text:span text:style-name="T178">em função de seus meios</text:span><text:span text:style-name="T246">(métodos, técnicas e formas)</text:span><text:span text:style-name="T178"> ou fins</text:span><text:span text:style-name="T246">(resultado, expressão, crítica, etc)</text:span><text:span text:style-name="T178">, mas principalmente de sua inspiração</text:span><text:span text:style-name="T246">(motivação, start)</text:span><text:span text:style-name="T161">. </text:span><text:span text:style-name="T163">Mas o que os jogos t</text:span><text:span text:style-name="T167">ê</text:span><text:span text:style-name="T163">m a ver com a arte? A arte, </text:span><text:span text:style-name="T164">é um meio pelo qual conhecimento, sentimentos, emoções, realidades e histórias são expressas</text:span><text:span text:style-name="T252">*</text:span><text:span text:style-name="T164">. Porém, quando pensamos em arte, a primeira coisa que vem na nossa cabeça são pinturas, desenhos, esculturas, artesanato, dança, música, teatro, cinema, etc. </text:span><text:span text:style-name="T170">Mas, porque nã</text:span><text:span text:style-name="T171">o dizer </text:span><text:span text:style-name="T170">que jogos, não apenas contém arte</text:span><text:span text:style-name="T255">*</text:span><text:span text:style-name="T170">, mas, </text:span><text:span text:style-name="T172">que </text:span><text:span text:style-name="T170">são uma obra de arte</text:span><text:span text:style-name="T255">*</text:span><text:span text:style-name="T170">.</text:span><text:span text:style-name="T164"> Através dos jogos, não apenas diverti</text:span><text:span text:style-name="T170">mos</text:span><text:span text:style-name="T164">, entrete</text:span><text:span text:style-name="T170">mos </text:span><text:span text:style-name="T164">e distra</text:span><text:span text:style-name="T170">imos </text:span><text:span text:style-name="T164">as pessoas, mas </text:span><text:span text:style-name="T170">histórias são transmitidas</text:span><text:span text:style-name="T164">, </text:span><text:span text:style-name="T170">sentimentos são expostos</text:span><text:span text:style-name="T164">, realidade</text:span><text:span text:style-name="T167">s </text:span><text:span text:style-name="T170">vivenciadas</text:span><text:span text:style-name="T164">, e isso, de uma maneira </text:span><text:span text:style-name="T168">totalmente</text:span><text:span text:style-name="T164"> distinta e particular das outras formas de arte. Há muita beleza </text:span><text:span text:style-name="T146">nos </text:span><text:span text:style-name="T164">jogos. </text:span><text:span text:style-name="T251">(</text:span><text:span text:style-name="T252">como </text:span><text:span text:style-name="T256">Shadow of the </text:span><text:span text:style-name="T252">collosus</text:span><text:span text:style-name="T253">, </text:span><text:span text:style-name="T257">The Last of Us, Ori and the blind </text:span><text:span text:style-name="T253">forest</text:span><text:span text:style-name="T257"> </text:span><text:span text:style-name="T258">e até mesmo jogos como Undertale </text:span><text:span text:style-name="T254">possuem valor artístico</text:span><text:span text:style-name="T257">.</text:span><text:span text:style-name="T259">)</text:span><text:span text:style-name="T176"> </text:span><text:span text:style-name="T145">Contudo</text:span><text:span text:style-name="T165">, </text:span><text:span text:style-name="T170">a mídia</text:span><text:span text:style-name="T245">*</text:span><text:span text:style-name="T170"> e a igreja</text:span><text:span text:style-name="T245">*</text:span><text:span text:style-name="T170">, pintam uma imagem negativa dos jogos, focando apenas na depravação e imoralidade exposta, como por exemplo violência explícita, conteúdo sexual expĺicito e imoralidades em geral</text:span><text:span text:style-name="T165">. </text:span><text:span text:style-name="T307">Contudo, a expressão, a beleza, e a sinceridade com que criadores t</text:span><text:span text:style-name="T308">ê</text:span><text:span text:style-name="T307">m derramado suas vidas e suas ideias em jogos <text:s/>têm sido </text:span><text:span text:style-name="T308">negligenciadas, porém,</text:span><text:span text:style-name="T307"> </text:span><text:span text:style-name="T308">o impacto que isso tem gerado em </text:span><text:span text:style-name="T307">milhares ou até milhões de pessoas </text:span><text:span text:style-name="T308">não foi nem pode ser negligenciado pela mídia nem muito menos pela igreja.</text:span></text:p>
      <text:p text:style-name="P17"><text:span text:style-name="T71"><text:tab/>A igreja t</text:span><text:span text:style-name="T101">ê</text:span><text:span text:style-name="T71">m se calado e negligênciado o </text:span><text:span text:style-name="T37">mundo dos </text:span><text:span text:style-name="T45">gamers</text:span><text:span text:style-name="T71">, mas o mundo não. Quando olhamos para o caos nos jogos </text:span><text:span text:style-name="T77">eletrônicos,</text:span><text:span text:style-name="T71"> </text:span><text:span text:style-name="T276">(</text:span><text:span text:style-name="T277">ou seja, </text:span><text:span text:style-name="T278">violência extrema, sexualidade explícita, homossexualidade</text:span><text:span text:style-name="T276">)</text:span><text:span text:style-name="T71"> valores </text:span><text:span text:style-name="T72">morais e sociais </text:span><text:span text:style-name="T71">distorcidos, </text:span><text:span text:style-name="T72">dizem</text:span><text:span text:style-name="T73">os </text:span><text:span text:style-name="T72">que </text:span><text:span text:style-name="T38">os jogos</text:span><text:span text:style-name="T72"> são culpados e incentivam </text:span><text:span text:style-name="T101">o caos e </text:span><text:span text:style-name="T72">a </text:span><text:span text:style-name="T77">desmoralização </text:span><text:span text:style-name="T93">da sociedade</text:span><text:span text:style-name="T77">,</text:span><text:span text:style-name="T72"> </text:span><text:span text:style-name="T73">logo, </text:span><text:span text:style-name="T101">essas pessoas </text:span><text:span text:style-name="T73">mant</text:span><text:span text:style-name="T101">êm </text:span><text:span text:style-name="T73">distância, f</text:span><text:span text:style-name="T101">ogem e</text:span><text:span text:style-name="T73"> </text:span><text:span text:style-name="T93">não </text:span><text:span text:style-name="T101">se deixam </text:span><text:span text:style-name="T93">envolver. </text:span><text:span text:style-name="T101">Assim os jogos <text:s/>são “deixados nas trevas de onde saíram” </text:span><text:span text:style-name="T73">e </text:span><text:span text:style-name="T101">as pessoas </text:span><text:span text:style-name="T73">continua</text:span><text:span text:style-name="T101">m </text:span><text:span text:style-name="T73">vivendo, ignorando os bilhões de pessoas que </text:span><text:span text:style-name="T101">fazem parte desse mundo</text:span><text:span text:style-name="T73">. </text:span><text:span text:style-name="T93">A</text:span><text:span text:style-name="T78">lgumas, </text:span><text:span text:style-name="T93">assim</text:span><text:span text:style-name="T78"> como eu, nunca serão alcançadas pelas mensagens pregadas na igreja toda </text:span><text:soft-page-break/><text:span text:style-name="T78">semana, </text:span><text:span text:style-name="T93">ou pelos </text:span><text:span text:style-name="T101">movimentos evangelísticos </text:span><text:span text:style-name="T93">esporádicos</text:span><text:span text:style-name="T78">. Pessoas que estão</text:span><text:span text:style-name="T73"> apenas esperando alguém para apresentar a luz à elas </text:span><text:span text:style-name="T78">de uma maneira que possam, </text:span><text:span text:style-name="T93">de fato,</text:span><text:span text:style-name="T78"> compreender</text:span><text:span text:style-name="T73">. </text:span><text:span text:style-name="T182">O principal motivo pelo qual </text:span><text:span text:style-name="T183">os jogos estão cada vez mais depravados e moralmente corrompidos, é justamente porque a igreja não tem se importado com </text:span><text:span text:style-name="T182">sua </text:span><text:span text:style-name="T183">realidade.</text:span><text:span text:style-name="T73"> Não há incentivo, mas, normalmente rejeição em relação aos jogos eletrônicos </text:span><text:span text:style-name="T78">no meio cristão</text:span><text:span text:style-name="T279">*</text:span><text:span text:style-name="T73">, pois são tratados como uma </text:span><text:span text:style-name="T42">ferramenta depravada </text:span><text:span text:style-name="T78">que serve como incentivo para violência e imoralidades</text:span><text:span text:style-name="T279">*</text:span><text:span text:style-name="T73">. </text:span><text:span text:style-name="T134">A omissão da igreja em relação ao mundo dos </text:span><text:span text:style-name="T16">jogos</text:span><text:span text:style-name="T134"> não resolve o problema da imoralidade presente </text:span><text:span text:style-name="T136">em inúmeros</text:span><text:span text:style-name="T134"> jogos, mas </text:span><text:span text:style-name="T137">sim, </text:span><text:span text:style-name="T135">acaba </text:span><text:span text:style-name="T137">agravando </text:span><text:span text:style-name="T135">ainda mais</text:span><text:span text:style-name="T134">.</text:span><text:span text:style-name="T85"> <text:s/>Não há posicionamento em favor do enorme público</text:span><text:span text:style-name="T268">*</text:span><text:span text:style-name="T85"> que diariamente procura </text:span><text:span text:style-name="T105">por alguma </text:span><text:span text:style-name="T85">resposta para </text:span><text:span text:style-name="T105">preencher </text:span><text:span text:style-name="T11">seu vazio existencial</text:span><text:span text:style-name="T85">,</text:span><text:span text:style-name="T92"> algo </text:span><text:span text:style-name="T85">que possa satisfazer suas carências </text:span><text:span text:style-name="T86">e desejos. Mas, não encontram nada nos jogos, e </text:span><text:span text:style-name="T64">não é culpa dos jogos</text:span><text:span text:style-name="T138">. </text:span><text:span text:style-name="T139">N</text:span><text:span text:style-name="T180">ão </text:span><text:span text:style-name="T181">há posicionamento da igreja </text:span><text:span text:style-name="T180">em compaixão para levar as verdades do evangelho aos gamers também!</text:span><text:span text:style-name="T86"> </text:span><text:span text:style-name="T73">Ao negligenciar realidades como a realidade do mundo dos jogos, estamos dizendo que, não acreditamos verdadeiramente que Jesus Cristo pode redimir e resignificar toda </text:span><text:span text:style-name="T105">a </text:span><text:span text:style-name="T73">vida. </text:span><text:span text:style-name="T297">Se ele pode redimir a nós, apesar dos nossos piores pecados, essa nova vida que </text:span><text:span text:style-name="T298">ganhamos </text:span><text:span text:style-name="T300">em</text:span><text:span text:style-name="T298"> Cristo e hoje </text:span><text:span text:style-name="T297">vivemos, é suficiente para influenciar realidades desafiadoras, mundos distantes e alcançar povos ainda não alcançados!</text:span></text:p>
      <text:p text:style-name="P17"><text:span text:style-name="T73"><text:tab/></text:span><text:span text:style-name="T74">Pretendo através da presente monografia apresentar a realidade do mundo dos jogos, </text:span><text:span text:style-name="T102">dos gamers, os jogos no contexto missiológico </text:span><text:span text:style-name="T74">e expor o preconceito </text:span><text:span text:style-name="T94">existente</text:span><text:span text:style-name="T74"> </text:span><text:span text:style-name="T78">entre esse mundo </text:span><text:span text:style-name="T74">e a igreja, </text:span><text:span text:style-name="T78">assim como, apresentar o </text:span><text:span text:style-name="T4">potencial dos jogos</text:span><text:span text:style-name="T78"> no contexto missionário </text:span><text:span text:style-name="T94">cristão</text:span><text:span text:style-name="T78">.</text:span></text:p>
      <text:p text:style-name="P7">Jediel Ribeiro, CTMVida, 2021</text:p>
      <text:p text:style-name="P30"><text:tab/></text:p>
      <text:p text:style-name="P30"/>
      <text:table-of-content text:style-name="Sect1" text:protected="true" text:name="Sumário1">
        <text:table-of-content-source text:outline-level="5">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41">Sumário</text:p>
          </text:index-title>
          <text:p text:style-name="P38"><text:a xlink:type="simple" xlink:href="#__RefHeading___Toc1199_850610512" text:style-name="Index_20_Link" text:visited-style-name="Index_20_Link">Dedicatória<text:tab/>3</text:a></text:p>
          <text:p text:style-name="P38"><text:a xlink:type="simple" xlink:href="#__RefHeading___Toc742_3095095786" text:style-name="Index_20_Link" text:visited-style-name="Index_20_Link">Agradecimentos<text:tab/>4</text:a></text:p>
          <text:p text:style-name="P38"><text:a xlink:type="simple" xlink:href="#__RefHeading___Toc1201_850610512" text:style-name="Index_20_Link" text:visited-style-name="Index_20_Link">Prefácio<text:tab/>5</text:a></text:p>
          <text:p text:style-name="P38"><text:a xlink:type="simple" xlink:href="#__RefHeading___Toc133_3871896536" text:style-name="Index_20_Link" text:visited-style-name="Index_20_Link">1. Introdução<text:tab/>9</text:a></text:p>
          <text:p text:style-name="P39"><text:a xlink:type="simple" xlink:href="#__RefHeading___Toc1778_1013251657" text:style-name="Index_20_Link" text:visited-style-name="Index_20_Link">1.3 Definições<text:tab/>11</text:a></text:p>
          <text:p text:style-name="P40"><text:a xlink:type="simple" xlink:href="#__RefHeading___Toc5455_1978349437" text:style-name="Index_20_Link" text:visited-style-name="Index_20_Link">1.3.1 Missão<text:tab/>11</text:a></text:p>
          <text:p text:style-name="P40"><text:a xlink:type="simple" xlink:href="#__RefHeading___Toc5457_1978349437" text:style-name="Index_20_Link" text:visited-style-name="Index_20_Link">1.3.2 Evangelismo<text:tab/>12</text:a></text:p>
          <text:p text:style-name="P40"><text:a xlink:type="simple" xlink:href="#__RefHeading___Toc5459_1978349437" text:style-name="Index_20_Link" text:visited-style-name="Index_20_Link">1.3.3 Mundo dos jogos<text:tab/>12</text:a></text:p>
          <text:p text:style-name="P40"><text:a xlink:type="simple" xlink:href="#__RefHeading___Toc5461_1978349437" text:style-name="Index_20_Link" text:visited-style-name="Index_20_Link">1.3.4 Jogos eletrônicos<text:tab/>12</text:a></text:p>
          <text:p text:style-name="P40"><text:a xlink:type="simple" xlink:href="#__RefHeading___Toc5463_1978349437" text:style-name="Index_20_Link" text:visited-style-name="Index_20_Link">1.3.5 Gamers<text:tab/>13</text:a></text:p>
          <text:p text:style-name="P40"><text:a xlink:type="simple" xlink:href="#__RefHeading___Toc5465_1978349437" text:style-name="Index_20_Link" text:visited-style-name="Index_20_Link">1.3.6 Arte<text:tab/>13</text:a></text:p>
          <text:p text:style-name="P40"><text:a xlink:type="simple" xlink:href="#__RefHeading___Toc5467_1978349437" text:style-name="Index_20_Link" text:visited-style-name="Index_20_Link">1.3.7 Povo não alcançado<text:tab/>13</text:a></text:p>
          <text:p text:style-name="P38"><text:a xlink:type="simple" xlink:href="#__RefHeading___Toc1915_3195235849" text:style-name="Index_20_Link" text:visited-style-name="Index_20_Link">2 Os jogos<text:tab/>13</text:a></text:p>
          <text:p text:style-name="P39"><text:a xlink:type="simple" xlink:href="#__RefHeading___Toc1917_3195235849" text:style-name="Index_20_Link" text:visited-style-name="Index_20_Link">2.1 Jogos e a arte<text:tab/>15</text:a></text:p>
          <text:p text:style-name="P39"><text:a xlink:type="simple" xlink:href="#__RefHeading___Toc1919_3195235849" text:style-name="Index_20_Link" text:visited-style-name="Index_20_Link">2.2 Jogos: A Cosmovisão<text:tab/>15</text:a></text:p>
          <text:p text:style-name="P39"><text:a xlink:type="simple" xlink:href="#__RefHeading___Toc1921_3195235849" text:style-name="Index_20_Link" text:visited-style-name="Index_20_Link"><text:span text:style-name="T66">2.</text:span></text:a><text:a xlink:type="simple" xlink:href="#__RefHeading___Toc1921_3195235849" text:style-name="Index_20_Link" text:visited-style-name="Index_20_Link"><text:span text:style-name="T66">4 </text:span></text:a><text:a xlink:type="simple" xlink:href="#__RefHeading___Toc1921_3195235849" text:style-name="Index_20_Link" text:visited-style-name="Index_20_Link"><text:span text:style-name="T66">Jogos: A Influência</text:span></text:a><text:a xlink:type="simple" xlink:href="#__RefHeading___Toc1921_3195235849" text:style-name="Index_20_Link" text:visited-style-name="Index_20_Link"><text:tab/>16</text:a></text:p>
          <text:p text:style-name="P39"><text:a xlink:type="simple" xlink:href="#__RefHeading___Toc2291_3914341189" text:style-name="Index_20_Link" text:visited-style-name="Index_20_Link">2.6 Jogos: A missão e a negligência<text:tab/>16</text:a></text:p>
          <text:p text:style-name="P38"><text:a xlink:type="simple" xlink:href="#__RefHeading___Toc5699_1978349437" text:style-name="Index_20_Link" text:visited-style-name="Index_20_Link">3. O mundo dos gamers<text:tab/>17</text:a></text:p>
          <text:p text:style-name="P39"><text:a xlink:type="simple" xlink:href="#__RefHeading___Toc2293_3914341189" text:style-name="Index_20_Link" text:visited-style-name="Index_20_Link">3.1 Gamers: Um povo e sua influência<text:tab/>17</text:a></text:p>
          <text:p text:style-name="P39"><text:a xlink:type="simple" xlink:href="#__RefHeading___Toc2297_3914341189" text:style-name="Index_20_Link" text:visited-style-name="Index_20_Link">3.3 Gamers: Um povo não alcançado<text:tab/>17</text:a></text:p>
          <text:p text:style-name="P38"><text:a xlink:type="simple" xlink:href="#__RefHeading___Toc4171_1827866948" text:style-name="Index_20_Link" text:visited-style-name="Index_20_Link">4. a IGREJA RELEVANTE<text:tab/>17</text:a></text:p>
          <text:p text:style-name="P39"><text:a xlink:type="simple" xlink:href="#__RefHeading___Toc2299_3914341189" text:style-name="Index_20_Link" text:visited-style-name="Index_20_Link">4.1 Relevante na internet<text:tab/>17</text:a></text:p>
          <text:p text:style-name="P39"><text:a xlink:type="simple" xlink:href="#__RefHeading___Toc2301_3914341189" text:style-name="Index_20_Link" text:visited-style-name="Index_20_Link">4.2 Relevante na arte<text:tab/>18</text:a></text:p>
          <text:p text:style-name="P39"><text:a xlink:type="simple" xlink:href="#__RefHeading___Toc2303_3914341189" text:style-name="Index_20_Link" text:visited-style-name="Index_20_Link">4.3 Relevante nos jogos<text:tab/>18</text:a></text:p>
          <text:p text:style-name="P38"><text:a xlink:type="simple" xlink:href="#__RefHeading___Toc2173_1255786962" text:style-name="Index_20_Link" text:visited-style-name="Index_20_Link">5. Considerações finais<text:tab/>18</text:a></text:p>
          <text:p text:style-name="P39"><text:a xlink:type="simple" xlink:href="#__RefHeading___Toc2175_1255786962" text:style-name="Index_20_Link" text:visited-style-name="Index_20_Link">5.1 as ferramentas<text:tab/>18</text:a></text:p>
          <text:p text:style-name="P39"><text:a xlink:type="simple" xlink:href="#__RefHeading___Toc2177_1255786962" text:style-name="Index_20_Link" text:visited-style-name="Index_20_Link">5.2 Os povos<text:tab/>18</text:a></text:p>
          <text:p text:style-name="P39"><text:a xlink:type="simple" xlink:href="#__RefHeading___Toc2179_1255786962" text:style-name="Index_20_Link" text:visited-style-name="Index_20_Link">5.3 A igreja relevante<text:tab/>18</text:a></text:p>
        </text:index-body>
      </text:table-of-content>
      <text:h text:style-name="P44" text:outline-level="1"/>
      <text:list xml:id="list162614569388473" text:continue-numbering="true" text:style-name="Outline">
        <text:list-item>
          <text:h text:style-name="P46" text:outline-level="1"><text:bookmark-start text:name="__RefHeading___Toc133_3871896536"/><text:span text:style-name="T319">1.<text:tab/></text:span>Introdução<text:bookmark-end text:name="__RefHeading___Toc133_3871896536"/></text:h>
        </text:list-item>
      </text:list>
      <text:p text:style-name="P20"><text:tab/><text:span text:style-name="T69">Ao longo dos anos, </text:span><text:span text:style-name="T104">a igreja</text:span><text:span text:style-name="T69"> </text:span><text:span text:style-name="T103">t</text:span><text:span text:style-name="T110">e</text:span><text:span text:style-name="T103">m</text:span><text:span text:style-name="T69"> avança</text:span><text:span text:style-name="T105">d</text:span><text:span text:style-name="T69">o, </text:span><text:span text:style-name="T104">crescido </text:span><text:span text:style-name="T109">e se espalhado pela terra</text:span><text:span text:style-name="T104">. </text:span><text:span text:style-name="T109">D</text:span><text:span text:style-name="T104">esde a descida do </text:span><text:span text:style-name="T46">espírito </text:span><text:span text:style-name="T49">santo</text:span><text:span text:style-name="T104"> no dia de </text:span><text:span text:style-name="T46">Pentecoste</text:span><text:span text:style-name="T249">*</text:span><text:span text:style-name="T104">, inúmeras barreiras</text:span><text:span text:style-name="T249">*</text:span><text:span text:style-name="T104"> </text:span><text:span text:style-name="T109">foram derrubadas</text:span><text:span text:style-name="T104">, </text:span><text:span text:style-name="T109">e </text:span><text:span text:style-name="T112">novas</text:span><text:span text:style-name="T109"> realidades foram alcançadas pelo povo de Deus, que </text:span><text:span text:style-name="T110">se</text:span><text:span text:style-name="T109"> </text:span><text:span text:style-name="T110">manteve </text:span><text:span text:style-name="T69">relevante </text:span><text:span text:style-name="T120">no</text:span><text:span text:style-name="T69"> seu tempo </text:span><text:span text:style-name="T104">u</text:span><text:span text:style-name="T10">tilizando</text:span><text:span text:style-name="T69"> </text:span><text:span text:style-name="T10">os</text:span><text:span text:style-name="T69"> métodos disponíveis para </text:span><text:span text:style-name="T46">testemunho e </text:span><text:span text:style-name="T36">propagação do evangelho</text:span><text:span text:style-name="T247">*</text:span><text:span text:style-name="T224">.</text:span><text:span text:style-name="T189"> </text:span><text:span text:style-name="T190">Isso não aconteceu </text:span><text:span text:style-name="T69">apenas para um grupo específico de pessoas, mas para todos</text:span><text:span text:style-name="T248">*</text:span><text:span text:style-name="T189">, </text:span><text:span text:style-name="T190">judeus, samaritanos e os gentios</text:span><text:span text:style-name="T69">. </text:span><text:span text:style-name="T109">Contudo, </text:span><text:span text:style-name="T111">ao longo dos anos, </text:span><text:span text:style-name="T109">algumas ferramentas </text:span><text:span text:style-name="T12">sofreram com</text:span><text:span text:style-name="T109"> </text:span><text:span text:style-name="T116">o </text:span><text:span text:style-name="T109">preconceito e foram deixadas de lado. O teatro por exemplo, foi por muito tempo considerado como depravado por conta de suas origens e desenvolvimento histórico</text:span><text:span text:style-name="T281">*</text:span><text:span text:style-name="T109">. Já a arte, teve seu espaço na igreja por muito tempo</text:span><text:span text:style-name="T281">*</text:span><text:span text:style-name="T190">. </text:span><text:span text:style-name="T191">A Igreja católica, </text:span><text:span text:style-name="T203">se utilizou da</text:span><text:span text:style-name="T201"> </text:span><text:span text:style-name="T191">arte, </text:span><text:span text:style-name="T201">em </text:span><text:span text:style-name="T191">pinturas, músicas e escritos, meios pelos quais a história, a tradição e os costumes poderiam ser preservados.</text:span><text:span text:style-name="T190"> </text:span><text:span text:style-name="T191">Depois da </text:span><text:span text:style-name="T225">Reforma Protestante</text:span><text:span text:style-name="T191"> com </text:span><text:span text:style-name="T225">Lutero</text:span><text:span text:style-name="T191"> em 1517, havia o desejo d</text:span><text:span text:style-name="T203">e rompimento</text:span><text:span text:style-name="T191"> com a </text:span><text:span text:style-name="T225">Igreja católic</text:span><text:span text:style-name="T228">a</text:span><text:span text:style-name="T203"> como por exemplo os </text:span><text:span text:style-name="T228">anabatistas</text:span><text:span text:style-name="T203">, e outros</text:span><text:span text:style-name="T191"> devido ao sentimento de terem sido manipulados e injustiçados. Assim, a arte, que antes era parte fundamental da igreja, agora se torna </text:span><text:span text:style-name="T225">banal</text:span><text:span text:style-name="T190">. </text:span><text:span text:style-name="T191">Agora, o foco não é mais na tradição, história </text:span><text:span text:style-name="T193">ou</text:span><text:span text:style-name="T191"> costumes, mas nas </text:span><text:span text:style-name="T225">Escrituras</text:span><text:span text:style-name="T191">. </text:span><text:span text:style-name="T192">Essa transição entre uma igreja baseada na tradição para uma igreja </text:span><text:span text:style-name="T148">baseada</text:span><text:span text:style-name="T192"> </text:span><text:span text:style-name="T197">nas </text:span><text:span text:style-name="T227">Escrituras</text:span><text:span text:style-name="T192">, teve um impacto imenso na espiritualidade do povo, que agora não tinha mais medo, mas fé </text:span><text:span text:style-name="T204">e ousadia</text:span><text:span text:style-name="T192">. </text:span><text:span text:style-name="T204">Essa transição também impactou</text:span><text:span text:style-name="T201"> diretamente o mundo artístico</text:span><text:span text:style-name="T194"> </text:span><text:span text:style-name="T201">e, </text:span><text:span text:style-name="T198">consequentemente </text:span><text:span text:style-name="T194">os artístas</text:span><text:span text:style-name="T192">, </text:span><text:span text:style-name="T194">pois</text:span><text:span text:style-name="T197"> estavam</text:span><text:span text:style-name="T194"> </text:span><text:span text:style-name="T198">ambos </text:span><text:span text:style-name="T194">muito </text:span><text:span text:style-name="T192">ligad</text:span><text:span text:style-name="T194">os</text:span><text:span text:style-name="T192"> à igreja católica. </text:span><text:span text:style-name="T194">Assim, surgiu </text:span><text:span text:style-name="T198">o </text:span><text:span text:style-name="T194">preconceito </text:span><text:span text:style-name="T198">rec</text:span><text:span text:style-name="T204">í</text:span><text:span text:style-name="T198">proco </text:span><text:span text:style-name="T194">e </text:span><text:span text:style-name="T192">uma barreira entre a igreja reformada e </text:span><text:span text:style-name="T194">o mundo artístico</text:span><text:span text:style-name="T192">. </text:span><text:span text:style-name="T194">Essa foi uma realidade por muito tempo, até que no século XX, Francis Schaeffer escreveu </text:span><text:span text:style-name="T226">A arte e a bíblia.</text:span><text:span text:style-name="T194"> </text:span><text:span text:style-name="T201">Livro </text:span><text:span text:style-name="T198">no qual, ele criticou </text:span><text:span text:style-name="T194">a negligência da igreja com o mundo artístico, além de </text:span><text:span text:style-name="T148">defender</text:span><text:span text:style-name="T194"> </text:span><text:span text:style-name="T198">o senhorio de Cristo sobre o homem todo, não limitado à uma pequena área da realidade</text:span><text:span text:style-name="T199">(a religiosa)</text:span><text:span text:style-name="T198">. Tratou sobre o</text:span><text:span text:style-name="T194"> quanto a arte estava </text:span><text:span text:style-name="T198">inquestionavelmente</text:span><text:span text:style-name="T194"> presente </text:span><text:span text:style-name="T200">no “mundo real”</text:span><text:span text:style-name="T194">, </text:span><text:span text:style-name="T200">mas principalmente, </text:span><text:span text:style-name="T201">presente </text:span><text:span text:style-name="T194">na bíblia. Também, </text:span><text:span text:style-name="T147">mostrou</text:span><text:span text:style-name="T194"> a influência </text:span><text:span text:style-name="T198">das artes </text:span><text:span text:style-name="T200">sobre as pessoas</text:span><text:span text:style-name="T198">, </text:span><text:span text:style-name="T194">apresentando a arte, não apenas como uma ferramenta evangelística </text:span><text:span text:style-name="T148">rasa</text:span><text:span text:style-name="T194">, mas como uma forma de glorificar a Deus em si própria. </text:span><text:span text:style-name="T195">Obra de arte como obra de </text:span><text:soft-page-break/><text:span text:style-name="T195">arte, argumentando que a beleza artística é suficiente para agradar e glorificar a Deus</text:span><text:span text:style-name="T194">. Contudo, </text:span><text:span text:style-name="T195">as </text:span><text:span text:style-name="T194">ideias de Schaeffer esfriaram, e </text:span><text:span text:style-name="T195">não </text:span><text:span text:style-name="T196">h</text:span><text:span text:style-name="T195">ouve um movimento ou uma grande reforma que perpetuasse até os dias de hoje. A igreja continuou </text:span><text:span text:style-name="T194">negligenciando as artes e os artístas. </text:span><text:span text:style-name="T195">Contudo, é possível enxergar um pouco de esperança, pois cada vez mais, igrejas têm se posicionado e se movido em direção a um mundo que aceita a relação entre a arte e a bíblia. </text:span></text:p>
      <text:list xml:id="list162614650910578" text:continue-numbering="true" text:style-name="Outline">
        <text:list-item>
          <text:list>
            <text:list-item>
              <text:h text:style-name="Heading_20_2" text:outline-level="2"><text:bookmark-start text:name="__RefHeading___Toc1778_1013251657"/>1.<text:span text:style-name="T331">3</text:span><text:span text:style-name="T323"><text:tab/></text:span>Definições<text:bookmark-end text:name="__RefHeading___Toc1778_1013251657"/></text:h>
              <text:list>
                <text:list-item>
                  <text:h text:style-name="Heading_20_3" text:outline-level="3"><text:bookmark-start text:name="__RefHeading___Toc5455_1978349437"/><text:span text:style-name="T331">1.3.1<text:tab/></text:span>Missão<text:bookmark-end text:name="__RefHeading___Toc5455_1978349437"/></text:h>
                </text:list-item>
              </text:list>
            </text:list-item>
          </text:list>
        </text:list-item>
      </text:list>
      <text:p text:style-name="P23"><text:tab/><text:span text:style-name="T328">A missão, não pode ser confundida com o evangelismo, </text:span><text:span text:style-name="T330">onde</text:span><text:span text:style-name="T329">, a igreja é a protagonista. A igreja que recebeu o evangelho de Cristo, sai em direção ao mundo para tornar essa mensagem conhecida por pessoas de todas as nações, sem distinção alguma. Já a missão, tem </text:span><text:span text:style-name="T330">Deus como protagonista</text:span><text:span text:style-name="T329">. É ele que se move em favor da humanidade. Nas palavras de John Stott:</text:span></text:p>
      <text:p text:style-name="Citação">“<text:span text:style-name="T35">A missão primordial é a de Deus</text:span>, pois foi ele quem mandou seus profetas, seu Filho, seu Espírito. Destas missões, a do Filho é central, pois foi o auge do ministério dos profetas e incluiu em si, como clímax, o envio do Espírito. Agora, o Filho envia – como ele próprio foi enviado.” <text:span text:style-name="T330">(STOTT, 2010)</text:span></text:p>
      <text:p text:style-name="Citação"/>
      <text:p text:style-name="P13"><text:tab/><text:span text:style-name="T329">A igreja não foi o início da missão. Mas, a igreja, teve seu início a partir da Missão de Deus, que tem como objetivo a salvação da humanidade através da reconciliação do homem com Deus, por meio de Jesus Cristo em seu sacrifício expiatório.</text:span></text:p>
      <text:p text:style-name="Citação"><text:span text:style-name="T330">“[…] e</text:span>le foi enviado ao mundo a fim de servir. Ele não desceu como visitante de outro planeta nem chegou como estrangeiro trazendo consigo sua própria cultura. Ele tomou sobre si nossa humanidade, nossa carne e sangue, nossa cultura. Na verdade, ele se tornou um de nós e experimentou nossa fragilidade, nosso sofrimento e nossas tentações. Ele até assumiu nosso pecado e morreu nossa morte. Agora ele nos envia “ao mundo” para nos identificarmos com os outros assim como ele se identificou conosco (ainda que sem perder nossa identidade cristã), para nos tornarmos vulneráveis assim como ele se tornou.” <text:span text:style-name="T330">(STOTT, 2010)</text:span></text:p>
      <text:p text:style-name="Citação"/>
      <text:p text:style-name="P13"><text:tab/><text:span text:style-name="T330">Assim como Jesus foi enviado ao mundo, </text:span><text:span text:style-name="T50">ele também nos enviou</text:span><text:span text:style-name="T330">. Não fazendo uma comparação rasa, mas dando um modelo à ser seguido. Um exemplo de deixar seu ambiente, se mover para fora para, assim como Jesus, </text:span><text:span text:style-name="T50">nos identificarmos com os outros assim como ele se identificou conosco.</text:span></text:p>
      <text:list xml:id="list162614005172745" text:continue-numbering="true" text:style-name="Outline">
        <text:list-item>
          <text:list>
            <text:list-item>
              <text:list>
                <text:list-item>
                  <text:h text:style-name="Heading_20_3" text:outline-level="3"><text:bookmark-start text:name="__RefHeading___Toc5457_1978349437"/><text:soft-page-break/><text:span text:style-name="T331">1.3.2<text:tab/></text:span>Evangelismo<text:bookmark-end text:name="__RefHeading___Toc5457_1978349437"/></text:h>
                </text:list-item>
              </text:list>
            </text:list-item>
          </text:list>
        </text:list-item>
      </text:list>
      <text:p text:style-name="P13"><text:tab/><text:span text:style-name="T331">O evangelismo é, antes de tudo, uma resposta da igreja ao chamado de Deus. </text:span><text:span text:style-name="T28">É a resposta ao</text:span><text:span text:style-name="T331"> </text:span><text:span text:style-name="T335">convite </text:span><text:span text:style-name="T331">para fazer parte daquilo que </text:span><text:span text:style-name="T335">Deus</text:span><text:span text:style-name="T331"> está fazendo no mundo. O evangelismo é, primeiramente, essa resposta, em obediência e gratidão.</text:span></text:p>
      <text:p text:style-name="Citação">“Evangelizar é difundir as boas novas de que Jesus Cristo morreu por nossos pecados e ressuscitou segundo as Escrituras, e de que, como Senhor e Rei, ele agora oferece o perdão dos pecados e o dom libertador do Espírito a todos os que se arrependem e creem. A nossa presença cristã no mundo é indispensável à evangelização, e o mesmo se dá com aquele tipo de diálogo cujo propósito é ouvir com sensibilidade, a fim de compreender. Mas a evangelização propriamente dita é a proclamação do Cristo bíblico e histórico como Salvador e Senhor, com o intuito de persuadir as pessoas a vir a ele pessoalmente e, assim, se reconciliarem com Deus.” <text:span text:style-name="T331">(LAUSANNE, 1974)</text:span></text:p>
      <text:p text:style-name="Citação"/>
      <text:p text:style-name="P52"><text:tab/><text:span text:style-name="T66">O evangelismo não é definido em termos d</text:span><text:span text:style-name="T114">a</text:span><text:span text:style-name="T66"> aceitação da mensagem, nem dos métodos utilizados. Mas, deve ser definido em termos da mensagem que é compartilhada. </text:span><text:span text:style-name="T114">Segundo John Stott,</text:span></text:p>
      <text:p text:style-name="Citação"><text:span text:style-name="T50">"É trazer as boas novas por meio de quaisquer meios</text:span><text:span text:style-name="T114">. Seja por meio de palavras pronunciadas (seja para indivíduos, gr</text:span><text:span text:style-name="T115">u</text:span><text:span text:style-name="T114">pos ou multidões), por meio das boas obras de amor (Mt 5:16), por meio de um lar cristocêntrico, por meio de uma vida transformada e até mesmo por meio de uma empolgação quase inexprimível acerca de Jesus.</text:span><text:span text:style-name="T113">“</text:span></text:p>
      <text:p text:style-name="P55"><text:tab/><text:span text:style-name="T331">Assim, a comunicação é imprescindível. Para </text:span><text:span text:style-name="T27">transmitir</text:span><text:span text:style-name="T331"> uma mensagem, seja por qualquer meio para uma pessoa, é necessário que haja uma comunicação entr</text:span><text:span text:style-name="T332">e ambos os envolvidos (igreja e o mundo).</text:span></text:p>
      <text:list xml:id="list162613993312649" text:continue-numbering="true" text:style-name="Outline">
        <text:list-item>
          <text:list>
            <text:list-item>
              <text:list>
                <text:list-item>
                  <text:h text:style-name="Heading_20_3" text:outline-level="3"><text:bookmark-start text:name="__RefHeading___Toc5459_1978349437"/>1.3.3<text:tab/>Mundo dos jogos<text:bookmark-end text:name="__RefHeading___Toc5459_1978349437"/></text:h>
                </text:list-item>
              </text:list>
            </text:list-item>
          </text:list>
        </text:list-item>
      </text:list>
      <text:p text:style-name="P55"><text:tab/><text:span text:style-name="T335">O termo </text:span><text:span text:style-name="T51">Mundo dos jogos</text:span><text:span text:style-name="T117">, na presente monografia, se refere à comunidade dos jogos de maneira geral. </text:span><text:span text:style-name="T280">Incompleto</text:span></text:p>
      <text:list xml:id="list162614142608329" text:continue-numbering="true" text:style-name="Outline">
        <text:list-item>
          <text:list>
            <text:list-item>
              <text:list>
                <text:list-item>
                  <text:h text:style-name="Heading_20_3" text:outline-level="3"><text:bookmark-start text:name="__RefHeading___Toc5461_1978349437"/><text:span text:style-name="T331">1.3.</text:span><text:span text:style-name="T335">4</text:span><text:span text:style-name="T331"><text:tab/></text:span>Jogos eletrônicos<text:bookmark-end text:name="__RefHeading___Toc5461_1978349437"/></text:h>
                </text:list-item>
              </text:list>
            </text:list-item>
          </text:list>
        </text:list-item>
      </text:list>
      <text:p text:style-name="P55"><text:tab/><text:span text:style-name="T23">Jogos eletrônicos </text:span><text:span text:style-name="T28">se refere, de modo geral, aos </text:span><text:span text:style-name="T23">jogos</text:span><text:span text:style-name="T13"> em qualquer plataforma, como por exemplo:</text:span><text:span text:style-name="T23"> Playstation</text:span><text:span text:style-name="T13">,</text:span><text:span text:style-name="T23"> Xbox</text:span><text:span text:style-name="T13">,</text:span><text:span text:style-name="T23"> Nintendo Switch</text:span><text:span text:style-name="T13">, computador através da Steam, Origin, EpicGames entre outras, até mesmo os celulares, através do GooglePlay(Android), ou da AppStore(iOS). </text:span><text:span text:style-name="T285">Incompleto?</text:span></text:p>
      <text:list xml:id="list162614394474559" text:continue-numbering="true" text:style-name="Outline">
        <text:list-item>
          <text:list>
            <text:list-item>
              <text:list>
                <text:list-item>
                  <text:h text:style-name="Heading_20_3" text:outline-level="3"><text:bookmark-start text:name="__RefHeading___Toc5463_1978349437"/><text:span text:style-name="T331">1.3.</text:span><text:span text:style-name="T335">5</text:span><text:span text:style-name="T331"><text:tab/></text:span>Gamers<text:bookmark-end text:name="__RefHeading___Toc5463_1978349437"/></text:h>
                </text:list-item>
              </text:list>
            </text:list-item>
          </text:list>
        </text:list-item>
      </text:list>
      <text:p text:style-name="P54"><text:tab/><text:span text:style-name="T332">São chamados de Gamers aqueles que se veem como parte do grupo de pessoas que estão inseridas no mundo dos jogos. Sejam </text:span><text:span text:style-name="T335">elas jogadores de </text:span><text:span text:style-name="T332">qualquer </text:span><text:soft-page-break/><text:span text:style-name="T335">jogos, independente de gênero(estilo de jogo), </text:span><text:span text:style-name="T332">modalidade e, também, </text:span><text:span text:style-name="T335">a </text:span><text:span text:style-name="T332">frequência </text:span><text:span text:style-name="T335">dos jogadores</text:span><text:span text:style-name="T332">. </text:span><text:span text:style-name="T287">Incompleto?</text:span></text:p>
      <text:list xml:id="list162614935240547" text:continue-numbering="true" text:style-name="Outline">
        <text:list-item>
          <text:list>
            <text:list-item>
              <text:list>
                <text:list-item>
                  <text:h text:style-name="Heading_20_3" text:outline-level="3"><text:bookmark-start text:name="__RefHeading___Toc5465_1978349437"/><text:span text:style-name="T331">1.3.</text:span><text:span text:style-name="T335">6</text:span><text:span text:style-name="T331"><text:tab/></text:span>Arte<text:bookmark-end text:name="__RefHeading___Toc5465_1978349437"/></text:h>
                </text:list-item>
              </text:list>
            </text:list-item>
          </text:list>
        </text:list-item>
      </text:list>
      <text:p text:style-name="P26"><text:tab/><text:span text:style-name="T287">Incompleto</text:span></text:p>
      <text:list xml:id="list162613387045854" text:continue-numbering="true" text:style-name="Outline">
        <text:list-item>
          <text:list>
            <text:list-item>
              <text:list>
                <text:list-item>
                  <text:h text:style-name="Heading_20_3" text:outline-level="3"><text:bookmark-start text:name="__RefHeading___Toc5467_1978349437"/><text:span text:style-name="T331">1.3.</text:span><text:span text:style-name="T335">7</text:span><text:span text:style-name="T331"><text:tab/></text:span>Povo não alcançado<text:bookmark-end text:name="__RefHeading___Toc5467_1978349437"/></text:h>
                </text:list-item>
              </text:list>
            </text:list-item>
          </text:list>
        </text:list-item>
      </text:list>
      <text:p text:style-name="P26"><text:tab/><text:span text:style-name="T287">Incompleto</text:span></text:p>
      <text:list xml:id="list162613310449434" text:continue-numbering="true" text:style-name="Outline">
        <text:list-item>
          <text:h text:style-name="Heading_20_1" text:outline-level="1"><text:bookmark-start text:name="__RefHeading___Toc1915_3195235849"/>2<text:tab/><text:span text:style-name="T342">Os jogos</text:span><text:bookmark-end text:name="__RefHeading___Toc1915_3195235849"/></text:h>
        </text:list-item>
      </text:list>
      <text:p text:style-name="P57"><text:tab/><text:span text:style-name="T24">Uncharted</text:span><text:span text:style-name="T95">, </text:span><text:span text:style-name="T119">é um jogo feito pela</text:span><text:span text:style-name="T95"> </text:span><text:span text:style-name="T24">Naughty Dog</text:span><text:span text:style-name="T286">*</text:span><text:span text:style-name="T95"> possui uma </text:span><text:span text:style-name="T43">história fixa</text:span><text:span text:style-name="T125">. Existe um caminho </text:span><text:span text:style-name="T129">para</text:span><text:span text:style-name="T125"> ser percorrido, e nenhuma ação </text:span><text:span text:style-name="T129">ou decisão que o jogador possa tomar</text:span><text:span text:style-name="T125"> no jogo pode alterar o final da história </text:span><text:span text:style-name="T129">ou seu desenvolvimento de maneira prática</text:span><text:span text:style-name="T125">. </text:span><text:span text:style-name="T129">Jogos assim, são semelhantes aos filmes, onde o foco é a história contada. </text:span><text:span text:style-name="T125">Mas, mesmo assim existe a liberdade de exploração </text:span><text:span text:style-name="T127">e</text:span><text:span text:style-name="T125"> a liberdade de </text:span><text:span text:style-name="T57">descobrir</text:span><text:span text:style-name="T125"> </text:span><text:span text:style-name="T129">ess</text:span><text:span text:style-name="T125">a história </text:span><text:span text:style-name="T129">e</text:span><text:span text:style-name="T128"> seus segredos </text:span><text:span text:style-name="T125">progressivamente </text:span><text:span text:style-name="T129">ao longo</text:span><text:span text:style-name="T127"> </text:span><text:span text:style-name="T133">d</text:span><text:span text:style-name="T127">o caminho</text:span><text:span text:style-name="T125">. Apesar dessas histórias </text:span><text:span text:style-name="T129">contadas</text:span><text:span text:style-name="T125"> terem conquistado os jogadores por décadas, desde o início dos jogos, existiu a possibilidade e o desejo dos jogadores de, poder, de alguma </text:span><text:span text:style-name="T127">maneira</text:span><text:span text:style-name="T125"> </text:span><text:span text:style-name="T57">alterar </text:span><text:span text:style-name="T60">essas</text:span><text:span text:style-name="T57"> história</text:span><text:span text:style-name="T63">s</text:span><text:span text:style-name="T125">. Ter mais controle, </text:span><text:span text:style-name="T129">pois algumas pessoas não querem apenas ouvir histórias, mas fazer parte delas</text:span><text:span text:style-name="T125">.</text:span></text:p>
      <text:p text:style-name="P57"><text:span text:style-name="T125"><text:tab/>Devido a limitação de processamento dos primeiros </text:span><text:span text:style-name="T57">consoles</text:span><text:span text:style-name="T125">, </text:span><text:span text:style-name="T57">finais </text:span><text:span text:style-name="T59">alternativos</text:span><text:span text:style-name="T127">, </text:span><text:span text:style-name="T133">ou histórias alternativas e escolhas dinâmicas</text:span><text:span text:style-name="T125"> sempre foram um desafio </text:span><text:span text:style-name="T126">na </text:span><text:span text:style-name="T125">indústria dos games, </text:span><text:span text:style-name="T126">poquíssimos jogos se arriscaram nessa difícil tarefa</text:span><text:span text:style-name="T125">. </text:span><text:span text:style-name="T126">O primeiro jogo que explorou a possibilidade de finais alternativos foi </text:span><text:span text:style-name="T58">The portopia Serial Murder</text:span><text:span text:style-name="T126"> desenvolvido por </text:span><text:span text:style-name="T58">Yuji Horii</text:span><text:span text:style-name="T126"> e publicado por </text:span><text:span text:style-name="T58">Enix</text:span><text:span text:style-name="T126">. Em Junho de 1983. O jogo da liberdade para o jogador poder investigar e descobrir o criminoso de inúmeras maneiras distintas através de ramificações de diálogos.</text:span><text:span text:style-name="T58"> </text:span><text:span text:style-name="T59">The Walking Dead, </text:span><text:span text:style-name="T63">da</text:span><text:span text:style-name="T133"> </text:span><text:span text:style-name="T65">Telltale Games</text:span><text:span text:style-name="T140"> é um exemplo mais recente. Esse jogo traz a proposta de finais alternativos,.</text:span><text:span text:style-name="T126"> Outro exemplo mais </text:span><text:span text:style-name="T127">recente é o jogo Undertale que explora de maneira bastante ampla o conceito de que, agora, as ações do jogador de fato importam, </text:span><text:span text:style-name="T131">e não alteram apenas a história, mas o relacionamento entre o jogador e os personagens, além de sua influência no ambiente</text:span><text:span text:style-name="T127">. </text:span><text:span text:style-name="T130">Nesse jogo, conceitos </text:span><text:soft-page-break/><text:span text:style-name="T131">tradicionais em jogos de RPG e combate </text:span><text:span text:style-name="T130">como </text:span><text:span text:style-name="T131">a </text:span><text:span text:style-name="T61">matança de </text:span><text:span text:style-name="T62">inimigos</text:span><text:span text:style-name="T130"> é colocado em cheque, </text:span><text:span text:style-name="T131">e o jogador é encorajado a </text:span><text:span text:style-name="T62">agir</text:span><text:span text:style-name="T131"> de maneira misericordiosa com os inimigos e conversar com eles, entender suas histórias e ajudá-los a resolver suas crises</text:span><text:span text:style-name="T130">. </text:span><text:span text:style-name="T131">Isso, </text:span><text:span text:style-name="T130">expõe a mecanicidade com a qual o “genocídio de inimigos virtuais” tem se tornado algo tão normal e, inconscientemente esperado pelos jogadores </text:span><text:span text:style-name="T131">e entregue pelos desenvolvedores, quase como que um pré-requisito</text:span><text:span text:style-name="T130">. </text:span><text:span text:style-name="T131">Diferente desa ideia tradicional, </text:span><text:span text:style-name="T130">todos os personagens</text:span><text:span text:style-name="T131">(sem exceções) possuem uma história e uma vida complexa</text:span><text:span text:style-name="T130">. Do menor dos personagens </text:span><text:span text:style-name="T131">até o maior, </text:span><text:span text:style-name="T130">todos eles t</text:span><text:span text:style-name="T131">ê</text:span><text:span text:style-name="T130">m uma história. As decisões do jogador importam, e ao terminar de jogar, </text:span><text:span text:style-name="T131">o jogador </text:span><text:span text:style-name="T130">pode se sentir mal pelos inimigos que matou </text:span><text:span text:style-name="T131">ou realizado por </text:span><text:span text:style-name="T130">usar de </text:span><text:span text:style-name="T61">misericórdia</text:span><text:span text:style-name="T130"> </text:span><text:span text:style-name="T131">e ter conhecido a história daqueles inimigos que antes, segundo a “tradição”, deveriam morrer, sem questionamentos, pois são apenas isso, inimigos</text:span><text:span text:style-name="T130">.</text:span></text:p>
      <text:p text:style-name="P19"><text:span text:style-name="T130"><text:tab/></text:span><text:span text:style-name="T17">Jogos </text:span><text:span text:style-name="T131">como esse mostram a profundidade com a qual cosmovisões, ideias, e religiões podem ser expressos em jogos, de maneira profunda, utilizando </text:span><text:span text:style-name="T17">das próprias mecânicas que estão enraizadas nos gêneros</text:span><text:span text:style-name="T131">, dos preconceitos e “dogmas” que estão impregnados nos jogos, muitas vezes simplesmente por uma ideia pragmática, pois se funcionou até hoje, se trouxe lucro para a indústria, então não há a necessidade de mudança nem de inovação, ou se essa necessidade existe, ela não tem a força que poderia ter se </text:span><text:span text:style-name="T132">o comodismo não fosse tão evidente em inúmeros títulos que não trazem nada novo, no sentido de olhar para um contexto e trabalhar em cima disso para produzir algo relevante para aquele contexto. Com isso, os jogos não podem ser visto apenas como um meio para alcançar prazer, para ter um momento de lazer ou para se distrair. Os jogos, de maneira relevante e eficaz tem sido utilizados, não apenas como arte, mas também para comunicar e trazer uma crítica até ao enorme mundo dos gamers.</text:span></text:p>
      <text:list xml:id="list162612994420520" text:continue-numbering="true" text:style-name="Outline">
        <text:list-item>
          <text:list>
            <text:list-item>
              <text:h text:style-name="P49" text:outline-level="2"><text:bookmark-start text:name="__RefHeading___Toc1917_3195235849"/><text:span text:style-name="T322">2.</text:span><text:span text:style-name="T341">1</text:span><text:span text:style-name="T322"><text:tab/>Jogos e a </text:span><text:span text:style-name="T346">A</text:span><text:span text:style-name="T322">rte</text:span><text:bookmark-end text:name="__RefHeading___Toc1917_3195235849"/></text:h>
            </text:list-item>
          </text:list>
        </text:list-item>
      </text:list>
      <text:p text:style-name="P18"><text:span text:style-name="T242"><text:tab/>Os jogos são uma ferramenta artística versátil e altamente envolvente. Através dos jogos, histórias podem ser contadas, interpretadas, experimentadas e vivídas. Diferente de outras ferramentas artísticas como o teatro, pinturas, dança, etc, </text:span><text:span text:style-name="T336">onde não há a mesma interação como nos jogos. O</text:span><text:span text:style-name="T242">s jogos não </text:span><text:span text:style-name="T320">servem apenas </text:span><text:soft-page-break/><text:span text:style-name="T320">para expressar </text:span><text:span text:style-name="T336">e</text:span><text:span text:style-name="T320">moções e histórias, </text:span><text:span text:style-name="T336">mas também conhecimento</text:span><text:span text:style-name="T320">. As pessoas não apenas apreciam isso nos jogos. A</text:span><text:span text:style-name="T243"> arte, </text:span><text:span text:style-name="T320">o enredo, a mensagem, mas</text:span><text:span text:style-name="T243">, o</text:span><text:span text:style-name="T319">s</text:span><text:span text:style-name="T243"> jogador</text:span><text:span text:style-name="T319">es</text:span><text:span text:style-name="T243"> </text:span><text:span text:style-name="T25">t</text:span><text:span text:style-name="T26">ê</text:span><text:span text:style-name="T25">m a oportunidade de fazer</text:span><text:span text:style-name="T243"> parte da história que está sendo contada. O jogador não é um observador passivo que </text:span><text:span text:style-name="T320">pode apenas </text:span><text:span text:style-name="T243">sent</text:span><text:span text:style-name="T320">ir </text:span><text:span text:style-name="T243">e experimenta</text:span><text:span text:style-name="T320">r</text:span><text:span text:style-name="T243">, mas é um agente </text:span><text:span text:style-name="T48">ativo </text:span><text:span text:style-name="T317">que</text:span><text:span text:style-name="T243"> </text:span><text:span text:style-name="T320">pode tomar</text:span><text:span text:style-name="T243"> decisões, e pode até mesmo alterar o rumo da história </text:span><text:span text:style-name="T316">completamente</text:span><text:span text:style-name="T243"> dependendo de suas ações. </text:span></text:p>
      <text:p text:style-name="P60"><text:span text:style-name="T316"><text:tab/></text:span><text:span text:style-name="T321">Em 2010, a</text:span><text:span text:style-name="T320"> editora </text:span><text:span text:style-name="T47">Ultimato </text:span><text:span text:style-name="T14">publicou uma nova edição do livro</text:span><text:span text:style-name="T47"> A arte e a bíblia</text:span><text:span text:style-name="T107"> de Francis Schaeffer. </text:span><text:span text:style-name="T108">E</text:span><text:span text:style-name="T186">m seu livro, </text:span><text:span text:style-name="T187">S</text:span><text:span text:style-name="T186">chaeffer exp</text:span><text:span text:style-name="T202">ôs </text:span><text:span text:style-name="T186">a </text:span><text:span text:style-name="T223">arte na bíblia</text:span><text:span text:style-name="T186">. A arte no tabernáculo, no templo, na poesia, na música, </text:span><text:span text:style-name="T187">e até </text:span><text:span text:style-name="T186">na dança, isso tudo </text:span><text:span text:style-name="T188">está </text:span><text:span text:style-name="T186">contido na bíblia. </text:span><text:span text:style-name="T213">Ao tentar trazer isso para os jogos, e uma ferramenta artística, temos um pouco mais de dificuldade, pelos jogos ainda serem vistos apenas como uma forma de lazer, ou distração, mas assim como pinturas e poesias, conhecimento, críticas e cosmovisões podem ter como palco os jogos, pois não apenas contém arte, mas ser uma nova forma de expressão da arte em si mesmos.</text:span></text:p>
      <text:p text:style-name="P59"><text:span text:style-name="T250"><text:tab/></text:span><text:span text:style-name="T195">A Assembleia de Deus de Blumenau, </text:span><text:span text:style-name="T196">em parceria com o grupo </text:span><text:span text:style-name="T214">de teatro </text:span><text:span text:style-name="T231">Cia Cristo Em Foco</text:span><text:span text:style-name="T196">. </text:span><text:span text:style-name="T214">Organizaram e apresentaram a peça teatral “</text:span><text:span text:style-name="T232">Haja Luz</text:span><text:span text:style-name="T214">” na</text:span><text:span text:style-name="T197">s</text:span><text:span text:style-name="T214"> dependência</text:span><text:span text:style-name="T197">s</text:span><text:span text:style-name="T214"> da igreja, de certa forma, demonstrando de maneira simbólica a aceitação da igreja </text:span><text:span text:style-name="T213">de hoje </text:span><text:span text:style-name="T214">para que a arte, que antes estava apenas dos lados de fora da igreja, agora, </text:span><text:span text:style-name="T213">está presente dentro da igreja e </text:span><text:span text:style-name="T214">faz parte d</text:span><text:span text:style-name="T197">e sua história.</text:span></text:p>
      <text:list xml:id="list162614264606962" text:continue-numbering="true" text:style-name="Outline">
        <text:list-item>
          <text:list>
            <text:list-item>
              <text:h text:style-name="P47" text:outline-level="2"><text:bookmark-start text:name="__RefHeading___Toc1919_3195235849"/>2.<text:span text:style-name="T341">2</text:span><text:tab/>Jogos: A Cosmovisão<text:bookmark-end text:name="__RefHeading___Toc1919_3195235849"/></text:h>
            </text:list-item>
          </text:list>
        </text:list-item>
      </text:list>
      <text:p text:style-name="P56"><text:span text:style-name="T337"><text:tab/></text:span><text:span text:style-name="T338">Francis Schaeffer, aponta em seu livro </text:span><text:span text:style-name="T52">A arte e a </text:span><text:span text:style-name="T118">bíblia: “</text:span><text:span text:style-name="T233">As formas de arte fortalecem a cosmovisão, não importa qual seja a cosmovisão nem se ela é verdadeira ou falsa</text:span><text:span text:style-name="T237">.</text:span><text:span text:style-name="T337">”. </text:span><text:span text:style-name="T339">Schaeffer nos mostra </text:span><text:span text:style-name="T345">em seu livro,</text:span><text:span text:style-name="T339"> como </text:span><text:span text:style-name="T345">as obras de um</text:span><text:span text:style-name="T339"> artísta nunca </text:span><text:span text:style-name="T345">são</text:span><text:span text:style-name="T339"> </text:span><text:span text:style-name="T345">totalmente </text:span><text:span text:style-name="T339">neutra</text:span><text:span text:style-name="T345">s, apenas como </text:span><text:span text:style-name="T53">arte pela arte</text:span><text:span text:style-name="T339">. Sempre há algum traço, seja da cultura, da religião, ou da cosmovisão. Assim, a arte se torna em uma grande porta aberta para a comunicação à um público diverso. </text:span></text:p>
      <text:p text:style-name="Citação"><text:span text:style-name="T179"><text:tab/>De fato, o efeito de qualquer proposição, seja verdadeira ou falsa, pode ser ampliado se ela for expressa em poesia ou prosa artística em vez de numa declaração padronizada, nua e crua.</text:span></text:p>
      <text:list xml:id="list162613142715762" text:continue-numbering="true" text:style-name="Outline">
        <text:list-item>
          <text:list>
            <text:list-item>
              <text:h text:style-name="Heading_20_2" text:outline-level="2"><text:bookmark-start text:name="__RefHeading___Toc1921_3195235849"/><text:soft-page-break/><text:span text:style-name="T188">2.</text:span><text:span text:style-name="T179">4<text:tab/></text:span><text:span text:style-name="T188">Jogos: A Influência</text:span><text:bookmark-end text:name="__RefHeading___Toc1921_3195235849"/></text:h>
            </text:list-item>
          </text:list>
        </text:list-item>
      </text:list>
      <text:p text:style-name="P61"><text:span text:style-name="T188"><text:tab/></text:span><text:span text:style-name="T215">Lediel dos Santos, em seu livro </text:span><text:span text:style-name="T234">A Família na era digital</text:span><text:span text:style-name="T215">, expõe dados que mostram a influência das técnologias e da internet sobre as famílias, mais especificamente sobre as crianças. Mais de 105 milhões de brasileiros já estão conectados à internet, isso significa que quase metade do Brasil tem acesso não somente às redes sociais, mas também aos jogos.</text:span></text:p>
      <text:p text:style-name="P61"><text:span text:style-name="T215"><text:tab/>No relatório de 2020 da </text:span><text:span text:style-name="T234">Unity Game Engine</text:span><text:span text:style-name="T282">*</text:span><text:span text:style-name="T215"> dados impressionantes são expostos, como por exemplo </text:span><text:span text:style-name="T216">mais de 5 Bilhões de downloads por mês de aplicativos feitos com Unity. 2,8 Bilhões de usuários ativos que consomem conteúdo criado ou operado pelas </text:span><text:span text:style-name="T235">soluções da Unity</text:span><text:span text:style-name="T216">. Média de 23 Bilhões de anúncios vistos no mundo topo num período de 6 meses que encerrou em 31 de Dezembro de 2021. 2,5 Bilhões de disposiivos alcançados por mês globalmente no período de seis meses que encerrou em 31 de Dezembro de 2021. Esses são dados assustadores. Não há uma presença relevante da igreja nessa realidade.</text:span></text:p>
      <text:p text:style-name="P61"><text:span text:style-name="T216"><text:tab/></text:span><text:span text:style-name="T217">O </text:span><text:span text:style-name="T236">Twitch </text:span><text:span text:style-name="T217">é uma plataforma semelhante ao youtube, as seu foco está em vídeos transmitidos ao vivo. Existem diversas categorias, mas o público alcançado por essas </text:span><text:span text:style-name="T236">streams</text:span><text:span text:style-name="T217">, apenas na categoria de jogos casuais, diariamente é mais de 1 milhão de pessoas assistindo simultâneamente diversos títulos todos os dias. Isso, sem contar com os jogos competitivos </text:span><text:span text:style-name="T236">E-sports</text:span><text:span text:style-name="T217">, onde centenas de milhares de pessoas assistem jogos de computador, assim como assistem ao Futebol por exemplo. </text:span><text:span text:style-name="T216">Esses Bilhões, senão trilhões de pessoas, são alcançadas apenas por criadores de jogos não-cristãos. Com isso, não há como ficar espantado diante das perversidades e imoralidades que vemos nos jogos. Afinal, </text:span><text:span text:style-name="T217">pessoas</text:span><text:span text:style-name="T216"> que não conhece</text:span><text:span text:style-name="T217">m</text:span><text:span text:style-name="T216"> a verdade não pode</text:span><text:span text:style-name="T217">m </text:span><text:span text:style-name="T216">falar sobre a verdade, nem muito menos expressá-la.</text:span></text:p>
      <text:list xml:id="list162614631688694" text:continue-numbering="true" text:style-name="Outline">
        <text:list-item>
          <text:list>
            <text:list-item>
              <text:h text:style-name="Heading_20_2" text:outline-level="2">2.6<text:tab/>Jogos: <text:span text:style-name="T340">A missão e a negligência</text:span></text:h>
            </text:list-item>
          </text:list>
        </text:list-item>
      </text:list>
      <text:p text:style-name="P58"><text:span text:style-name="T333"><text:tab/></text:span><text:span text:style-name="T189">Com o surgimento da imprensa de Gutenberg, </text:span><text:span text:style-name="T205">a</text:span><text:span text:style-name="T149"> i</text:span><text:span text:style-name="T189">nfluência </text:span><text:span text:style-name="T205">e relevância dos livros aumentou dr</text:span><text:span text:style-name="T206">a</text:span><text:span text:style-name="T205">sticamente.</text:span><text:span text:style-name="T189"> </text:span><text:span text:style-name="T207">A</text:span><text:span text:style-name="T189">gora, os livros </text:span><text:span text:style-name="T207">poderiam </text:span><text:span text:style-name="T189">ser produzidos com uma velocidade expressivamente maior</text:span><text:span text:style-name="T150">, </text:span><text:span text:style-name="T151">além de </text:span><text:span text:style-name="T152">serem </text:span><text:span text:style-name="T151">mais</text:span><text:span text:style-name="T152"> </text:span><text:span text:style-name="T151">barato</text:span><text:span text:style-name="T152">s</text:span><text:span text:style-name="T151"> e rápido</text:span><text:span text:style-name="T152">s</text:span><text:span text:style-name="T151"> </text:span><text:span text:style-name="T153">de produzi</text:span><text:span text:style-name="T152">r</text:span><text:span text:style-name="T189">. </text:span><text:span text:style-name="T185">Pessoas impulsionadas pelo espírito santo, cheias de ousadia, se </text:span><text:soft-page-break/><text:span text:style-name="T185">moveram </text:span><text:span text:style-name="T184">e levaram ao</text:span><text:span text:style-name="T185"> público as </text:span><text:span text:style-name="T229">95 teses de Lutero</text:span><text:span text:style-name="T263">*</text:span><text:span text:style-name="T185"> </text:span><text:span text:style-name="T184">através da imprensa de Gutenberg</text:span><text:span text:style-name="T185">. </text:span><text:span text:style-name="T154">Essas pessoas fizeram</text:span><text:span text:style-name="T189"> </text:span><text:span text:style-name="T207">a</text:span><text:span text:style-name="T189"> </text:span><text:span text:style-name="T224">leitura</text:span><text:span text:style-name="T189"> d</text:span><text:span text:style-name="T208">e seu c</text:span><text:span text:style-name="T189">ontexto </text:span><text:span text:style-name="T208">n</text:span><text:span text:style-name="T189">aquele tempo, </text:span><text:span text:style-name="T207">assim como</text:span><text:span text:style-name="T189"> </text:span><text:span text:style-name="T154">tiveram</text:span><text:span text:style-name="T189"> uma </text:span><text:span text:style-name="T224">ação</text:span><text:span text:style-name="T189"> em favor </text:span><text:span text:style-name="T209">da </text:span><text:span text:style-name="T152">evidenciação</text:span><text:span text:style-name="T189"> das </text:span><text:span text:style-name="T208">verdades das </text:span><text:span text:style-name="T189">escrituras. </text:span><text:span text:style-name="T210">S</text:span><text:span text:style-name="T189">e as </text:span><text:span text:style-name="T224">95 teses de </text:span><text:span text:style-name="T155">Lutero</text:span><text:span text:style-name="T189"> não fossem impressas e disponibilizadas ao </text:span><text:span text:style-name="T206">povo</text:span><text:span text:style-name="T189">, </text:span><text:span text:style-name="T185">quase </text:span><text:span text:style-name="T189">ninguém </text:span><text:span text:style-name="T210">teria </text:span><text:span text:style-name="T189">acesso </text:span><text:span text:style-name="T209">àquelas </text:span><text:span text:style-name="T210">verdades</text:span><text:span text:style-name="T189"> de maneira que </text:span><text:span text:style-name="T180">pudessem</text:span><text:span text:style-name="T189"> entendê-la</text:span><text:span text:style-name="T184">s</text:span><text:span text:style-name="T189">. </text:span><text:span text:style-name="T185">Lutero havia escrito principalmente para a liderança da </text:span><text:span text:style-name="T208">I</text:span><text:span text:style-name="T185">greja, pois esperava </text:span><text:span text:style-name="T206">que </text:span><text:span text:style-name="T184">a reforma ocorresse dentro da </text:span><text:span text:style-name="T208">Igreja</text:span><text:span text:style-name="T185">.</text:span><text:span text:style-name="T189"> </text:span><text:span text:style-name="T210">Milhares, ou até milhões de pessoas talvez </text:span><text:span text:style-name="T209">nunca seriam alcançadas por aquelas teses </text:span><text:span text:style-name="T184">e talvez, uma reforma nunca tivesse acontecido se aquela mensagem não fosse compartilhada </text:span><text:span text:style-name="T230">de uma maneira que o povo pudesse, de fato, compreender e reagir</text:span><text:span text:style-name="T209">.</text:span><text:span text:style-name="T210"> </text:span><text:span text:style-name="T189">Uma mensagem bela, autêntica e verdadeira, mas sem um público que a leia e seja transformado </text:span><text:span text:style-name="T206">e impulsionado </text:span><text:span text:style-name="T189">por ela</text:span><text:span text:style-name="T211">. Não há como </text:span><text:span text:style-name="T154">ser relevante</text:span><text:span text:style-name="T211"> e fazer a diferença em meio </text:span><text:span text:style-name="T184">ao </text:span><text:span text:style-name="T211">um mundo </text:span><text:span text:style-name="T184">cético sem fazer uma leitura do seu contexto </text:span><text:span text:style-name="T208">e linguagem. </text:span><text:span text:style-name="T218">Também. n</text:span><text:span text:style-name="T184">ão há como fazer diferença apenas </text:span><text:span text:style-name="T208">fazendo essa leitura</text:span><text:span text:style-name="T184">. É necessário que haja um movimento. Uma resposta. </text:span><text:span text:style-name="T208">Tanto da igreja que comunica, quanto do povo que recebe</text:span><text:span text:style-name="T184">. </text:span><text:span text:style-name="T212">Assim, O</text:span><text:span text:style-name="T219"> </text:span><text:span text:style-name="T220">Reconhecimento </text:span><text:span text:style-name="T221">dos gamers</text:span><text:span text:style-name="T222"> como um povo não alcançado, faz parte desse movimento e dessa resposta.</text:span></text:p>
      <text:p text:style-name="P24"/>
      <text:list xml:id="list162613416550532" text:continue-numbering="true" text:style-name="Outline">
        <text:list-item>
          <text:h text:style-name="Heading_20_1" text:outline-level="1"><text:bookmark-start text:name="__RefHeading___Toc5699_1978349437"/><text:span text:style-name="T290">3</text:span><text:span text:style-name="T289">.<text:tab/></text:span><text:span text:style-name="T325">OS Gamers</text:span><text:bookmark-end text:name="__RefHeading___Toc5699_1978349437"/></text:h>
        </text:list-item>
      </text:list>
      <text:p text:style-name="P59"><text:tab/><text:span text:style-name="T344">O mundo dos gamers ainda é um tabu muito grande na igreja. Ao olhar para histórias como da Igreja britânica, </text:span>Exeter Cathedral<text:span text:style-name="T344"> que já utilizou de jogos</text:span><text:span text:style-name="T288">*</text:span><text:span text:style-name="T344"> durante as missas para “aproximar fiéis”, há uma rejeição muito clara </text:span><text:span text:style-name="T347">das igrejas no Brasil</text:span><text:span text:style-name="T344">, e essa rejeição não está pautada em realidades. </text:span><text:span text:style-name="T347">Inúmeras igrejas no Brasil tem feito trabalhos para “aproximar fiéis”. Por exemplo, aulas de </text:span><text:span text:style-name="T54">Muai thai</text:span><text:span text:style-name="T121">, </text:span><text:span text:style-name="T54">dança</text:span><text:span text:style-name="T121">, arte, além de oficinas de artesanato e muitas atividades não religiosas nas dependências do templo</text:span><text:span text:style-name="T283">*</text:span><text:span text:style-name="T121">. Essas atividades não parecem trazer mal algum, apesar de se tratar de meios que foram extremamente mal utilizados ao longo dos anos. Quando falamos dos jogadores, pensamos em crianças, adolescentes e jovens que não tem nada para fazer e passam o dia se distraindo em uma atividade de lazer apenas, mas o </text:span><text:soft-page-break/><text:span text:style-name="T121">fato de muitos utilizarem mal as outras ferramentas como técnicas de auto-defesa, danças, e arte não têm impedido a igreja de se mover e alcançar essas realidades.</text:span></text:p>
      <text:list xml:id="list162613579544213" text:continue-numbering="true" text:style-name="Outline">
        <text:list-item>
          <text:list>
            <text:list-item>
              <text:h text:style-name="P48" text:outline-level="2"><text:bookmark-start text:name="__RefHeading___Toc2293_3914341189"/>3.1<text:tab/>Gamers: Um povo <text:span text:style-name="T343">e sua influência</text:span><text:bookmark-end text:name="__RefHeading___Toc2293_3914341189"/></text:h>
            </text:list-item>
          </text:list>
        </text:list-item>
      </text:list>
      <text:p text:style-name="P13"><text:tab/><text:span text:style-name="T347">Olhando para a comunidade que se formou ao redor dos jogos. Vemos pessoas do mundo todo, de inúmeros contextos dialogando e participando em atividades coletivas nos jogos. Os jogos tem sido como uma ponte para inúmeros países. Encontramos pessoas dos mais fechados países em jogos online constantemente. China e Rússia, são países que são conhecidos pelo comunismo e pelo regime ditatorial. Mesmo nesses países, há uma porta aberta para alcançar o povo através dos jogos.</text:span></text:p>
      <text:p text:style-name="P13"><text:tab/><text:span text:style-name="T347">Outro ponto interessante é a comunidade dos jogos existente no </text:span><text:span text:style-name="T54">youtube</text:span><text:span text:style-name="T121">. Muitos youtubers têm aproveitado </text:span><text:span text:style-name="T122">de certa forma</text:span><text:span text:style-name="T121"> a fama dos jogos, e estão inseridos como comentaristas de jogos. Um ótimo exemplo é a comunidade do canal de </text:span><text:span text:style-name="T54">Sean McLoughlin</text:span><text:span text:style-name="T121"> do canal </text:span><text:span text:style-name="T54">Jacksepticeye</text:span><text:span text:style-name="T121">. </text:span><text:span text:style-name="T122">Sua comunidade tem sido muito elogiada, pois todos os anos, ele, junto com seus amigos se reúnem para fazer algo que eles chamam de </text:span><text:span text:style-name="T55">Thankmas</text:span><text:span text:style-name="T264">*</text:span><text:span text:style-name="T122">. </text:span><text:span text:style-name="T123">Nesta temporada de feriado, Thankmas, está em parceria com N</text:span><text:span text:style-name="T56">ew </text:span><text:span text:style-name="T123">Story para ajudar a erradicar a realidade de pessoas que não têm onde morar. O objetivo é levantar 10 Milhões de Doláres para </text:span><text:span text:style-name="T15">entregar</text:span><text:span text:style-name="T123"> novas casas para 1 000 famílias. Todos os anos, uma causa ou uma organização é escolhida para ser contemplada com a ajuda únicamente destas comunidades. E todos os anos, milhões de dólares são levantados.</text:span></text:p>
      <text:p text:style-name="P13"><text:span text:style-name="T123"><text:tab/>Inúmeras pessoas foram alcançadas pelos Gamers, mas poucas pessoas sabem disso. Mas não há movimento da igreja, da mídia, do povo para olhar e ver aquilo que está acontecendo dentro dessa comunidade. Assim, o preconceito e a falta de empatia se estabelece, fazendo com que, assim como os jogos são, muitas vezes mal vistos, os gamers automaticamente recebem o mesmo rótulo. As pessoas que estão inseridas no mundo dos jogos são, humanos e, consequentemente, pecadores que carecem de Deus.</text:span></text:p>
      <text:list xml:id="list162614623722566" text:continue-numbering="true" text:style-name="Outline">
        <text:list-item>
          <text:list>
            <text:list-item>
              <text:h text:style-name="Heading_20_2" text:outline-level="2"><text:bookmark-start text:name="__RefHeading___Toc2297_3914341189"/>3.<text:span text:style-name="T347">2</text:span><text:tab/>Gamers: Um povo não alcançado<text:bookmark-end text:name="__RefHeading___Toc2297_3914341189"/></text:h>
            </text:list-item>
          </text:list>
        </text:list-item>
      </text:list>
      <text:p text:style-name="Text_20_body"><text:tab/><text:span text:style-name="T333">Missiologia: A missão transcultural da igreja. Larry D. Pate</text:span></text:p>
      <text:list xml:id="list73420170916707" text:style-name="Outline">
        <text:list-header>
          <text:h text:style-name="P42" text:outline-level="1" text:is-list-header="true"><text:bookmark-start text:name="__RefHeading___Toc4171_1827866948"/><text:soft-page-break/><text:span text:style-name="T323">4</text:span><text:span text:style-name="T290">.<text:tab/></text:span><text:span text:style-name="T324">a IGREJA RELEVANTE</text:span><text:bookmark-end text:name="__RefHeading___Toc4171_1827866948"/></text:h>
        </text:list-header>
      </text:list>
      <text:p text:style-name="Text_20_body"><text:tab/><text:span text:style-name="T334">O que é uma igreja relevante?</text:span></text:p>
      <text:list xml:id="list162613957305515" text:continue-list="list162614623722566" text:style-name="Outline">
        <text:list-item>
          <text:list>
            <text:list-item>
              <text:h text:style-name="Heading_20_2" text:outline-level="2"><text:bookmark-start text:name="__RefHeading___Toc2299_3914341189"/>4.<text:span text:style-name="T326">1</text:span><text:tab/>Relevante na internet<text:bookmark-end text:name="__RefHeading___Toc2299_3914341189"/></text:h>
            </text:list-item>
          </text:list>
        </text:list-item>
      </text:list>
      <text:p text:style-name="P27"><text:tab/>Família na era digital</text:p>
      <text:list xml:id="list162613532005958" text:continue-numbering="true" text:style-name="Outline">
        <text:list-item>
          <text:list>
            <text:list-item>
              <text:h text:style-name="Heading_20_2" text:outline-level="2"><text:bookmark-start text:name="__RefHeading___Toc2301_3914341189"/>4.<text:span text:style-name="T326">2</text:span><text:tab/>Relevante na arte<text:bookmark-end text:name="__RefHeading___Toc2301_3914341189"/></text:h>
            </text:list-item>
          </text:list>
        </text:list-item>
      </text:list>
      <text:p text:style-name="Text_20_body"><text:tab/><text:span text:style-name="T334">Adblu como exemplo</text:span></text:p>
      <text:list xml:id="list162614235430518" text:continue-numbering="true" text:style-name="Outline">
        <text:list-item>
          <text:list>
            <text:list-item>
              <text:h text:style-name="Heading_20_2" text:outline-level="2"><text:bookmark-start text:name="__RefHeading___Toc2303_3914341189"/>4.<text:span text:style-name="T326">3</text:span><text:tab/>Relevante nos jogos<text:bookmark-end text:name="__RefHeading___Toc2303_3914341189"/></text:h>
            </text:list-item>
          </text:list>
        </text:list-item>
      </text:list>
      <text:p text:style-name="Text_20_body"><text:tab/><text:span text:style-name="T334">Minha cabeça</text:span></text:p>
      <text:list xml:id="list162614764982324" text:continue-numbering="true" text:style-name="Outline">
        <text:list-item>
          <text:h text:style-name="P43" text:outline-level="1"><text:bookmark-start text:name="__RefHeading___Toc2173_1255786962"/>5.<text:tab/>Considerações finais<text:bookmark-end text:name="__RefHeading___Toc2173_1255786962"/></text:h>
        </text:list-item>
        <text:list-item>
          <text:h text:style-name="Heading_20_2" text:outline-level="2"><text:bookmark-start text:name="__RefHeading___Toc2175_1255786962"/>5.1<text:tab/><text:span text:style-name="T327">as ferramentas</text:span><text:bookmark-end text:name="__RefHeading___Toc2175_1255786962"/></text:h>
          <text:list>
            <text:list-item>
              <text:h text:style-name="Heading_20_2" text:outline-level="2"><text:bookmark-start text:name="__RefHeading___Toc2177_1255786962"/>5.<text:span text:style-name="T327">2<text:tab/>Os povos</text:span><text:bookmark-end text:name="__RefHeading___Toc2177_1255786962"/></text:h>
            </text:list-item>
            <text:list-item>
              <text:h text:style-name="Heading_20_2" text:outline-level="2"><text:bookmark-start text:name="__RefHeading___Toc2179_1255786962"/>5.<text:span text:style-name="T327">3</text:span><text:tab/>A igreja <text:span text:style-name="T327">relevante</text:span><text:bookmark-end text:name="__RefHeading___Toc2179_1255786962"/></text:h>
            </text:list-item>
          </text:list>
        </text:list-item>
      </text:list>
      <text:bibliography text:style-name="Sect1" text:protected="true" text:name="Bibliography1">
        <text:bibliography-source>
          <text:index-title-template text:style-name="Bibliography_20_Heading">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style-name="Emphasis">, </text:index-entry-span>
            <text:index-entry-bibliography text:bibliography-data-field="title"/>
            <text:index-entry-span>. </text:index-entry-span>
            <text:index-entry-bibliography text:bibliography-data-field="edition"/>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28">Bibliografia</text:p>
          </text:index-title>
        </text:index-body>
      </text:bibliography>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1"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50%" style:page-number="auto"/>
      <style:text-properties style:font-name="Arial1"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variant="normal" fo:text-transform="none" fo:font-size="12pt" fo:font-style="normal" fo:font-weight="bold" style:font-size-asian="101%" style:font-weight-asian="bold" style:font-size-complex="101%" style:font-weight-complex="bold"/>
    </style:style>
    <style:style style:name="Heading_20_4" style:display-name="Heading 4" style:family="paragraph" style:parent-style-name="Heading" style:next-style-name="Text_20_body" style:auto-update="true" style:default-outline-level="4" style:list-style-name="Outline" style:class="text" style:master-page-name="">
      <style:paragraph-properties fo:margin-top="0.212cm" fo:margin-bottom="0.212cm" loext:contextual-spacing="false" style:page-number="auto" text:number-lines="false" text:line-number="0">
        <style:tab-stops/>
        <style:drop-cap/>
      </style:paragraph-properties>
      <style:text-properties fo:text-transform="uppercase" fo:font-size="12pt" fo:font-style="normal"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paragraph-properties fo:margin-left="2.641cm" fo:margin-right="0cm" fo:text-align="justify" style:justify-single-word="false" fo:text-indent="0cm" style:auto-text-indent="false"/>
      <style:text-properties style:font-name="Arial1" fo:font-family="Arial" style:font-style-name="Normal" style:font-family-generic="swiss" style:font-pitch="variable" fo:font-size="10pt" fo:language="pt" fo:country="BR"/>
    </style:style>
    <style:style style:name="Abstrato" style:family="paragraph" style:parent-style-name="Text_20_body" style:auto-update="true"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2" fo:font-family="Arial" style:font-style-name="Negrito" style:font-family-generic="swiss" style:font-pitch="variable" fo:font-weight="bold" style:font-weight-asian="bold" style:font-weight-complex="bold"/>
    </style:style>
    <style:style style:name="Emphasis" style:family="text">
      <style:text-properties style:font-name="Arial3"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1"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1"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3"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1"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11">
      <style:page-layout-properties fo:page-width="21.001cm" fo:page-height="29.7cm" style:num-format="1" style:print-orientation="portrait" fo:margin-top="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0"><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0"><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0"><draw:image xlink:href="Pictures/1000000000000500000000CF73E1439B139099FF.jpg" xlink:type="simple" xlink:show="embed" xlink:actuate="onLoad" loext:mime-type="image/jpeg"/></draw:frame></text:p>
      </style:header>
      <style:footer>
        <text:p text:style-name="MP2"><text:page-number text:select-page="current">0</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HTML" style:page-layout-name="Mpm4"/>
    <style:master-page style:name="CTM_20__7c__20_Contra_20_Capa" style:display-name="CTM | Contra Capa" style:page-layout-name="Mpm5" style:next-style-name="CTM_20__7c__20_Página">
      <style:header>
        <text:p text:style-name="Header"/>
      </style:header>
    </style:master-page>
    <style:master-page style:name="Envelope" style:page-layout-name="Mpm6"/>
    <style:master-page style:name="Footnote" style:page-layout-name="Mpm7"/>
    <style:master-page style:name="Endnote" style:page-layout-name="Mpm7"/>
    <style:master-page style:name="Landscape" style:page-layout-name="Mpm8"/>
    <style:master-page style:name="CTM_20__7c__20_Página" style:display-name="CTM | Página" style:page-layout-name="Mpm9">
      <style:header>
        <text:p text:style-name="Header"/>
      </style:header>
      <style:footer>
        <text:p text:style-name="MP1"><text:page-number text:select-page="current">20</text:page-number></text:p>
      </style:footer>
    </style:master-page>
    <style:master-page style:name="CTM_20__7c__20_Capa" style:display-name="CTM | Capa" style:page-layout-name="Mpm10" style:next-style-name="CTM_20__7c__20_Contra_20_Capa">
      <style:header>
        <text:p text:style-name="Header"/>
      </style:header>
    </style:master-page>
    <style:master-page style:name="CTM" style:page-layout-name="Mpm11">
      <style:header>
        <text:p text:style-name="Header"/>
      </style:header>
      <style:footer>
        <text:p text:style-name="MP1"><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0T13:50:16.357168716</meta:creation-date>
    <dc:title>CTM</dc:title>
    <meta:editing-duration>P1DT56M31S</meta:editing-duration>
    <meta:editing-cycles>88</meta:editing-cycles>
    <meta:generator>LibreOffice/6.4.7.2$Linux_X86_64 LibreOffice_project/40$Build-2</meta:generator>
    <dc:date>2021-11-30T16:26:12.834755009</dc:date>
    <meta:document-statistic meta:table-count="0" meta:image-count="5" meta:object-count="0" meta:page-count="20" meta:paragraph-count="122" meta:word-count="5023" meta:character-count="30516" meta:non-whitespace-character-count="25562"/>
    <meta:template xlink:type="simple" xlink:actuate="onRequest" xlink:title="CTM" xlink:href="../../../../Templates/CTM.ott" meta:date="2021-11-10T13:50:15.775818193"/>
  </office:meta>
</office:document-meta>
</file>